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3" office:value-type="float" office:value="296" calcext:value-type="float">
            <text:p>296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9531660037326" calcext:value-type="float">
            <text:p>0.839531660037326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9448135971697" calcext:value-type="float">
            <text:p>0.007294481359717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4H42M18.852S" calcext:value-type="time">
            <text:p>14:42:18.8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64462" calcext:value-type="float">
            <text:p>2.26E-10</text:p>
          </table:table-cell>
          <table:table-cell table:formula="of:=[.C4]*10^9" office:value-type="float" office:value="0.2264462" calcext:value-type="float">
            <text:p>0.2264462</text:p>
          </table:table-cell>
          <table:table-cell table:formula="of:=[.$N$1]*[.D4]" office:value-type="float" office:value="0.190108754195144" calcext:value-type="float">
            <text:p>0.190108754195144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4H42M19.225S" calcext:value-type="time">
            <text:p>14:42:19.23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4242" calcext:value-type="float">
            <text:p>2.24E-10</text:p>
          </table:table-cell>
          <table:table-cell table:formula="of:=[.C5]*10^9" office:value-type="float" office:value="0.224242" calcext:value-type="float">
            <text:p>0.224242</text:p>
          </table:table-cell>
          <table:table-cell table:formula="of:=[.$N$1]*[.D5]" office:value-type="float" office:value="0.18825825851009" calcext:value-type="float">
            <text:p>0.18825825851009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116075527867679" calcext:value-type="float">
            <text:p>0.116075527867679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26147631888688" calcext:value-type="float">
            <text:p>0.126147631888688</text:p>
          </table:table-cell>
          <table:table-cell/>
          <table:table-cell table:formula="of:=(MAX([.E4:.E8])-MIN([.E4:.E8]))/2" office:value-type="float" office:value="0.15025614431659" calcext:value-type="float">
            <text:p>0.15025614431659</text:p>
          </table:table-cell>
          <table:table-cell table:number-columns-repeated="2"/>
        </table:table-row>
        <table:table-row table:style-name="ro1">
          <table:table-cell office:value-type="time" office:time-value="PT14H42M19.593S" calcext:value-type="time">
            <text:p>14:42:19.5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315061" calcext:value-type="float">
            <text:p>-1.32E-10</text:p>
          </table:table-cell>
          <table:table-cell table:formula="of:=[.C6]*10^9" office:value-type="float" office:value="-0.1315061" calcext:value-type="float">
            <text:p>-0.1315061</text:p>
          </table:table-cell>
          <table:table-cell table:formula="of:=[.$N$1]*[.D6]" office:value-type="float" office:value="-0.110403534438035" calcext:value-type="float">
            <text:p>-0.110403534438035</text:p>
          </table:table-cell>
          <table:table-cell table:number-columns-repeated="9"/>
        </table:table-row>
        <table:table-row table:style-name="ro1">
          <table:table-cell office:value-type="time" office:time-value="PT14H42M19.961S" calcext:value-type="time">
            <text:p>14:42:19.96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025332" calcext:value-type="float">
            <text:p>2.03E-10</text:p>
          </table:table-cell>
          <table:table-cell table:formula="of:=[.C7]*10^9" office:value-type="float" office:value="0.2025332" calcext:value-type="float">
            <text:p>0.2025332</text:p>
          </table:table-cell>
          <table:table-cell table:formula="of:=[.$N$1]*[.D7]" office:value-type="float" office:value="0.170033033608672" calcext:value-type="float">
            <text:p>0.170033033608672</text:p>
          </table:table-cell>
          <table:table-cell table:number-columns-repeated="9"/>
        </table:table-row>
        <table:table-row table:style-name="ro1">
          <table:table-cell office:value-type="time" office:time-value="PT14H42M20.337S" calcext:value-type="time">
            <text:p>14:42:20.34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95959" calcext:value-type="float">
            <text:p>1.70E-10</text:p>
          </table:table-cell>
          <table:table-cell table:formula="of:=[.C8]*10^9" office:value-type="float" office:value="0.1695959" calcext:value-type="float">
            <text:p>0.1695959</text:p>
          </table:table-cell>
          <table:table-cell table:formula="of:=[.$N$1]*[.D8]" office:value-type="float" office:value="0.142381127462524" calcext:value-type="float">
            <text:p>0.142381127462524</text:p>
          </table:table-cell>
          <table:table-cell table:number-columns-repeated="9"/>
        </table:table-row>
        <table:table-row table:style-name="ro1">
          <table:table-cell office:value-type="time" office:time-value="PT14H42M20.721S" calcext:value-type="time">
            <text:p>14:42:20.7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429319" calcext:value-type="float">
            <text:p>-2.43E-10</text:p>
          </table:table-cell>
          <table:table-cell table:formula="of:=[.C9]*10^9" office:value-type="float" office:value="-0.2429319" calcext:value-type="float">
            <text:p>-0.2429319</text:p>
          </table:table-cell>
          <table:table-cell table:formula="of:=[.$N$1]*[.D9]" office:value-type="float" office:value="-0.203949021283022" calcext:value-type="float">
            <text:p>-0.203949021283022</text:p>
          </table:table-cell>
          <table:table-cell table:number-columns-repeated="9"/>
        </table:table-row>
        <table:table-row table:style-name="ro1">
          <table:table-cell office:value-type="time" office:time-value="PT14H42M21.104S" calcext:value-type="time">
            <text:p>14:42:21.1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3917191" calcext:value-type="float">
            <text:p>-3.92E-11</text:p>
          </table:table-cell>
          <table:table-cell table:formula="of:=[.C10]*10^9" office:value-type="float" office:value="-0.03917191" calcext:value-type="float">
            <text:p>-0.03917191</text:p>
          </table:table-cell>
          <table:table-cell table:formula="of:=[.$N$1]*[.D10]" office:value-type="float" office:value="-0.0328860586291327" calcext:value-type="float">
            <text:p>-0.032886058629133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922773255796644" calcext:value-type="float">
            <text:p>-0.092277325579665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30006126293686" calcext:value-type="float">
            <text:p>0.130006126293686</text:p>
          </table:table-cell>
          <table:table-cell/>
          <table:table-cell table:formula="of:=(MAX([.E9:.E13])-MIN([.E9:.E13]))/2" office:value-type="float" office:value="0.154853461663537" calcext:value-type="float">
            <text:p>0.154853461663537</text:p>
          </table:table-cell>
          <table:table-cell table:number-columns-repeated="2"/>
        </table:table-row>
        <table:table-row table:style-name="ro1">
          <table:table-cell office:value-type="time" office:time-value="PT14H42M21.488S" calcext:value-type="time">
            <text:p>14:42:21.49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268896" calcext:value-type="float">
            <text:p>-1.27E-10</text:p>
          </table:table-cell>
          <table:table-cell table:formula="of:=[.C11]*10^9" office:value-type="float" office:value="-0.1268896" calcext:value-type="float">
            <text:p>-0.1268896</text:p>
          </table:table-cell>
          <table:table-cell table:formula="of:=[.$N$1]*[.D11]" office:value-type="float" office:value="-0.106527836529472" calcext:value-type="float">
            <text:p>-0.106527836529472</text:p>
          </table:table-cell>
          <table:table-cell table:number-columns-repeated="9"/>
        </table:table-row>
        <table:table-row table:style-name="ro1">
          <table:table-cell office:value-type="time" office:time-value="PT14H42M21.872S" calcext:value-type="time">
            <text:p>14:42:21.87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1141608" calcext:value-type="float">
            <text:p>1.14E-10</text:p>
          </table:table-cell>
          <table:table-cell table:formula="of:=[.C12]*10^9" office:value-type="float" office:value="0.1141608" calcext:value-type="float">
            <text:p>0.1141608</text:p>
          </table:table-cell>
          <table:table-cell table:formula="of:=[.$N$1]*[.D12]" office:value-type="float" office:value="0.0958416059351892" calcext:value-type="float">
            <text:p>0.095841605935189</text:p>
          </table:table-cell>
          <table:table-cell table:number-columns-repeated="9"/>
        </table:table-row>
        <table:table-row table:style-name="ro1">
          <table:table-cell office:value-type="time" office:time-value="PT14H42M22.256S" calcext:value-type="time">
            <text:p>14:42:22.26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547436" calcext:value-type="float">
            <text:p>-2.55E-10</text:p>
          </table:table-cell>
          <table:table-cell table:formula="of:=[.C13]*10^9" office:value-type="float" office:value="-0.2547436" calcext:value-type="float">
            <text:p>-0.2547436</text:p>
          </table:table-cell>
          <table:table-cell table:formula="of:=[.$N$1]*[.D13]" office:value-type="float" office:value="-0.213865317391885" calcext:value-type="float">
            <text:p>-0.213865317391885</text:p>
          </table:table-cell>
          <table:table-cell table:number-columns-repeated="9"/>
        </table:table-row>
        <table:table-row table:style-name="ro1">
          <table:table-cell office:value-type="time" office:time-value="PT14H42M22.64S" calcext:value-type="time">
            <text:p>14:42:22.64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339188" calcext:value-type="float">
            <text:p>-1.34E-10</text:p>
          </table:table-cell>
          <table:table-cell table:formula="of:=[.C14]*10^9" office:value-type="float" office:value="-0.1339188" calcext:value-type="float">
            <text:p>-0.1339188</text:p>
          </table:table-cell>
          <table:table-cell table:formula="of:=[.$N$1]*[.D14]" office:value-type="float" office:value="-0.112429072474207" calcext:value-type="float">
            <text:p>-0.112429072474207</text:p>
          </table:table-cell>
          <table:table-cell table:number-columns-repeated="9"/>
        </table:table-row>
        <table:table-row table:style-name="ro1">
          <table:table-cell office:value-type="time" office:time-value="PT14H42M23.023S" calcext:value-type="time">
            <text:p>14:42:23.0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015892" calcext:value-type="float">
            <text:p>-2.02E-10</text:p>
          </table:table-cell>
          <table:table-cell table:formula="of:=[.C15]*10^9" office:value-type="float" office:value="-0.2015892" calcext:value-type="float">
            <text:p>-0.2015892</text:p>
          </table:table-cell>
          <table:table-cell table:formula="of:=[.$N$1]*[.D15]" office:value-type="float" office:value="-0.169240515721597" calcext:value-type="float">
            <text:p>-0.169240515721597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38031750679799" calcext:value-type="float">
            <text:p>-0.138031750679799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0996730633888627" calcext:value-type="float">
            <text:p>0.099673063388863</text:p>
          </table:table-cell>
          <table:table-cell/>
          <table:table-cell table:formula="of:=(MAX([.E14:.E18])-MIN([.E14:.E18]))/2" office:value-type="float" office:value="0.118718545637467" calcext:value-type="float">
            <text:p>0.118718545637467</text:p>
          </table:table-cell>
          <table:table-cell table:number-columns-repeated="2"/>
        </table:table-row>
        <table:table-row table:style-name="ro1">
          <table:table-cell office:value-type="time" office:time-value="PT14H42M23.407S" calcext:value-type="time">
            <text:p>14:42:23.4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3453" calcext:value-type="float">
            <text:p>-2.35E-10</text:p>
          </table:table-cell>
          <table:table-cell table:formula="of:=[.C16]*10^9" office:value-type="float" office:value="-0.23453" calcext:value-type="float">
            <text:p>-0.23453</text:p>
          </table:table-cell>
          <table:table-cell table:formula="of:=[.$N$1]*[.D16]" office:value-type="float" office:value="-0.196895360228554" calcext:value-type="float">
            <text:p>-0.196895360228554</text:p>
          </table:table-cell>
          <table:table-cell table:number-columns-repeated="9"/>
        </table:table-row>
        <table:table-row table:style-name="ro1">
          <table:table-cell office:value-type="time" office:time-value="PT14H42M23.791S" calcext:value-type="time">
            <text:p>14:42:23.79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1539149" calcext:value-type="float">
            <text:p>1.54E-11</text:p>
          </table:table-cell>
          <table:table-cell table:formula="of:=[.C17]*10^9" office:value-type="float" office:value="0.01539149" calcext:value-type="float">
            <text:p>0.01539149</text:p>
          </table:table-cell>
          <table:table-cell table:formula="of:=[.$N$1]*[.D17]" office:value-type="float" office:value="0.0129216431501479" calcext:value-type="float">
            <text:p>0.012921643150148</text:p>
          </table:table-cell>
          <table:table-cell table:number-columns-repeated="9"/>
        </table:table-row>
        <table:table-row table:style-name="ro1">
          <table:table-cell office:value-type="time" office:time-value="PT14H42M24.175S" calcext:value-type="time">
            <text:p>14:42:24.1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674294" calcext:value-type="float">
            <text:p>-2.67E-10</text:p>
          </table:table-cell>
          <table:table-cell table:formula="of:=[.C18]*10^9" office:value-type="float" office:value="-0.2674294" calcext:value-type="float">
            <text:p>-0.2674294</text:p>
          </table:table-cell>
          <table:table-cell table:formula="of:=[.$N$1]*[.D18]" office:value-type="float" office:value="-0.224515448124786" calcext:value-type="float">
            <text:p>-0.224515448124786</text:p>
          </table:table-cell>
          <table:table-cell table:number-columns-repeated="9"/>
        </table:table-row>
        <table:table-row table:style-name="ro1">
          <table:table-cell office:value-type="time" office:time-value="PT14H42M24.56S" calcext:value-type="time">
            <text:p>14:42:24.56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521646" calcext:value-type="float">
            <text:p>-2.52E-10</text:p>
          </table:table-cell>
          <table:table-cell table:formula="of:=[.C19]*10^9" office:value-type="float" office:value="-0.2521646" calcext:value-type="float">
            <text:p>-0.2521646</text:p>
          </table:table-cell>
          <table:table-cell table:formula="of:=[.$N$1]*[.D19]" office:value-type="float" office:value="-0.211700165240648" calcext:value-type="float">
            <text:p>-0.211700165240648</text:p>
          </table:table-cell>
          <table:table-cell table:number-columns-repeated="9"/>
        </table:table-row>
        <table:table-row table:style-name="ro1">
          <table:table-cell office:value-type="time" office:time-value="PT14H42M24.943S" calcext:value-type="time">
            <text:p>14:42:24.9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6691382" calcext:value-type="float">
            <text:p>-6.69E-11</text:p>
          </table:table-cell>
          <table:table-cell table:formula="of:=[.C20]*10^9" office:value-type="float" office:value="-0.06691382" calcext:value-type="float">
            <text:p>-0.06691382</text:p>
          </table:table-cell>
          <table:table-cell table:formula="of:=[.$N$1]*[.D20]" office:value-type="float" office:value="-0.0561762703840388" calcext:value-type="float">
            <text:p>-0.056176270384039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26675441174804" calcext:value-type="float">
            <text:p>-0.126675441174804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65290155908564" calcext:value-type="float">
            <text:p>0.065290155908564</text:p>
          </table:table-cell>
          <table:table-cell/>
          <table:table-cell table:formula="of:=(MAX([.E19:.E23])-MIN([.E19:.E23]))/2" office:value-type="float" office:value="0.0777619474283048" calcext:value-type="float">
            <text:p>0.077761947428305</text:p>
          </table:table-cell>
          <table:table-cell table:number-columns-repeated="2"/>
        </table:table-row>
        <table:table-row table:style-name="ro1">
          <table:table-cell office:value-type="time" office:time-value="PT14H42M25.326S" calcext:value-type="time">
            <text:p>14:42:25.3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8118" calcext:value-type="float">
            <text:p>-8.12E-11</text:p>
          </table:table-cell>
          <table:table-cell table:formula="of:=[.C21]*10^9" office:value-type="float" office:value="-0.08118" calcext:value-type="float">
            <text:p>-0.08118</text:p>
          </table:table-cell>
          <table:table-cell table:formula="of:=[.$N$1]*[.D21]" office:value-type="float" office:value="-0.0681531801618301" calcext:value-type="float">
            <text:p>-0.06815318016183</text:p>
          </table:table-cell>
          <table:table-cell table:number-columns-repeated="9"/>
        </table:table-row>
        <table:table-row table:style-name="ro1">
          <table:table-cell office:value-type="time" office:time-value="PT14H42M25.71S" calcext:value-type="time">
            <text:p>14:42:25.71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53883" calcext:value-type="float">
            <text:p>-1.54E-10</text:p>
          </table:table-cell>
          <table:table-cell table:formula="of:=[.C22]*10^9" office:value-type="float" office:value="-0.153883" calcext:value-type="float">
            <text:p>-0.153883</text:p>
          </table:table-cell>
          <table:table-cell table:formula="of:=[.$N$1]*[.D22]" office:value-type="float" office:value="-0.129189650441524" calcext:value-type="float">
            <text:p>-0.129189650441524</text:p>
          </table:table-cell>
          <table:table-cell table:number-columns-repeated="9"/>
        </table:table-row>
        <table:table-row table:style-name="ro1">
          <table:table-cell office:value-type="time" office:time-value="PT14H42M26.094S" calcext:value-type="time">
            <text:p>14:42:26.0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002997" calcext:value-type="float">
            <text:p>-2.00E-10</text:p>
          </table:table-cell>
          <table:table-cell table:formula="of:=[.C23]*10^9" office:value-type="float" office:value="-0.2002997" calcext:value-type="float">
            <text:p>-0.2002997</text:p>
          </table:table-cell>
          <table:table-cell table:formula="of:=[.$N$1]*[.D23]" office:value-type="float" office:value="-0.168157939645978" calcext:value-type="float">
            <text:p>-0.168157939645978</text:p>
          </table:table-cell>
          <table:table-cell table:number-columns-repeated="9"/>
        </table:table-row>
        <table:table-row table:style-name="ro1">
          <table:table-cell office:value-type="time" office:time-value="PT14H42M26.479S" calcext:value-type="time">
            <text:p>14:42:26.48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3193486" calcext:value-type="float">
            <text:p>-3.19E-11</text:p>
          </table:table-cell>
          <table:table-cell table:formula="of:=[.C24]*10^9" office:value-type="float" office:value="-0.03193486" calcext:value-type="float">
            <text:p>-0.03193486</text:p>
          </table:table-cell>
          <table:table-cell table:formula="of:=[.$N$1]*[.D24]" office:value-type="float" office:value="-0.0268103260288596" calcext:value-type="float">
            <text:p>-0.02681032602886</text:p>
          </table:table-cell>
          <table:table-cell table:number-columns-repeated="9"/>
        </table:table-row>
        <table:table-row table:style-name="ro1">
          <table:table-cell office:value-type="time" office:time-value="PT14H42M26.862S" calcext:value-type="time">
            <text:p>14:42:26.8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194616" calcext:value-type="float">
            <text:p>-3.19E-10</text:p>
          </table:table-cell>
          <table:table-cell table:formula="of:=[.C25]*10^9" office:value-type="float" office:value="-0.3194616" calcext:value-type="float">
            <text:p>-0.3194616</text:p>
          </table:table-cell>
          <table:table-cell table:formula="of:=[.$N$1]*[.D25]" office:value-type="float" office:value="-0.26819812736618" calcext:value-type="float">
            <text:p>-0.26819812736618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18756521852109" calcext:value-type="float">
            <text:p>-0.118756521852109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07118937181148" calcext:value-type="float">
            <text:p>0.107118937181148</text:p>
          </table:table-cell>
          <table:table-cell/>
          <table:table-cell table:formula="of:=(MAX([.E24:.E28])-MIN([.E24:.E28]))/2" office:value-type="float" office:value="0.127589511492809" calcext:value-type="float">
            <text:p>0.127589511492809</text:p>
          </table:table-cell>
          <table:table-cell table:number-columns-repeated="2"/>
        </table:table-row>
        <table:table-row table:style-name="ro1">
          <table:table-cell office:value-type="time" office:time-value="PT14H42M27.245S" calcext:value-type="time">
            <text:p>14:42:27.2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5992636" calcext:value-type="float">
            <text:p>-5.99E-11</text:p>
          </table:table-cell>
          <table:table-cell table:formula="of:=[.C26]*10^9" office:value-type="float" office:value="-0.05992636" calcext:value-type="float">
            <text:p>-0.05992636</text:p>
          </table:table-cell>
          <table:table-cell table:formula="of:=[.$N$1]*[.D26]" office:value-type="float" office:value="-0.0503100764907944" calcext:value-type="float">
            <text:p>-0.050310076490795</text:p>
          </table:table-cell>
          <table:table-cell table:number-columns-repeated="9"/>
        </table:table-row>
        <table:table-row table:style-name="ro1">
          <table:table-cell office:value-type="time" office:time-value="PT14H42M27.63S" calcext:value-type="time">
            <text:p>14:42:27.63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80448" calcext:value-type="float">
            <text:p>-2.80E-10</text:p>
          </table:table-cell>
          <table:table-cell table:formula="of:=[.C27]*10^9" office:value-type="float" office:value="-0.280448" calcext:value-type="float">
            <text:p>-0.280448</text:p>
          </table:table-cell>
          <table:table-cell table:formula="of:=[.$N$1]*[.D27]" office:value-type="float" office:value="-0.235444974994148" calcext:value-type="float">
            <text:p>-0.235444974994148</text:p>
          </table:table-cell>
          <table:table-cell table:number-columns-repeated="9"/>
        </table:table-row>
        <table:table-row table:style-name="ro1">
          <table:table-cell office:value-type="time" office:time-value="PT14H42M28.014S" calcext:value-type="time">
            <text:p>14:42:28.01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1550758" calcext:value-type="float">
            <text:p>-1.55E-11</text:p>
          </table:table-cell>
          <table:table-cell table:formula="of:=[.C28]*10^9" office:value-type="float" office:value="-0.01550758" calcext:value-type="float">
            <text:p>-0.01550758</text:p>
          </table:table-cell>
          <table:table-cell table:formula="of:=[.$N$1]*[.D28]" office:value-type="float" office:value="-0.0130191043805616" calcext:value-type="float">
            <text:p>-0.013019104380562</text:p>
          </table:table-cell>
          <table:table-cell table:number-columns-repeated="9"/>
        </table:table-row>
        <table:table-row table:style-name="ro1">
          <table:table-cell office:value-type="time" office:time-value="PT14H42M28.398S" calcext:value-type="time">
            <text:p>14:42:28.40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458722" calcext:value-type="float">
            <text:p>-3.46E-10</text:p>
          </table:table-cell>
          <table:table-cell table:formula="of:=[.C29]*10^9" office:value-type="float" office:value="-0.3458722" calcext:value-type="float">
            <text:p>-0.3458722</text:p>
          </table:table-cell>
          <table:table-cell table:formula="of:=[.$N$1]*[.D29]" office:value-type="float" office:value="-0.290370662226762" calcext:value-type="float">
            <text:p>-0.290370662226762</text:p>
          </table:table-cell>
          <table:table-cell table:number-columns-repeated="9"/>
        </table:table-row>
        <table:table-row table:style-name="ro1">
          <table:table-cell office:value-type="time" office:time-value="PT14H42M28.781S" calcext:value-type="time">
            <text:p>14:42:28.7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3526224" calcext:value-type="float">
            <text:p>-3.53E-11</text:p>
          </table:table-cell>
          <table:table-cell table:formula="of:=[.C30]*10^9" office:value-type="float" office:value="-0.03526224" calcext:value-type="float">
            <text:p>-0.03526224</text:p>
          </table:table-cell>
          <table:table-cell table:formula="of:=[.$N$1]*[.D30]" office:value-type="float" office:value="-0.0296037668838346" calcext:value-type="float">
            <text:p>-0.029603766883835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6955553285058" calcext:value-type="float">
            <text:p>-0.16955553285058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27553045525496" calcext:value-type="float">
            <text:p>0.127553045525496</text:p>
          </table:table-cell>
          <table:table-cell/>
          <table:table-cell table:formula="of:=(MAX([.E29:.E33])-MIN([.E29:.E33]))/2" office:value-type="float" office:value="0.15192643117269" calcext:value-type="float">
            <text:p>0.15192643117269</text:p>
          </table:table-cell>
          <table:table-cell table:number-columns-repeated="2"/>
        </table:table-row>
        <table:table-row table:style-name="ro1">
          <table:table-cell office:value-type="time" office:time-value="PT14H42M29.165S" calcext:value-type="time">
            <text:p>14:42:29.1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584337" calcext:value-type="float">
            <text:p>-3.58E-10</text:p>
          </table:table-cell>
          <table:table-cell table:formula="of:=[.C31]*10^9" office:value-type="float" office:value="-0.3584337" calcext:value-type="float">
            <text:p>-0.3584337</text:p>
          </table:table-cell>
          <table:table-cell table:formula="of:=[.$N$1]*[.D31]" office:value-type="float" office:value="-0.300916439174321" calcext:value-type="float">
            <text:p>-0.300916439174321</text:p>
          </table:table-cell>
          <table:table-cell table:number-columns-repeated="9"/>
        </table:table-row>
        <table:table-row table:style-name="ro1">
          <table:table-cell office:value-type="time" office:time-value="PT14H42M29.549S" calcext:value-type="time">
            <text:p>14:42:29.55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00003497692" calcext:value-type="float">
            <text:p>3.50E-12</text:p>
          </table:table-cell>
          <table:table-cell table:formula="of:=[.C32]*10^9" office:value-type="float" office:value="0.003497692" calcext:value-type="float">
            <text:p>0.003497692</text:p>
          </table:table-cell>
          <table:table-cell table:formula="of:=[.$N$1]*[.D32]" office:value-type="float" office:value="0.00293642317105928" calcext:value-type="float">
            <text:p>0.002936423171059</text:p>
          </table:table-cell>
          <table:table-cell table:number-columns-repeated="9"/>
        </table:table-row>
        <table:table-row table:style-name="ro1">
          <table:table-cell office:value-type="time" office:time-value="PT14H42M29.933S" calcext:value-type="time">
            <text:p>14:42:29.93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737517" calcext:value-type="float">
            <text:p>-2.74E-10</text:p>
          </table:table-cell>
          <table:table-cell table:formula="of:=[.C33]*10^9" office:value-type="float" office:value="-0.2737517" calcext:value-type="float">
            <text:p>-0.2737517</text:p>
          </table:table-cell>
          <table:table-cell table:formula="of:=[.$N$1]*[.D33]" office:value-type="float" office:value="-0.22982321913904" calcext:value-type="float">
            <text:p>-0.22982321913904</text:p>
          </table:table-cell>
          <table:table-cell table:number-columns-repeated="9"/>
        </table:table-row>
        <table:table-row table:style-name="ro1">
          <table:table-cell office:value-type="time" office:time-value="PT14H42M30.317S" calcext:value-type="time">
            <text:p>14:42:30.32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7369338" calcext:value-type="float">
            <text:p>-7.37E-11</text:p>
          </table:table-cell>
          <table:table-cell table:formula="of:=[.C34]*10^9" office:value-type="float" office:value="-0.07369338" calcext:value-type="float">
            <text:p>-0.07369338</text:p>
          </table:table-cell>
          <table:table-cell table:formula="of:=[.$N$1]*[.D34]" office:value-type="float" office:value="-0.0618679256451615" calcext:value-type="float">
            <text:p>-0.061867925645162</text:p>
          </table:table-cell>
          <table:table-cell table:number-columns-repeated="9"/>
        </table:table-row>
        <table:table-row table:style-name="ro1">
          <table:table-cell office:value-type="time" office:time-value="PT14H42M30.701S" calcext:value-type="time">
            <text:p>14:42:30.7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500736" calcext:value-type="float">
            <text:p>-3.50E-10</text:p>
          </table:table-cell>
          <table:table-cell table:formula="of:=[.C35]*10^9" office:value-type="float" office:value="-0.3500736" calcext:value-type="float">
            <text:p>-0.3500736</text:p>
          </table:table-cell>
          <table:table-cell table:formula="of:=[.$N$1]*[.D35]" office:value-type="float" office:value="-0.293897870543243" calcext:value-type="float">
            <text:p>-0.293897870543243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56251070315521" calcext:value-type="float">
            <text:p>-0.156251070315521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097404911073642" calcext:value-type="float">
            <text:p>0.097404911073642</text:p>
          </table:table-cell>
          <table:table-cell/>
          <table:table-cell table:formula="of:=(MAX([.E34:.E38])-MIN([.E34:.E38]))/2" office:value-type="float" office:value="0.116014972449041" calcext:value-type="float">
            <text:p>0.116014972449041</text:p>
          </table:table-cell>
          <table:table-cell table:number-columns-repeated="2"/>
        </table:table-row>
        <table:table-row table:style-name="ro1">
          <table:table-cell office:value-type="time" office:time-value="PT14H42M31.085S" calcext:value-type="time">
            <text:p>14:42:31.0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8592146" calcext:value-type="float">
            <text:p>-8.59E-11</text:p>
          </table:table-cell>
          <table:table-cell table:formula="of:=[.C36]*10^9" office:value-type="float" office:value="-0.08592146" calcext:value-type="float">
            <text:p>-0.08592146</text:p>
          </table:table-cell>
          <table:table-cell table:formula="of:=[.$N$1]*[.D36]" office:value-type="float" office:value="-0.0721337859466307" calcext:value-type="float">
            <text:p>-0.072133785946631</text:p>
          </table:table-cell>
          <table:table-cell table:number-columns-repeated="9"/>
        </table:table-row>
        <table:table-row table:style-name="ro1">
          <table:table-cell office:value-type="time" office:time-value="PT14H42M31.469S" calcext:value-type="time">
            <text:p>14:42:31.4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044879" calcext:value-type="float">
            <text:p>-3.04E-10</text:p>
          </table:table-cell>
          <table:table-cell table:formula="of:=[.C37]*10^9" office:value-type="float" office:value="-0.3044879" calcext:value-type="float">
            <text:p>-0.3044879</text:p>
          </table:table-cell>
          <table:table-cell table:formula="of:=[.$N$1]*[.D37]" office:value-type="float" office:value="-0.255627232148279" calcext:value-type="float">
            <text:p>-0.255627232148279</text:p>
          </table:table-cell>
          <table:table-cell table:number-columns-repeated="9"/>
        </table:table-row>
        <table:table-row table:style-name="ro1">
          <table:table-cell office:value-type="time" office:time-value="PT14H42M31.852S" calcext:value-type="time">
            <text:p>14:42:31.85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164084" calcext:value-type="float">
            <text:p>-1.16E-10</text:p>
          </table:table-cell>
          <table:table-cell table:formula="of:=[.C38]*10^9" office:value-type="float" office:value="-0.1164084" calcext:value-type="float">
            <text:p>-0.1164084</text:p>
          </table:table-cell>
          <table:table-cell table:formula="of:=[.$N$1]*[.D38]" office:value-type="float" office:value="-0.0977285372942891" calcext:value-type="float">
            <text:p>-0.097728537294289</text:p>
          </table:table-cell>
          <table:table-cell table:number-columns-repeated="9"/>
        </table:table-row>
        <table:table-row table:style-name="ro1">
          <table:table-cell office:value-type="time" office:time-value="PT14H42M32.236S" calcext:value-type="time">
            <text:p>14:42:32.24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8046" calcext:value-type="float">
            <text:p>-1.80E-10</text:p>
          </table:table-cell>
          <table:table-cell table:formula="of:=[.C39]*10^9" office:value-type="float" office:value="-0.18046" calcext:value-type="float">
            <text:p>-0.18046</text:p>
          </table:table-cell>
          <table:table-cell table:formula="of:=[.$N$1]*[.D39]" office:value-type="float" office:value="-0.151501883370336" calcext:value-type="float">
            <text:p>-0.151501883370336</text:p>
          </table:table-cell>
          <table:table-cell table:number-columns-repeated="9"/>
        </table:table-row>
        <table:table-row table:style-name="ro1">
          <table:table-cell office:value-type="time" office:time-value="PT14H42M32.619S" calcext:value-type="time">
            <text:p>14:42:32.62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320885" calcext:value-type="float">
            <text:p>-1.32E-10</text:p>
          </table:table-cell>
          <table:table-cell table:formula="of:=[.C40]*10^9" office:value-type="float" office:value="-0.1320885" calcext:value-type="float">
            <text:p>-0.1320885</text:p>
          </table:table-cell>
          <table:table-cell table:formula="of:=[.$N$1]*[.D40]" office:value-type="float" office:value="-0.11089247767684" calcext:value-type="float">
            <text:p>-0.11089247767684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156977068751045" calcext:value-type="float">
            <text:p>-0.156977068751045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984596931092624" calcext:value-type="float">
            <text:p>0.098459693109262</text:p>
          </table:table-cell>
          <table:table-cell/>
          <table:table-cell table:formula="of:=(MAX([.E39:.E43])-MIN([.E39:.E43]))/2" office:value-type="float" office:value="0.117271377752528" calcext:value-type="float">
            <text:p>0.117271377752528</text:p>
          </table:table-cell>
          <table:table-cell table:number-columns-repeated="2"/>
        </table:table-row>
        <table:table-row table:style-name="ro1">
          <table:table-cell office:value-type="time" office:time-value="PT14H42M33.003S" calcext:value-type="time">
            <text:p>14:42:33.0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2707154" calcext:value-type="float">
            <text:p>-2.71E-10</text:p>
          </table:table-cell>
          <table:table-cell table:formula="of:=[.C41]*10^9" office:value-type="float" office:value="-0.2707154" calcext:value-type="float">
            <text:p>-0.2707154</text:p>
          </table:table-cell>
          <table:table-cell table:formula="of:=[.$N$1]*[.D41]" office:value-type="float" office:value="-0.227274149159669" calcext:value-type="float">
            <text:p>-0.227274149159669</text:p>
          </table:table-cell>
          <table:table-cell table:number-columns-repeated="9"/>
        </table:table-row>
        <table:table-row table:style-name="ro1">
          <table:table-cell office:value-type="time" office:time-value="PT14H42M33.388S" calcext:value-type="time">
            <text:p>14:42:33.3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15509" calcext:value-type="float">
            <text:p>-3.16E-10</text:p>
          </table:table-cell>
          <table:table-cell table:formula="of:=[.C42]*10^9" office:value-type="float" office:value="-0.315509" calcext:value-type="float">
            <text:p>-0.315509</text:p>
          </table:table-cell>
          <table:table-cell table:formula="of:=[.$N$1]*[.D42]" office:value-type="float" office:value="-0.264879794526717" calcext:value-type="float">
            <text:p>-0.264879794526717</text:p>
          </table:table-cell>
          <table:table-cell table:number-columns-repeated="9"/>
        </table:table-row>
        <table:table-row table:style-name="ro1">
          <table:table-cell office:value-type="time" office:time-value="PT14H42M33.772S" calcext:value-type="time">
            <text:p>14:42:33.77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03613567" calcext:value-type="float">
            <text:p>-3.61E-11</text:p>
          </table:table-cell>
          <table:table-cell table:formula="of:=[.C43]*10^9" office:value-type="float" office:value="-0.03613567" calcext:value-type="float">
            <text:p>-0.03613567</text:p>
          </table:table-cell>
          <table:table-cell table:formula="of:=[.$N$1]*[.D43]" office:value-type="float" office:value="-0.030337039021661" calcext:value-type="float">
            <text:p>-0.030337039021661</text:p>
          </table:table-cell>
          <table:table-cell table:number-columns-repeated="9"/>
        </table:table-row>
        <table:table-row table:style-name="ro1">
          <table:table-cell office:value-type="time" office:time-value="PT14H42M34.156S" calcext:value-type="time">
            <text:p>14:42:34.1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634784" calcext:value-type="float">
            <text:p>-2.63E-10</text:p>
          </table:table-cell>
          <table:table-cell table:formula="of:=[.C44]*10^9" office:value-type="float" office:value="-0.2634784" calcext:value-type="float">
            <text:p>-0.2634784</text:p>
          </table:table-cell>
          <table:table-cell table:formula="of:=[.$N$1]*[.D44]" office:value-type="float" office:value="-0.221198458535979" calcext:value-type="float">
            <text:p>-0.221198458535979</text:p>
          </table:table-cell>
          <table:table-cell table:number-columns-repeated="9"/>
        </table:table-row>
        <table:table-row table:style-name="ro1">
          <table:table-cell office:value-type="time" office:time-value="PT14H42M34.539S" calcext:value-type="time">
            <text:p>14:42:34.54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063847" calcext:value-type="float">
            <text:p>-1.06E-10</text:p>
          </table:table-cell>
          <table:table-cell table:formula="of:=[.C45]*10^9" office:value-type="float" office:value="-0.1063847" calcext:value-type="float">
            <text:p>-0.1063847</text:p>
          </table:table-cell>
          <table:table-cell table:formula="of:=[.$N$1]*[.D45]" office:value-type="float" office:value="-0.0893133237935729" calcext:value-type="float">
            <text:p>-0.089313323793573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81824725911626" calcext:value-type="float">
            <text:p>-0.181824725911626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0553767585011074" calcext:value-type="float">
            <text:p>0.055376758501108</text:p>
          </table:table-cell>
          <table:table-cell/>
          <table:table-cell table:formula="of:=(MAX([.E44:.E48])-MIN([.E44:.E48]))/2" office:value-type="float" office:value="0.0659425673712029" calcext:value-type="float">
            <text:p>0.065942567371203</text:p>
          </table:table-cell>
          <table:table-cell table:number-columns-repeated="2"/>
        </table:table-row>
        <table:table-row table:style-name="ro1">
          <table:table-cell office:value-type="time" office:time-value="PT14H42M34.922S" calcext:value-type="time">
            <text:p>14:42:34.9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281669" calcext:value-type="float">
            <text:p>-2.28E-10</text:p>
          </table:table-cell>
          <table:table-cell table:formula="of:=[.C46]*10^9" office:value-type="float" office:value="-0.2281669" calcext:value-type="float">
            <text:p>-0.2281669</text:p>
          </table:table-cell>
          <table:table-cell table:formula="of:=[.$N$1]*[.D46]" office:value-type="float" office:value="-0.191553336322571" calcext:value-type="float">
            <text:p>-0.191553336322571</text:p>
          </table:table-cell>
          <table:table-cell table:number-columns-repeated="9"/>
        </table:table-row>
        <table:table-row table:style-name="ro1">
          <table:table-cell office:value-type="time" office:time-value="PT14H42M35.306S" calcext:value-type="time">
            <text:p>14:42:35.31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539113" calcext:value-type="float">
            <text:p>-2.54E-10</text:p>
          </table:table-cell>
          <table:table-cell table:formula="of:=[.C47]*10^9" office:value-type="float" office:value="-0.2539113" calcext:value-type="float">
            <text:p>-0.2539113</text:p>
          </table:table-cell>
          <table:table-cell table:formula="of:=[.$N$1]*[.D47]" office:value-type="float" office:value="-0.213166575191235" calcext:value-type="float">
            <text:p>-0.213166575191235</text:p>
          </table:table-cell>
          <table:table-cell table:number-columns-repeated="9"/>
        </table:table-row>
        <table:table-row table:style-name="ro1">
          <table:table-cell office:value-type="time" office:time-value="PT14H42M35.682S" calcext:value-type="time">
            <text:p>14:42:35.6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2309525" calcext:value-type="float">
            <text:p>-2.31E-10</text:p>
          </table:table-cell>
          <table:table-cell table:formula="of:=[.C48]*10^9" office:value-type="float" office:value="-0.2309525" calcext:value-type="float">
            <text:p>-0.2309525</text:p>
          </table:table-cell>
          <table:table-cell table:formula="of:=[.$N$1]*[.D48]" office:value-type="float" office:value="-0.193891935714771" calcext:value-type="float">
            <text:p>-0.193891935714771</text:p>
          </table:table-cell>
          <table:table-cell table:number-columns-repeated="9"/>
        </table:table-row>
        <table:table-row table:style-name="ro1">
          <table:table-cell office:value-type="time" office:time-value="PT14H42M36.059S" calcext:value-type="time">
            <text:p>14:42:36.06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531635" calcext:value-type="float">
            <text:p>-2.53E-10</text:p>
          </table:table-cell>
          <table:table-cell table:formula="of:=[.C49]*10^9" office:value-type="float" office:value="-0.2531635" calcext:value-type="float">
            <text:p>-0.2531635</text:p>
          </table:table-cell>
          <table:table-cell table:formula="of:=[.$N$1]*[.D49]" office:value-type="float" office:value="-0.21253877341586" calcext:value-type="float">
            <text:p>-0.21253877341586</text:p>
          </table:table-cell>
          <table:table-cell table:number-columns-repeated="9"/>
        </table:table-row>
        <table:table-row table:style-name="ro1">
          <table:table-cell office:value-type="time" office:time-value="PT14H42M36.442S" calcext:value-type="time">
            <text:p>14:42:36.4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123615" calcext:value-type="float">
            <text:p>-2.12E-10</text:p>
          </table:table-cell>
          <table:table-cell table:formula="of:=[.C50]*10^9" office:value-type="float" office:value="-0.2123615" calcext:value-type="float">
            <text:p>-0.2123615</text:p>
          </table:table-cell>
          <table:table-cell table:formula="of:=[.$N$1]*[.D50]" office:value-type="float" office:value="-0.178284202623017" calcext:value-type="float">
            <text:p>-0.178284202623017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217168589033367" calcext:value-type="float">
            <text:p>-0.217168589033367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642478041277867" calcext:value-type="float">
            <text:p>0.064247804127787</text:p>
          </table:table-cell>
          <table:table-cell/>
          <table:table-cell table:formula="of:=(MAX([.E49:.E53])-MIN([.E49:.E53]))/2" office:value-type="float" office:value="0.0765048830924645" calcext:value-type="float">
            <text:p>0.076504883092465</text:p>
          </table:table-cell>
          <table:table-cell table:number-columns-repeated="2"/>
        </table:table-row>
        <table:table-row table:style-name="ro1">
          <table:table-cell office:value-type="time" office:time-value="PT14H42M36.825S" calcext:value-type="time">
            <text:p>14:42:36.8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370123" calcext:value-type="float">
            <text:p>-3.37E-10</text:p>
          </table:table-cell>
          <table:table-cell table:formula="of:=[.C51]*10^9" office:value-type="float" office:value="-0.3370123" calcext:value-type="float">
            <text:p>-0.3370123</text:p>
          </table:table-cell>
          <table:table-cell table:formula="of:=[.$N$1]*[.D51]" office:value-type="float" office:value="-0.282932495671997" calcext:value-type="float">
            <text:p>-0.282932495671997</text:p>
          </table:table-cell>
          <table:table-cell table:number-columns-repeated="9"/>
        </table:table-row>
        <table:table-row table:style-name="ro1">
          <table:table-cell office:value-type="time" office:time-value="PT14H42M37.209S" calcext:value-type="time">
            <text:p>14:42:37.21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547562" calcext:value-type="float">
            <text:p>-1.55E-10</text:p>
          </table:table-cell>
          <table:table-cell table:formula="of:=[.C52]*10^9" office:value-type="float" office:value="-0.1547562" calcext:value-type="float">
            <text:p>-0.1547562</text:p>
          </table:table-cell>
          <table:table-cell table:formula="of:=[.$N$1]*[.D52]" office:value-type="float" office:value="-0.129922729487068" calcext:value-type="float">
            <text:p>-0.129922729487068</text:p>
          </table:table-cell>
          <table:table-cell table:number-columns-repeated="9"/>
        </table:table-row>
        <table:table-row table:style-name="ro1">
          <table:table-cell office:value-type="time" office:time-value="PT14H42M37.585S" calcext:value-type="time">
            <text:p>14:42:37.59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360978" calcext:value-type="float">
            <text:p>-3.36E-10</text:p>
          </table:table-cell>
          <table:table-cell table:formula="of:=[.C53]*10^9" office:value-type="float" office:value="-0.3360978" calcext:value-type="float">
            <text:p>-0.3360978</text:p>
          </table:table-cell>
          <table:table-cell table:formula="of:=[.$N$1]*[.D53]" office:value-type="float" office:value="-0.282164743968893" calcext:value-type="float">
            <text:p>-0.282164743968893</text:p>
          </table:table-cell>
          <table:table-cell table:number-columns-repeated="9"/>
        </table:table-row>
        <table:table-row table:style-name="ro1">
          <table:table-cell office:value-type="time" office:time-value="PT14H42M37.962S" calcext:value-type="time">
            <text:p>14:42:37.9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960322" calcext:value-type="float">
            <text:p>-3.96E-10</text:p>
          </table:table-cell>
          <table:table-cell table:formula="of:=[.C54]*10^9" office:value-type="float" office:value="-0.3960322" calcext:value-type="float">
            <text:p>-0.3960322</text:p>
          </table:table-cell>
          <table:table-cell table:formula="of:=[.$N$1]*[.D54]" office:value-type="float" office:value="-0.332481570294234" calcext:value-type="float">
            <text:p>-0.332481570294234</text:p>
          </table:table-cell>
          <table:table-cell table:number-columns-repeated="9"/>
        </table:table-row>
        <table:table-row table:style-name="ro1">
          <table:table-cell office:value-type="time" office:time-value="PT14H42M38.346S" calcext:value-type="time">
            <text:p>14:42:38.3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471034" calcext:value-type="float">
            <text:p>-1.47E-10</text:p>
          </table:table-cell>
          <table:table-cell table:formula="of:=[.C55]*10^9" office:value-type="float" office:value="-0.1471034" calcext:value-type="float">
            <text:p>-0.1471034</text:p>
          </table:table-cell>
          <table:table-cell table:formula="of:=[.$N$1]*[.D55]" office:value-type="float" office:value="-0.123497961599135" calcext:value-type="float">
            <text:p>-0.123497961599135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0546423488807" calcext:value-type="float">
            <text:p>-0.20546423488807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13443007751997" calcext:value-type="float">
            <text:p>0.113443007751997</text:p>
          </table:table-cell>
          <table:table-cell/>
          <table:table-cell table:formula="of:=(MAX([.E54:.E58])-MIN([.E54:.E58]))/2" office:value-type="float" office:value="0.135114745876037" calcext:value-type="float">
            <text:p>0.135114745876037</text:p>
          </table:table-cell>
          <table:table-cell table:number-columns-repeated="2"/>
        </table:table-row>
        <table:table-row table:style-name="ro1">
          <table:table-cell office:value-type="time" office:time-value="PT14H42M38.73S" calcext:value-type="time">
            <text:p>14:42:38.73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285823" calcext:value-type="float">
            <text:p>-2.29E-10</text:p>
          </table:table-cell>
          <table:table-cell table:formula="of:=[.C56]*10^9" office:value-type="float" office:value="-0.2285823" calcext:value-type="float">
            <text:p>-0.2285823</text:p>
          </table:table-cell>
          <table:table-cell table:formula="of:=[.$N$1]*[.D56]" office:value-type="float" office:value="-0.19190207777415" calcext:value-type="float">
            <text:p>-0.19190207777415</text:p>
          </table:table-cell>
          <table:table-cell table:number-columns-repeated="9"/>
        </table:table-row>
        <table:table-row table:style-name="ro1">
          <table:table-cell office:value-type="time" office:time-value="PT14H42M39.113S" calcext:value-type="time">
            <text:p>14:42:39.11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778148" calcext:value-type="float">
            <text:p>-3.78E-10</text:p>
          </table:table-cell>
          <table:table-cell table:formula="of:=[.C57]*10^9" office:value-type="float" office:value="-0.3778148" calcext:value-type="float">
            <text:p>-0.3778148</text:p>
          </table:table-cell>
          <table:table-cell table:formula="of:=[.$N$1]*[.D57]" office:value-type="float" office:value="-0.31718748623067" calcext:value-type="float">
            <text:p>-0.31718748623067</text:p>
          </table:table-cell>
          <table:table-cell table:number-columns-repeated="9"/>
        </table:table-row>
        <table:table-row table:style-name="ro1">
          <table:table-cell office:value-type="time" office:time-value="PT14H42M39.497S" calcext:value-type="time">
            <text:p>14:42:39.5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07415096" calcext:value-type="float">
            <text:p>-7.42E-11</text:p>
          </table:table-cell>
          <table:table-cell table:formula="of:=[.C58]*10^9" office:value-type="float" office:value="-0.07415096" calcext:value-type="float">
            <text:p>-0.07415096</text:p>
          </table:table-cell>
          <table:table-cell table:formula="of:=[.$N$1]*[.D58]" office:value-type="float" office:value="-0.0622520785421614" calcext:value-type="float">
            <text:p>-0.062252078542161</text:p>
          </table:table-cell>
          <table:table-cell table:number-columns-repeated="9"/>
        </table:table-row>
        <table:table-row table:style-name="ro1">
          <table:table-cell office:value-type="time" office:time-value="PT14H42M39.882S" calcext:value-type="time">
            <text:p>14:42:39.88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919814" calcext:value-type="float">
            <text:p>-1.92E-10</text:p>
          </table:table-cell>
          <table:table-cell table:formula="of:=[.C59]*10^9" office:value-type="float" office:value="-0.1919814" calcext:value-type="float">
            <text:p>-0.1919814</text:p>
          </table:table-cell>
          <table:table-cell table:formula="of:=[.$N$1]*[.D59]" office:value-type="float" office:value="-0.16117446343829" calcext:value-type="float">
            <text:p>-0.16117446343829</text:p>
          </table:table-cell>
          <table:table-cell table:number-columns-repeated="9"/>
        </table:table-row>
        <table:table-row table:style-name="ro1">
          <table:table-cell office:value-type="time" office:time-value="PT14H42M40.265S" calcext:value-type="time">
            <text:p>14:42:40.2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674833" calcext:value-type="float">
            <text:p>-1.67E-10</text:p>
          </table:table-cell>
          <table:table-cell table:formula="of:=[.C60]*10^9" office:value-type="float" office:value="-0.1674833" calcext:value-type="float">
            <text:p>-0.1674833</text:p>
          </table:table-cell>
          <table:table-cell table:formula="of:=[.$N$1]*[.D60]" office:value-type="float" office:value="-0.14060753287753" calcext:value-type="float">
            <text:p>-0.14060753287753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00561863638068" calcext:value-type="float">
            <text:p>-0.200561863638068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05250193005238" calcext:value-type="float">
            <text:p>0.105250193005238</text:p>
          </table:table-cell>
          <table:table-cell/>
          <table:table-cell table:formula="of:=(MAX([.E59:.E63])-MIN([.E59:.E63]))/2" office:value-type="float" office:value="0.125355635279882" calcext:value-type="float">
            <text:p>0.125355635279882</text:p>
          </table:table-cell>
          <table:table-cell table:number-columns-repeated="2"/>
        </table:table-row>
        <table:table-row table:style-name="ro1">
          <table:table-cell office:value-type="time" office:time-value="PT14H42M40.649S" calcext:value-type="time">
            <text:p>14:42:40.6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123072" calcext:value-type="float">
            <text:p>-3.12E-10</text:p>
          </table:table-cell>
          <table:table-cell table:formula="of:=[.C61]*10^9" office:value-type="float" office:value="-0.3123072" calcext:value-type="float">
            <text:p>-0.3123072</text:p>
          </table:table-cell>
          <table:table-cell table:formula="of:=[.$N$1]*[.D61]" office:value-type="float" office:value="-0.262191782057609" calcext:value-type="float">
            <text:p>-0.262191782057609</text:p>
          </table:table-cell>
          <table:table-cell table:number-columns-repeated="9"/>
        </table:table-row>
        <table:table-row table:style-name="ro1">
          <table:table-cell office:value-type="time" office:time-value="PT14H42M41.032S" calcext:value-type="time">
            <text:p>14:42:41.03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120412" calcext:value-type="float">
            <text:p>-1.12E-10</text:p>
          </table:table-cell>
          <table:table-cell table:formula="of:=[.C62]*10^9" office:value-type="float" office:value="-0.1120412" calcext:value-type="float">
            <text:p>-0.1120412</text:p>
          </table:table-cell>
          <table:table-cell table:formula="of:=[.$N$1]*[.D62]" office:value-type="float" office:value="-0.0940621346285741" calcext:value-type="float">
            <text:p>-0.094062134628574</text:p>
          </table:table-cell>
          <table:table-cell table:number-columns-repeated="9"/>
        </table:table-row>
        <table:table-row table:style-name="ro1">
          <table:table-cell office:value-type="time" office:time-value="PT14H42M41.408S" calcext:value-type="time">
            <text:p>14:42:41.4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106735" calcext:value-type="float">
            <text:p>-4.11E-10</text:p>
          </table:table-cell>
          <table:table-cell table:formula="of:=[.C63]*10^9" office:value-type="float" office:value="-0.4106735" calcext:value-type="float">
            <text:p>-0.4106735</text:p>
          </table:table-cell>
          <table:table-cell table:formula="of:=[.$N$1]*[.D63]" office:value-type="float" office:value="-0.344773405188339" calcext:value-type="float">
            <text:p>-0.344773405188339</text:p>
          </table:table-cell>
          <table:table-cell table:number-columns-repeated="9"/>
        </table:table-row>
        <table:table-row table:style-name="ro1">
          <table:table-cell office:value-type="time" office:time-value="PT14H42M41.785S" calcext:value-type="time">
            <text:p>14:42:41.7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321751" calcext:value-type="float">
            <text:p>-4.32E-10</text:p>
          </table:table-cell>
          <table:table-cell table:formula="of:=[.C64]*10^9" office:value-type="float" office:value="-0.4321751" calcext:value-type="float">
            <text:p>-0.4321751</text:p>
          </table:table-cell>
          <table:table-cell table:formula="of:=[.$N$1]*[.D64]" office:value-type="float" office:value="-0.362824679129797" calcext:value-type="float">
            <text:p>-0.362824679129797</text:p>
          </table:table-cell>
          <table:table-cell table:number-columns-repeated="9"/>
        </table:table-row>
        <table:table-row table:style-name="ro1">
          <table:table-cell office:value-type="time" office:time-value="PT14H42M42.168S" calcext:value-type="time">
            <text:p>14:42:42.1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581541" calcext:value-type="float">
            <text:p>-2.58E-10</text:p>
          </table:table-cell>
          <table:table-cell table:formula="of:=[.C65]*10^9" office:value-type="float" office:value="-0.2581541" calcext:value-type="float">
            <text:p>-0.2581541</text:p>
          </table:table-cell>
          <table:table-cell table:formula="of:=[.$N$1]*[.D65]" office:value-type="float" office:value="-0.216728540118442" calcext:value-type="float">
            <text:p>-0.216728540118442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290195804572609" calcext:value-type="float">
            <text:p>-0.290195804572609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04044735517442" calcext:value-type="float">
            <text:p>0.104044735517442</text:p>
          </table:table-cell>
          <table:table-cell/>
          <table:table-cell table:formula="of:=(MAX([.E64:.E68])-MIN([.E64:.E68]))/2" office:value-type="float" office:value="0.123906225845411" calcext:value-type="float">
            <text:p>0.123906225845411</text:p>
          </table:table-cell>
          <table:table-cell table:number-columns-repeated="2"/>
        </table:table-row>
        <table:table-row table:style-name="ro1">
          <table:table-cell office:value-type="time" office:time-value="PT14H42M42.552S" calcext:value-type="time">
            <text:p>14:42:42.55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618308" calcext:value-type="float">
            <text:p>-4.62E-10</text:p>
          </table:table-cell>
          <table:table-cell table:formula="of:=[.C66]*10^9" office:value-type="float" office:value="-0.4618308" calcext:value-type="float">
            <text:p>-0.4618308</text:p>
          </table:table-cell>
          <table:table-cell table:formula="of:=[.$N$1]*[.D66]" office:value-type="float" office:value="-0.387721578180366" calcext:value-type="float">
            <text:p>-0.387721578180366</text:p>
          </table:table-cell>
          <table:table-cell table:number-columns-repeated="9"/>
        </table:table-row>
        <table:table-row table:style-name="ro1">
          <table:table-cell office:value-type="time" office:time-value="PT14H42M42.935S" calcext:value-type="time">
            <text:p>14:42:42.9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666514" calcext:value-type="float">
            <text:p>-1.67E-10</text:p>
          </table:table-cell>
          <table:table-cell table:formula="of:=[.C67]*10^9" office:value-type="float" office:value="-0.1666514" calcext:value-type="float">
            <text:p>-0.1666514</text:p>
          </table:table-cell>
          <table:table-cell table:formula="of:=[.$N$1]*[.D67]" office:value-type="float" office:value="-0.139909126489544" calcext:value-type="float">
            <text:p>-0.139909126489544</text:p>
          </table:table-cell>
          <table:table-cell table:number-columns-repeated="9"/>
        </table:table-row>
        <table:table-row table:style-name="ro1">
          <table:table-cell office:value-type="time" office:time-value="PT14H42M43.311S" calcext:value-type="time">
            <text:p>14:42:43.3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095082" calcext:value-type="float">
            <text:p>-4.10E-10</text:p>
          </table:table-cell>
          <table:table-cell table:formula="of:=[.C68]*10^9" office:value-type="float" office:value="-0.4095082" calcext:value-type="float">
            <text:p>-0.4095082</text:p>
          </table:table-cell>
          <table:table-cell table:formula="of:=[.$N$1]*[.D68]" office:value-type="float" office:value="-0.343795098944897" calcext:value-type="float">
            <text:p>-0.343795098944897</text:p>
          </table:table-cell>
          <table:table-cell table:number-columns-repeated="9"/>
        </table:table-row>
        <table:table-row table:style-name="ro1">
          <table:table-cell office:value-type="time" office:time-value="PT14H42M43.688S" calcext:value-type="time">
            <text:p>14:42:43.6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883786" calcext:value-type="float">
            <text:p>-3.88E-10</text:p>
          </table:table-cell>
          <table:table-cell table:formula="of:=[.C69]*10^9" office:value-type="float" office:value="-0.3883786" calcext:value-type="float">
            <text:p>-0.3883786</text:p>
          </table:table-cell>
          <table:table-cell table:formula="of:=[.$N$1]*[.D69]" office:value-type="float" office:value="-0.326056130780973" calcext:value-type="float">
            <text:p>-0.326056130780973</text:p>
          </table:table-cell>
          <table:table-cell table:number-columns-repeated="9"/>
        </table:table-row>
        <table:table-row table:style-name="ro1">
          <table:table-cell office:value-type="time" office:time-value="PT14H42M44.071S" calcext:value-type="time">
            <text:p>14:42:44.07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843155" calcext:value-type="float">
            <text:p>-2.84E-10</text:p>
          </table:table-cell>
          <table:table-cell table:formula="of:=[.C70]*10^9" office:value-type="float" office:value="-0.2843155" calcext:value-type="float">
            <text:p>-0.2843155</text:p>
          </table:table-cell>
          <table:table-cell table:formula="of:=[.$N$1]*[.D70]" office:value-type="float" office:value="-0.238691863689342" calcext:value-type="float">
            <text:p>-0.238691863689342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8374981332431" calcext:value-type="float">
            <text:p>-0.28374981332431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0996618128195085" calcext:value-type="float">
            <text:p>0.099661812819509</text:p>
          </table:table-cell>
          <table:table-cell/>
          <table:table-cell table:formula="of:=(MAX([.E69:.E73])-MIN([.E69:.E73]))/2" office:value-type="float" office:value="0.118685598217469" calcext:value-type="float">
            <text:p>0.118685598217469</text:p>
          </table:table-cell>
          <table:table-cell table:number-columns-repeated="2"/>
        </table:table-row>
        <table:table-row table:style-name="ro1">
          <table:table-cell office:value-type="time" office:time-value="PT14H42M44.455S" calcext:value-type="time">
            <text:p>14:42:44.46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616189" calcext:value-type="float">
            <text:p>-1.62E-10</text:p>
          </table:table-cell>
          <table:table-cell table:formula="of:=[.C71]*10^9" office:value-type="float" office:value="-0.1616189" calcext:value-type="float">
            <text:p>-0.1616189</text:p>
          </table:table-cell>
          <table:table-cell table:formula="of:=[.$N$1]*[.D71]" office:value-type="float" office:value="-0.135684183410407" calcext:value-type="float">
            <text:p>-0.135684183410407</text:p>
          </table:table-cell>
          <table:table-cell table:number-columns-repeated="9"/>
        </table:table-row>
        <table:table-row table:style-name="ro1">
          <table:table-cell office:value-type="time" office:time-value="PT14H42M44.838S" calcext:value-type="time">
            <text:p>14:42:44.8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112549" calcext:value-type="float">
            <text:p>-4.11E-10</text:p>
          </table:table-cell>
          <table:table-cell table:formula="of:=[.C72]*10^9" office:value-type="float" office:value="-0.4112549" calcext:value-type="float">
            <text:p>-0.4112549</text:p>
          </table:table-cell>
          <table:table-cell table:formula="of:=[.$N$1]*[.D72]" office:value-type="float" office:value="-0.345261508895485" calcext:value-type="float">
            <text:p>-0.345261508895485</text:p>
          </table:table-cell>
          <table:table-cell table:number-columns-repeated="9"/>
        </table:table-row>
        <table:table-row table:style-name="ro1">
          <table:table-cell office:value-type="time" office:time-value="PT14H42M45.222S" calcext:value-type="time">
            <text:p>14:42:45.22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443613" calcext:value-type="float">
            <text:p>-4.44E-10</text:p>
          </table:table-cell>
          <table:table-cell table:formula="of:=[.C73]*10^9" office:value-type="float" office:value="-0.4443613" calcext:value-type="float">
            <text:p>-0.4443613</text:p>
          </table:table-cell>
          <table:table-cell table:formula="of:=[.$N$1]*[.D73]" office:value-type="float" office:value="-0.373055379845344" calcext:value-type="float">
            <text:p>-0.373055379845344</text:p>
          </table:table-cell>
          <table:table-cell table:number-columns-repeated="9"/>
        </table:table-row>
        <table:table-row table:style-name="ro1">
          <table:table-cell office:value-type="time" office:time-value="PT14H42M45.607S" calcext:value-type="time">
            <text:p>14:42:45.6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791039" calcext:value-type="float">
            <text:p>-3.79E-10</text:p>
          </table:table-cell>
          <table:table-cell table:formula="of:=[.C74]*10^9" office:value-type="float" office:value="-0.3791039" calcext:value-type="float">
            <text:p>-0.3791039</text:p>
          </table:table-cell>
          <table:table-cell table:formula="of:=[.$N$1]*[.D74]" office:value-type="float" office:value="-0.318269726493624" calcext:value-type="float">
            <text:p>-0.318269726493624</text:p>
          </table:table-cell>
          <table:table-cell table:number-columns-repeated="9"/>
        </table:table-row>
        <table:table-row table:style-name="ro1">
          <table:table-cell office:value-type="time" office:time-value="PT14H42M45.99S" calcext:value-type="time">
            <text:p>14:42:45.99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658199" calcext:value-type="float">
            <text:p>-1.66E-10</text:p>
          </table:table-cell>
          <table:table-cell table:formula="of:=[.C75]*10^9" office:value-type="float" office:value="-0.1658199" calcext:value-type="float">
            <text:p>-0.1658199</text:p>
          </table:table-cell>
          <table:table-cell table:formula="of:=[.$N$1]*[.D75]" office:value-type="float" office:value="-0.139211055914223" calcext:value-type="float">
            <text:p>-0.139211055914223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55068607781691" calcext:value-type="float">
            <text:p>-0.255068607781691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04845840142529" calcext:value-type="float">
            <text:p>0.104845840142529</text:p>
          </table:table-cell>
          <table:table-cell/>
          <table:table-cell table:formula="of:=(MAX([.E74:.E78])-MIN([.E74:.E78]))/2" office:value-type="float" office:value="0.124866440181579" calcext:value-type="float">
            <text:p>0.124866440181579</text:p>
          </table:table-cell>
          <table:table-cell table:number-columns-repeated="2"/>
        </table:table-row>
        <table:table-row table:style-name="ro1">
          <table:table-cell office:value-type="time" office:time-value="PT14H42M46.374S" calcext:value-type="time">
            <text:p>14:42:46.37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862584" calcext:value-type="float">
            <text:p>-3.86E-10</text:p>
          </table:table-cell>
          <table:table-cell table:formula="of:=[.C76]*10^9" office:value-type="float" office:value="-0.3862584" calcext:value-type="float">
            <text:p>-0.3862584</text:p>
          </table:table-cell>
          <table:table-cell table:formula="of:=[.$N$1]*[.D76]" office:value-type="float" office:value="-0.324276155755362" calcext:value-type="float">
            <text:p>-0.324276155755362</text:p>
          </table:table-cell>
          <table:table-cell table:number-columns-repeated="9"/>
        </table:table-row>
        <table:table-row table:style-name="ro1">
          <table:table-cell office:value-type="time" office:time-value="PT14H42M46.757S" calcext:value-type="time">
            <text:p>14:42:46.7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426986" calcext:value-type="float">
            <text:p>-4.43E-10</text:p>
          </table:table-cell>
          <table:table-cell table:formula="of:=[.C77]*10^9" office:value-type="float" office:value="-0.4426986" calcext:value-type="float">
            <text:p>-0.4426986</text:p>
          </table:table-cell>
          <table:table-cell table:formula="of:=[.$N$1]*[.D77]" office:value-type="float" office:value="-0.3716594905542" calcext:value-type="float">
            <text:p>-0.3716594905542</text:p>
          </table:table-cell>
          <table:table-cell table:number-columns-repeated="9"/>
        </table:table-row>
        <table:table-row table:style-name="ro1">
          <table:table-cell office:value-type="time" office:time-value="PT14H42M47.141S" calcext:value-type="time">
            <text:p>14:42:47.14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1452317" calcext:value-type="float">
            <text:p>-1.45E-10</text:p>
          </table:table-cell>
          <table:table-cell table:formula="of:=[.C78]*10^9" office:value-type="float" office:value="-0.1452317" calcext:value-type="float">
            <text:p>-0.1452317</text:p>
          </table:table-cell>
          <table:table-cell table:formula="of:=[.$N$1]*[.D78]" office:value-type="float" office:value="-0.121926610191043" calcext:value-type="float">
            <text:p>-0.121926610191043</text:p>
          </table:table-cell>
          <table:table-cell table:number-columns-repeated="9"/>
        </table:table-row>
        <table:table-row table:style-name="ro1">
          <table:table-cell office:value-type="time" office:time-value="PT14H42M47.526S" calcext:value-type="time">
            <text:p>14:42:47.5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562827" calcext:value-type="float">
            <text:p>-2.56E-10</text:p>
          </table:table-cell>
          <table:table-cell table:formula="of:=[.C79]*10^9" office:value-type="float" office:value="-0.2562827" calcext:value-type="float">
            <text:p>-0.2562827</text:p>
          </table:table-cell>
          <table:table-cell table:formula="of:=[.$N$1]*[.D79]" office:value-type="float" office:value="-0.215157440569848" calcext:value-type="float">
            <text:p>-0.215157440569848</text:p>
          </table:table-cell>
          <table:table-cell table:number-columns-repeated="9"/>
        </table:table-row>
        <table:table-row table:style-name="ro1">
          <table:table-cell office:value-type="time" office:time-value="PT14H42M47.909S" calcext:value-type="time">
            <text:p>14:42:47.91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27309" calcext:value-type="float">
            <text:p>-4.27E-10</text:p>
          </table:table-cell>
          <table:table-cell table:formula="of:=[.C80]*10^9" office:value-type="float" office:value="-0.427309" calcext:value-type="float">
            <text:p>-0.427309</text:p>
          </table:table-cell>
          <table:table-cell table:formula="of:=[.$N$1]*[.D80]" office:value-type="float" office:value="-0.35873943411889" calcext:value-type="float">
            <text:p>-0.35873943411889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262673673230471" calcext:value-type="float">
            <text:p>-0.262673673230471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946617382108707" calcext:value-type="float">
            <text:p>0.094661738210871</text:p>
          </table:table-cell>
          <table:table-cell/>
          <table:table-cell table:formula="of:=(MAX([.E79:.E83])-MIN([.E79:.E83]))/2" office:value-type="float" office:value="0.112732311309812" calcext:value-type="float">
            <text:p>0.112732311309812</text:p>
          </table:table-cell>
          <table:table-cell table:number-columns-repeated="2"/>
        </table:table-row>
        <table:table-row table:style-name="ro1">
          <table:table-cell office:value-type="time" office:time-value="PT14H42M48.294S" calcext:value-type="time">
            <text:p>14:42:48.29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003704" calcext:value-type="float">
            <text:p>-3.00E-10</text:p>
          </table:table-cell>
          <table:table-cell table:formula="of:=[.C81]*10^9" office:value-type="float" office:value="-0.3003704" calcext:value-type="float">
            <text:p>-0.3003704</text:p>
          </table:table-cell>
          <table:table-cell table:formula="of:=[.$N$1]*[.D81]" office:value-type="float" office:value="-0.252170460538076" calcext:value-type="float">
            <text:p>-0.252170460538076</text:p>
          </table:table-cell>
          <table:table-cell table:number-columns-repeated="9"/>
        </table:table-row>
        <table:table-row table:style-name="ro1">
          <table:table-cell office:value-type="time" office:time-value="PT14H42M48.677S" calcext:value-type="time">
            <text:p>14:42:48.6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158749" calcext:value-type="float">
            <text:p>-1.59E-10</text:p>
          </table:table-cell>
          <table:table-cell table:formula="of:=[.C82]*10^9" office:value-type="float" office:value="-0.158749" calcext:value-type="float">
            <text:p>-0.158749</text:p>
          </table:table-cell>
          <table:table-cell table:formula="of:=[.$N$1]*[.D82]" office:value-type="float" office:value="-0.133274811499265" calcext:value-type="float">
            <text:p>-0.133274811499265</text:p>
          </table:table-cell>
          <table:table-cell table:number-columns-repeated="9"/>
        </table:table-row>
        <table:table-row table:style-name="ro1">
          <table:table-cell office:value-type="time" office:time-value="PT14H42M49.06S" calcext:value-type="time">
            <text:p>14:42:49.06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216949" calcext:value-type="float">
            <text:p>-4.22E-10</text:p>
          </table:table-cell>
          <table:table-cell table:formula="of:=[.C83]*10^9" office:value-type="float" office:value="-0.4216949" calcext:value-type="float">
            <text:p>-0.4216949</text:p>
          </table:table-cell>
          <table:table-cell table:formula="of:=[.$N$1]*[.D83]" office:value-type="float" office:value="-0.354026219426274" calcext:value-type="float">
            <text:p>-0.354026219426274</text:p>
          </table:table-cell>
          <table:table-cell table:number-columns-repeated="9"/>
        </table:table-row>
        <table:table-row table:style-name="ro1">
          <table:table-cell office:value-type="time" office:time-value="PT14H42M49.444S" calcext:value-type="time">
            <text:p>14:42:49.4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661973" calcext:value-type="float">
            <text:p>-4.66E-10</text:p>
          </table:table-cell>
          <table:table-cell table:formula="of:=[.C84]*10^9" office:value-type="float" office:value="-0.4661973" calcext:value-type="float">
            <text:p>-0.4661973</text:p>
          </table:table-cell>
          <table:table-cell table:formula="of:=[.$N$1]*[.D84]" office:value-type="float" office:value="-0.391387393173919" calcext:value-type="float">
            <text:p>-0.391387393173919</text:p>
          </table:table-cell>
          <table:table-cell table:number-columns-repeated="9"/>
        </table:table-row>
        <table:table-row table:style-name="ro1">
          <table:table-cell office:value-type="time" office:time-value="PT14H42M49.828S" calcext:value-type="time">
            <text:p>14:42:49.8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845779" calcext:value-type="float">
            <text:p>-1.85E-10</text:p>
          </table:table-cell>
          <table:table-cell table:formula="of:=[.C85]*10^9" office:value-type="float" office:value="-0.1845779" calcext:value-type="float">
            <text:p>-0.1845779</text:p>
          </table:table-cell>
          <table:table-cell table:formula="of:=[.$N$1]*[.D85]" office:value-type="float" office:value="-0.154958990793204" calcext:value-type="float">
            <text:p>-0.154958990793204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86682935456882" calcext:value-type="float">
            <text:p>-0.286682935456882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992665942153957" calcext:value-type="float">
            <text:p>0.099266594215396</text:p>
          </table:table-cell>
          <table:table-cell/>
          <table:table-cell table:formula="of:=(MAX([.E84:.E88])-MIN([.E84:.E88]))/2" office:value-type="float" office:value="0.118214201190358" calcext:value-type="float">
            <text:p>0.118214201190358</text:p>
          </table:table-cell>
          <table:table-cell table:number-columns-repeated="2"/>
        </table:table-row>
        <table:table-row table:style-name="ro1">
          <table:table-cell office:value-type="time" office:time-value="PT14H42M50.212S" calcext:value-type="time">
            <text:p>14:42:50.21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058604" calcext:value-type="float">
            <text:p>-3.06E-10</text:p>
          </table:table-cell>
          <table:table-cell table:formula="of:=[.C86]*10^9" office:value-type="float" office:value="-0.3058604" calcext:value-type="float">
            <text:p>-0.3058604</text:p>
          </table:table-cell>
          <table:table-cell table:formula="of:=[.$N$1]*[.D86]" office:value-type="float" office:value="-0.256779489351681" calcext:value-type="float">
            <text:p>-0.256779489351681</text:p>
          </table:table-cell>
          <table:table-cell table:number-columns-repeated="9"/>
        </table:table-row>
        <table:table-row table:style-name="ro1">
          <table:table-cell office:value-type="time" office:time-value="PT14H42M50.597S" calcext:value-type="time">
            <text:p>14:42:50.6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327574" calcext:value-type="float">
            <text:p>-4.33E-10</text:p>
          </table:table-cell>
          <table:table-cell table:formula="of:=[.C87]*10^9" office:value-type="float" office:value="-0.4327574" calcext:value-type="float">
            <text:p>-0.4327574</text:p>
          </table:table-cell>
          <table:table-cell table:formula="of:=[.$N$1]*[.D87]" office:value-type="float" office:value="-0.363313538415437" calcext:value-type="float">
            <text:p>-0.363313538415437</text:p>
          </table:table-cell>
          <table:table-cell table:number-columns-repeated="9"/>
        </table:table-row>
        <table:table-row table:style-name="ro1">
          <table:table-cell office:value-type="time" office:time-value="PT14H42M50.98S" calcext:value-type="time">
            <text:p>14:42:50.98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18005" calcext:value-type="float">
            <text:p>-3.18E-10</text:p>
          </table:table-cell>
          <table:table-cell table:formula="of:=[.C88]*10^9" office:value-type="float" office:value="-0.318005" calcext:value-type="float">
            <text:p>-0.318005</text:p>
          </table:table-cell>
          <table:table-cell table:formula="of:=[.$N$1]*[.D88]" office:value-type="float" office:value="-0.26697526555017" calcext:value-type="float">
            <text:p>-0.26697526555017</text:p>
          </table:table-cell>
          <table:table-cell table:number-columns-repeated="9"/>
        </table:table-row>
        <table:table-row table:style-name="ro1">
          <table:table-cell office:value-type="time" office:time-value="PT14H42M51.364S" calcext:value-type="time">
            <text:p>14:42:51.3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978871" calcext:value-type="float">
            <text:p>-1.98E-10</text:p>
          </table:table-cell>
          <table:table-cell table:formula="of:=[.C89]*10^9" office:value-type="float" office:value="-0.1978871" calcext:value-type="float">
            <text:p>-0.1978871</text:p>
          </table:table-cell>
          <table:table-cell table:formula="of:=[.$N$1]*[.D89]" office:value-type="float" office:value="-0.166132485562972" calcext:value-type="float">
            <text:p>-0.166132485562972</text:p>
          </table:table-cell>
          <table:table-cell table:number-columns-repeated="9"/>
        </table:table-row>
        <table:table-row table:style-name="ro1">
          <table:table-cell office:value-type="time" office:time-value="PT14H42M51.747S" calcext:value-type="time">
            <text:p>14:42:51.7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178963" calcext:value-type="float">
            <text:p>-5.18E-10</text:p>
          </table:table-cell>
          <table:table-cell table:formula="of:=[.C90]*10^9" office:value-type="float" office:value="-0.5178963" calcext:value-type="float">
            <text:p>-0.5178963</text:p>
          </table:table-cell>
          <table:table-cell table:formula="of:=[.$N$1]*[.D90]" office:value-type="float" office:value="-0.434790340466189" calcext:value-type="float">
            <text:p>-0.434790340466189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255249845876459" calcext:value-type="float">
            <text:p>-0.255249845876459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25524408904925" calcext:value-type="float">
            <text:p>0.125524408904925</text:p>
          </table:table-cell>
          <table:table-cell/>
          <table:table-cell table:formula="of:=(MAX([.E89:.E93])-MIN([.E89:.E93]))/2" office:value-type="float" office:value="0.149500733728888" calcext:value-type="float">
            <text:p>0.149500733728888</text:p>
          </table:table-cell>
          <table:table-cell table:number-columns-repeated="2"/>
        </table:table-row>
        <table:table-row table:style-name="ro1">
          <table:table-cell office:value-type="time" office:time-value="PT14H42M52.123S" calcext:value-type="time">
            <text:p>14:42:52.1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082022" calcext:value-type="float">
            <text:p>-2.08E-10</text:p>
          </table:table-cell>
          <table:table-cell table:formula="of:=[.C91]*10^9" office:value-type="float" office:value="-0.2082022" calcext:value-type="float">
            <text:p>-0.2082022</text:p>
          </table:table-cell>
          <table:table-cell table:formula="of:=[.$N$1]*[.D91]" office:value-type="float" office:value="-0.174792338589423" calcext:value-type="float">
            <text:p>-0.174792338589423</text:p>
          </table:table-cell>
          <table:table-cell table:number-columns-repeated="9"/>
        </table:table-row>
        <table:table-row table:style-name="ro1">
          <table:table-cell office:value-type="time" office:time-value="PT14H42M52.5S" calcext:value-type="time">
            <text:p>14:42:52.50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617436" calcext:value-type="float">
            <text:p>-1.62E-10</text:p>
          </table:table-cell>
          <table:table-cell table:formula="of:=[.C92]*10^9" office:value-type="float" office:value="-0.1617436" calcext:value-type="float">
            <text:p>-0.1617436</text:p>
          </table:table-cell>
          <table:table-cell table:formula="of:=[.$N$1]*[.D92]" office:value-type="float" office:value="-0.135788873008413" calcext:value-type="float">
            <text:p>-0.135788873008413</text:p>
          </table:table-cell>
          <table:table-cell table:number-columns-repeated="9"/>
        </table:table-row>
        <table:table-row table:style-name="ro1">
          <table:table-cell office:value-type="time" office:time-value="PT14H42M52.884S" calcext:value-type="time">
            <text:p>14:42:52.88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344627" calcext:value-type="float">
            <text:p>-4.34E-10</text:p>
          </table:table-cell>
          <table:table-cell table:formula="of:=[.C93]*10^9" office:value-type="float" office:value="-0.4344627" calcext:value-type="float">
            <text:p>-0.4344627</text:p>
          </table:table-cell>
          <table:table-cell table:formula="of:=[.$N$1]*[.D93]" office:value-type="float" office:value="-0.364745191755299" calcext:value-type="float">
            <text:p>-0.364745191755299</text:p>
          </table:table-cell>
          <table:table-cell table:number-columns-repeated="9"/>
        </table:table-row>
        <table:table-row table:style-name="ro1">
          <table:table-cell office:value-type="time" office:time-value="PT14H42M53.267S" calcext:value-type="time">
            <text:p>14:42:53.2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957277" calcext:value-type="float">
            <text:p>-4.96E-10</text:p>
          </table:table-cell>
          <table:table-cell table:formula="of:=[.C94]*10^9" office:value-type="float" office:value="-0.4957277" calcext:value-type="float">
            <text:p>-0.4957277</text:p>
          </table:table-cell>
          <table:table-cell table:formula="of:=[.$N$1]*[.D94]" office:value-type="float" office:value="-0.416179098907486" calcext:value-type="float">
            <text:p>-0.416179098907486</text:p>
          </table:table-cell>
          <table:table-cell table:number-columns-repeated="9"/>
        </table:table-row>
        <table:table-row table:style-name="ro1">
          <table:table-cell office:value-type="time" office:time-value="PT14H42M53.65S" calcext:value-type="time">
            <text:p>14:42:53.6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330742" calcext:value-type="float">
            <text:p>-2.33E-10</text:p>
          </table:table-cell>
          <table:table-cell table:formula="of:=[.C95]*10^9" office:value-type="float" office:value="-0.2330742" calcext:value-type="float">
            <text:p>-0.2330742</text:p>
          </table:table-cell>
          <table:table-cell table:formula="of:=[.$N$1]*[.D95]" office:value-type="float" office:value="-0.195673170037872" calcext:value-type="float">
            <text:p>-0.195673170037872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73958691385959" calcext:value-type="float">
            <text:p>-0.273958691385959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20221127470789" calcext:value-type="float">
            <text:p>0.120221127470789</text:p>
          </table:table-cell>
          <table:table-cell/>
          <table:table-cell table:formula="of:=(MAX([.E94:.E98])-MIN([.E94:.E98]))/2" office:value-type="float" office:value="0.143180445556046" calcext:value-type="float">
            <text:p>0.143180445556046</text:p>
          </table:table-cell>
          <table:table-cell table:number-columns-repeated="2"/>
        </table:table-row>
        <table:table-row table:style-name="ro1">
          <table:table-cell office:value-type="time" office:time-value="PT14H42M54.034S" calcext:value-type="time">
            <text:p>14:42:54.0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050855" calcext:value-type="float">
            <text:p>-5.05E-10</text:p>
          </table:table-cell>
          <table:table-cell table:formula="of:=[.C96]*10^9" office:value-type="float" office:value="-0.5050855" calcext:value-type="float">
            <text:p>-0.5050855</text:p>
          </table:table-cell>
          <table:table-cell table:formula="of:=[.$N$1]*[.D96]" office:value-type="float" office:value="-0.424035268275783" calcext:value-type="float">
            <text:p>-0.424035268275783</text:p>
          </table:table-cell>
          <table:table-cell table:number-columns-repeated="9"/>
        </table:table-row>
        <table:table-row table:style-name="ro1">
          <table:table-cell office:value-type="time" office:time-value="PT14H42M54.418S" calcext:value-type="time">
            <text:p>14:42:54.4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337393" calcext:value-type="float">
            <text:p>-2.34E-10</text:p>
          </table:table-cell>
          <table:table-cell table:formula="of:=[.C97]*10^9" office:value-type="float" office:value="-0.2337393" calcext:value-type="float">
            <text:p>-0.2337393</text:p>
          </table:table-cell>
          <table:table-cell table:formula="of:=[.$N$1]*[.D97]" office:value-type="float" office:value="-0.196231542544963" calcext:value-type="float">
            <text:p>-0.196231542544963</text:p>
          </table:table-cell>
          <table:table-cell table:number-columns-repeated="9"/>
        </table:table-row>
        <table:table-row table:style-name="ro1">
          <table:table-cell office:value-type="time" office:time-value="PT14H42M54.802S" calcext:value-type="time">
            <text:p>14:42:54.80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1639895" calcext:value-type="float">
            <text:p>-1.64E-10</text:p>
          </table:table-cell>
          <table:table-cell table:formula="of:=[.C98]*10^9" office:value-type="float" office:value="-0.1639895" calcext:value-type="float">
            <text:p>-0.1639895</text:p>
          </table:table-cell>
          <table:table-cell table:formula="of:=[.$N$1]*[.D98]" office:value-type="float" office:value="-0.137674377163691" calcext:value-type="float">
            <text:p>-0.137674377163691</text:p>
          </table:table-cell>
          <table:table-cell table:number-columns-repeated="9"/>
        </table:table-row>
        <table:table-row table:style-name="ro1">
          <table:table-cell office:value-type="time" office:time-value="PT14H42M55.186S" calcext:value-type="time">
            <text:p>14:42:55.1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681363" calcext:value-type="float">
            <text:p>-2.68E-10</text:p>
          </table:table-cell>
          <table:table-cell table:formula="of:=[.C99]*10^9" office:value-type="float" office:value="-0.2681363" calcext:value-type="float">
            <text:p>-0.2681363</text:p>
          </table:table-cell>
          <table:table-cell table:formula="of:=[.$N$1]*[.D99]" office:value-type="float" office:value="-0.225108913055266" calcext:value-type="float">
            <text:p>-0.225108913055266</text:p>
          </table:table-cell>
          <table:table-cell table:number-columns-repeated="9"/>
        </table:table-row>
        <table:table-row table:style-name="ro1">
          <table:table-cell office:value-type="time" office:time-value="PT14H42M55.569S" calcext:value-type="time">
            <text:p>14:42:55.57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255904" calcext:value-type="float">
            <text:p>-5.26E-10</text:p>
          </table:table-cell>
          <table:table-cell table:formula="of:=[.C100]*10^9" office:value-type="float" office:value="-0.5255904" calcext:value-type="float">
            <text:p>-0.5255904</text:p>
          </table:table-cell>
          <table:table-cell table:formula="of:=[.$N$1]*[.D100]" office:value-type="float" office:value="-0.441249781011682" calcext:value-type="float">
            <text:p>-0.441249781011682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268211308013243" calcext:value-type="float">
            <text:p>-0.268211308013243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119297114601152" calcext:value-type="float">
            <text:p>0.119297114601152</text:p>
          </table:table-cell>
          <table:table-cell/>
          <table:table-cell table:formula="of:=(MAX([.E99:.E103])-MIN([.E99:.E103]))/2" office:value-type="float" office:value="0.142080491175065" calcext:value-type="float">
            <text:p>0.142080491175065</text:p>
          </table:table-cell>
          <table:table-cell table:number-columns-repeated="2"/>
        </table:table-row>
        <table:table-row table:style-name="ro1">
          <table:table-cell office:value-type="time" office:time-value="PT14H42M55.953S" calcext:value-type="time">
            <text:p>14:42:55.95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452604" calcext:value-type="float">
            <text:p>-2.45E-10</text:p>
          </table:table-cell>
          <table:table-cell table:formula="of:=[.C101]*10^9" office:value-type="float" office:value="-0.2452604" calcext:value-type="float">
            <text:p>-0.2452604</text:p>
          </table:table-cell>
          <table:table-cell table:formula="of:=[.$N$1]*[.D101]" office:value-type="float" office:value="-0.205903870753419" calcext:value-type="float">
            <text:p>-0.205903870753419</text:p>
          </table:table-cell>
          <table:table-cell table:number-columns-repeated="9"/>
        </table:table-row>
        <table:table-row table:style-name="ro1">
          <table:table-cell office:value-type="time" office:time-value="PT14H42M56.337S" calcext:value-type="time">
            <text:p>14:42:56.3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1871148" calcext:value-type="float">
            <text:p>-1.87E-10</text:p>
          </table:table-cell>
          <table:table-cell table:formula="of:=[.C102]*10^9" office:value-type="float" office:value="-0.1871148" calcext:value-type="float">
            <text:p>-0.1871148</text:p>
          </table:table-cell>
          <table:table-cell table:formula="of:=[.$N$1]*[.D102]" office:value-type="float" office:value="-0.157088798661552" calcext:value-type="float">
            <text:p>-0.157088798661552</text:p>
          </table:table-cell>
          <table:table-cell table:number-columns-repeated="9"/>
        </table:table-row>
        <table:table-row table:style-name="ro1">
          <table:table-cell office:value-type="time" office:time-value="PT14H42M56.721S" calcext:value-type="time">
            <text:p>14:42:56.72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712846" calcext:value-type="float">
            <text:p>-3.71E-10</text:p>
          </table:table-cell>
          <table:table-cell table:formula="of:=[.C103]*10^9" office:value-type="float" office:value="-0.3712846" calcext:value-type="float">
            <text:p>-0.3712846</text:p>
          </table:table-cell>
          <table:table-cell table:formula="of:=[.$N$1]*[.D103]" office:value-type="float" office:value="-0.311705176584295" calcext:value-type="float">
            <text:p>-0.311705176584295</text:p>
          </table:table-cell>
          <table:table-cell table:number-columns-repeated="9"/>
        </table:table-row>
        <table:table-row table:style-name="ro1">
          <table:table-cell office:value-type="time" office:time-value="PT14H42M57.106S" calcext:value-type="time">
            <text:p>14:42:57.1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423233" calcext:value-type="float">
            <text:p>-4.42E-10</text:p>
          </table:table-cell>
          <table:table-cell table:formula="of:=[.C104]*10^9" office:value-type="float" office:value="-0.4423233" calcext:value-type="float">
            <text:p>-0.4423233</text:p>
          </table:table-cell>
          <table:table-cell table:formula="of:=[.$N$1]*[.D104]" office:value-type="float" office:value="-0.371344414322188" calcext:value-type="float">
            <text:p>-0.371344414322188</text:p>
          </table:table-cell>
          <table:table-cell table:number-columns-repeated="9"/>
        </table:table-row>
        <table:table-row table:style-name="ro1">
          <table:table-cell office:value-type="time" office:time-value="PT14H42M57.489S" calcext:value-type="time">
            <text:p>14:42:57.4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362394" calcext:value-type="float">
            <text:p>-5.36E-10</text:p>
          </table:table-cell>
          <table:table-cell table:formula="of:=[.C105]*10^9" office:value-type="float" office:value="-0.5362394" calcext:value-type="float">
            <text:p>-0.5362394</text:p>
          </table:table-cell>
          <table:table-cell table:formula="of:=[.$N$1]*[.D105]" office:value-type="float" office:value="-0.45018995365942" calcext:value-type="float">
            <text:p>-0.45018995365942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331189245628673" calcext:value-type="float">
            <text:p>-0.331189245628673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985271200310996" calcext:value-type="float">
            <text:p>0.0985271200311</text:p>
          </table:table-cell>
          <table:table-cell/>
          <table:table-cell table:formula="of:=(MAX([.E104:.E108])-MIN([.E104:.E108]))/2" office:value-type="float" office:value="0.117324339607301" calcext:value-type="float">
            <text:p>0.117324339607301</text:p>
          </table:table-cell>
          <table:table-cell table:number-columns-repeated="2"/>
        </table:table-row>
        <table:table-row table:style-name="ro1">
          <table:table-cell office:value-type="time" office:time-value="PT14H42M57.873S" calcext:value-type="time">
            <text:p>14:42:57.87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272385" calcext:value-type="float">
            <text:p>-3.27E-10</text:p>
          </table:table-cell>
          <table:table-cell table:formula="of:=[.C106]*10^9" office:value-type="float" office:value="-0.3272385" calcext:value-type="float">
            <text:p>-0.3272385</text:p>
          </table:table-cell>
          <table:table-cell table:formula="of:=[.$N$1]*[.D106]" office:value-type="float" office:value="-0.274727081133125" calcext:value-type="float">
            <text:p>-0.274727081133125</text:p>
          </table:table-cell>
          <table:table-cell table:number-columns-repeated="9"/>
        </table:table-row>
        <table:table-row table:style-name="ro1">
          <table:table-cell office:value-type="time" office:time-value="PT14H42M58.256S" calcext:value-type="time">
            <text:p>14:42:58.2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567399" calcext:value-type="float">
            <text:p>-2.57E-10</text:p>
          </table:table-cell>
          <table:table-cell table:formula="of:=[.C107]*10^9" office:value-type="float" office:value="-0.2567399" calcext:value-type="float">
            <text:p>-0.2567399</text:p>
          </table:table-cell>
          <table:table-cell table:formula="of:=[.$N$1]*[.D107]" office:value-type="float" office:value="-0.215541274444817" calcext:value-type="float">
            <text:p>-0.215541274444817</text:p>
          </table:table-cell>
          <table:table-cell table:number-columns-repeated="9"/>
        </table:table-row>
        <table:table-row table:style-name="ro1">
          <table:table-cell office:value-type="time" office:time-value="PT14H42M58.632S" calcext:value-type="time">
            <text:p>14:42:58.63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099232" calcext:value-type="float">
            <text:p>-4.10E-10</text:p>
          </table:table-cell>
          <table:table-cell table:formula="of:=[.C108]*10^9" office:value-type="float" office:value="-0.4099232" calcext:value-type="float">
            <text:p>-0.4099232</text:p>
          </table:table-cell>
          <table:table-cell table:formula="of:=[.$N$1]*[.D108]" office:value-type="float" office:value="-0.344143504583813" calcext:value-type="float">
            <text:p>-0.344143504583813</text:p>
          </table:table-cell>
          <table:table-cell table:number-columns-repeated="9"/>
        </table:table-row>
        <table:table-row table:style-name="ro1">
          <table:table-cell office:value-type="time" office:time-value="PT14H42M59.009S" calcext:value-type="time">
            <text:p>14:42:59.0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259648" calcext:value-type="float">
            <text:p>-5.26E-10</text:p>
          </table:table-cell>
          <table:table-cell table:formula="of:=[.C109]*10^9" office:value-type="float" office:value="-0.5259648" calcext:value-type="float">
            <text:p>-0.5259648</text:p>
          </table:table-cell>
          <table:table-cell table:formula="of:=[.$N$1]*[.D109]" office:value-type="float" office:value="-0.4415641016652" calcext:value-type="float">
            <text:p>-0.4415641016652</text:p>
          </table:table-cell>
          <table:table-cell table:number-columns-repeated="9"/>
        </table:table-row>
        <table:table-row table:style-name="ro1">
          <table:table-cell office:value-type="time" office:time-value="PT14H42M59.392S" calcext:value-type="time">
            <text:p>14:42:59.39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265734" calcext:value-type="float">
            <text:p>-3.27E-10</text:p>
          </table:table-cell>
          <table:table-cell table:formula="of:=[.C110]*10^9" office:value-type="float" office:value="-0.3265734" calcext:value-type="float">
            <text:p>-0.3265734</text:p>
          </table:table-cell>
          <table:table-cell table:formula="of:=[.$N$1]*[.D110]" office:value-type="float" office:value="-0.274168708626034" calcext:value-type="float">
            <text:p>-0.274168708626034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316565645130081" calcext:value-type="float">
            <text:p>-0.316565645130081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11331643226983" calcext:value-type="float">
            <text:p>0.111331643226983</text:p>
          </table:table-cell>
          <table:table-cell/>
          <table:table-cell table:formula="of:=(MAX([.E109:.E113])-MIN([.E109:.E113]))/2" office:value-type="float" office:value="0.132583079387978" calcext:value-type="float">
            <text:p>0.132583079387978</text:p>
          </table:table-cell>
          <table:table-cell table:number-columns-repeated="2"/>
        </table:table-row>
        <table:table-row table:style-name="ro1">
          <table:table-cell office:value-type="time" office:time-value="PT14H42M59.776S" calcext:value-type="time">
            <text:p>14:42:59.7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360687" calcext:value-type="float">
            <text:p>-2.36E-10</text:p>
          </table:table-cell>
          <table:table-cell table:formula="of:=[.C111]*10^9" office:value-type="float" office:value="-0.2360687" calcext:value-type="float">
            <text:p>-0.2360687</text:p>
          </table:table-cell>
          <table:table-cell table:formula="of:=[.$N$1]*[.D111]" office:value-type="float" office:value="-0.198187147593854" calcext:value-type="float">
            <text:p>-0.198187147593854</text:p>
          </table:table-cell>
          <table:table-cell table:number-columns-repeated="9"/>
        </table:table-row>
        <table:table-row table:style-name="ro1">
          <table:table-cell office:value-type="time" office:time-value="PT14H43M00.159S" calcext:value-type="time">
            <text:p>14:43:00.1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519188" calcext:value-type="float">
            <text:p>-5.52E-10</text:p>
          </table:table-cell>
          <table:table-cell table:formula="of:=[.C112]*10^9" office:value-type="float" office:value="-0.5519188" calcext:value-type="float">
            <text:p>-0.5519188</text:p>
          </table:table-cell>
          <table:table-cell table:formula="of:=[.$N$1]*[.D112]" office:value-type="float" office:value="-0.463353306369809" calcext:value-type="float">
            <text:p>-0.463353306369809</text:p>
          </table:table-cell>
          <table:table-cell table:number-columns-repeated="9"/>
        </table:table-row>
        <table:table-row table:style-name="ro1">
          <table:table-cell office:value-type="time" office:time-value="PT14H43M00.543S" calcext:value-type="time">
            <text:p>14:43:00.54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448448" calcext:value-type="float">
            <text:p>-2.45E-10</text:p>
          </table:table-cell>
          <table:table-cell table:formula="of:=[.C113]*10^9" office:value-type="float" office:value="-0.2448448" calcext:value-type="float">
            <text:p>-0.2448448</text:p>
          </table:table-cell>
          <table:table-cell table:formula="of:=[.$N$1]*[.D113]" office:value-type="float" office:value="-0.205554961395507" calcext:value-type="float">
            <text:p>-0.205554961395507</text:p>
          </table:table-cell>
          <table:table-cell table:number-columns-repeated="9"/>
        </table:table-row>
        <table:table-row table:style-name="ro1">
          <table:table-cell office:value-type="time" office:time-value="PT14H43M00.928S" calcext:value-type="time">
            <text:p>14:43:00.9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258154" calcext:value-type="float">
            <text:p>-2.58E-10</text:p>
          </table:table-cell>
          <table:table-cell table:formula="of:=[.C114]*10^9" office:value-type="float" office:value="-0.258154" calcext:value-type="float">
            <text:p>-0.258154</text:p>
          </table:table-cell>
          <table:table-cell table:formula="of:=[.$N$1]*[.D114]" office:value-type="float" office:value="-0.216728456165276" calcext:value-type="float">
            <text:p>-0.216728456165276</text:p>
          </table:table-cell>
          <table:table-cell table:number-columns-repeated="9"/>
        </table:table-row>
        <table:table-row table:style-name="ro1">
          <table:table-cell office:value-type="time" office:time-value="PT14H43M01.311S" calcext:value-type="time">
            <text:p>14:43:01.31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260483" calcext:value-type="float">
            <text:p>-5.26E-10</text:p>
          </table:table-cell>
          <table:table-cell table:formula="of:=[.C115]*10^9" office:value-type="float" office:value="-0.5260483" calcext:value-type="float">
            <text:p>-0.5260483</text:p>
          </table:table-cell>
          <table:table-cell table:formula="of:=[.$N$1]*[.D115]" office:value-type="float" office:value="-0.441634202558813" calcext:value-type="float">
            <text:p>-0.441634202558813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46972121815343" calcext:value-type="float">
            <text:p>-0.346972121815343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106750070522091" calcext:value-type="float">
            <text:p>0.106750070522091</text:p>
          </table:table-cell>
          <table:table-cell/>
          <table:table-cell table:formula="of:=(MAX([.E114:.E118])-MIN([.E114:.E118]))/2" office:value-type="float" office:value="0.127118567812795" calcext:value-type="float">
            <text:p>0.127118567812795</text:p>
          </table:table-cell>
          <table:table-cell table:number-columns-repeated="2"/>
        </table:table-row>
        <table:table-row table:style-name="ro1">
          <table:table-cell office:value-type="time" office:time-value="PT14H43M01.695S" calcext:value-type="time">
            <text:p>14:43:01.7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871724" calcext:value-type="float">
            <text:p>-3.87E-10</text:p>
          </table:table-cell>
          <table:table-cell table:formula="of:=[.C116]*10^9" office:value-type="float" office:value="-0.3871724" calcext:value-type="float">
            <text:p>-0.3871724</text:p>
          </table:table-cell>
          <table:table-cell table:formula="of:=[.$N$1]*[.D116]" office:value-type="float" office:value="-0.325043487692636" calcext:value-type="float">
            <text:p>-0.325043487692636</text:p>
          </table:table-cell>
          <table:table-cell table:number-columns-repeated="9"/>
        </table:table-row>
        <table:table-row table:style-name="ro1">
          <table:table-cell office:value-type="time" office:time-value="PT14H43M02.078S" calcext:value-type="time">
            <text:p>14:43:02.0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341016" calcext:value-type="float">
            <text:p>-3.34E-10</text:p>
          </table:table-cell>
          <table:table-cell table:formula="of:=[.C117]*10^9" office:value-type="float" office:value="-0.3341016" calcext:value-type="float">
            <text:p>-0.3341016</text:p>
          </table:table-cell>
          <table:table-cell table:formula="of:=[.$N$1]*[.D117]" office:value-type="float" office:value="-0.280488870869127" calcext:value-type="float">
            <text:p>-0.280488870869127</text:p>
          </table:table-cell>
          <table:table-cell table:number-columns-repeated="9"/>
        </table:table-row>
        <table:table-row table:style-name="ro1">
          <table:table-cell office:value-type="time" office:time-value="PT14H43M02.462S" calcext:value-type="time">
            <text:p>14:43:02.46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609861" calcext:value-type="float">
            <text:p>-5.61E-10</text:p>
          </table:table-cell>
          <table:table-cell table:formula="of:=[.C118]*10^9" office:value-type="float" office:value="-0.5609861" calcext:value-type="float">
            <text:p>-0.5609861</text:p>
          </table:table-cell>
          <table:table-cell table:formula="of:=[.$N$1]*[.D118]" office:value-type="float" office:value="-0.470965591790865" calcext:value-type="float">
            <text:p>-0.470965591790865</text:p>
          </table:table-cell>
          <table:table-cell table:number-columns-repeated="9"/>
        </table:table-row>
        <table:table-row table:style-name="ro1">
          <table:table-cell office:value-type="time" office:time-value="PT14H43M02.847S" calcext:value-type="time">
            <text:p>14:43:02.8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683602" calcext:value-type="float">
            <text:p>-4.68E-10</text:p>
          </table:table-cell>
          <table:table-cell table:formula="of:=[.C119]*10^9" office:value-type="float" office:value="-0.4683602" calcext:value-type="float">
            <text:p>-0.4683602</text:p>
          </table:table-cell>
          <table:table-cell table:formula="of:=[.$N$1]*[.D119]" office:value-type="float" office:value="-0.393203216201414" calcext:value-type="float">
            <text:p>-0.393203216201414</text:p>
          </table:table-cell>
          <table:table-cell table:number-columns-repeated="9"/>
        </table:table-row>
        <table:table-row table:style-name="ro1">
          <table:table-cell office:value-type="time" office:time-value="PT14H43M03.23S" calcext:value-type="time">
            <text:p>14:43:03.23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81903" calcext:value-type="float">
            <text:p>-2.82E-10</text:p>
          </table:table-cell>
          <table:table-cell table:formula="of:=[.C120]*10^9" office:value-type="float" office:value="-0.281903" calcext:value-type="float">
            <text:p>-0.281903</text:p>
          </table:table-cell>
          <table:table-cell table:formula="of:=[.$N$1]*[.D120]" office:value-type="float" office:value="-0.236666493559502" calcext:value-type="float">
            <text:p>-0.236666493559502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51155306589711" calcext:value-type="float">
            <text:p>-0.351155306589711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0896664117449547" calcext:value-type="float">
            <text:p>0.089666411744955</text:p>
          </table:table-cell>
          <table:table-cell/>
          <table:table-cell table:formula="of:=(MAX([.E119:.E123])-MIN([.E119:.E123]))/2" office:value-type="float" office:value="0.106761688073376" calcext:value-type="float">
            <text:p>0.106761688073376</text:p>
          </table:table-cell>
          <table:table-cell table:number-columns-repeated="2"/>
        </table:table-row>
        <table:table-row table:style-name="ro1">
          <table:table-cell office:value-type="time" office:time-value="PT14H43M03.614S" calcext:value-type="time">
            <text:p>14:43:03.61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128221" calcext:value-type="float">
            <text:p>-5.13E-10</text:p>
          </table:table-cell>
          <table:table-cell table:formula="of:=[.C121]*10^9" office:value-type="float" office:value="-0.5128221" calcext:value-type="float">
            <text:p>-0.5128221</text:p>
          </table:table-cell>
          <table:table-cell table:formula="of:=[.$N$1]*[.D121]" office:value-type="float" office:value="-0.430530388916828" calcext:value-type="float">
            <text:p>-0.430530388916828</text:p>
          </table:table-cell>
          <table:table-cell table:number-columns-repeated="9"/>
        </table:table-row>
        <table:table-row table:style-name="ro1">
          <table:table-cell office:value-type="time" office:time-value="PT14H43M03.998S" calcext:value-type="time">
            <text:p>14:43:04.0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362393" calcext:value-type="float">
            <text:p>-5.36E-10</text:p>
          </table:table-cell>
          <table:table-cell table:formula="of:=[.C122]*10^9" office:value-type="float" office:value="-0.5362393" calcext:value-type="float">
            <text:p>-0.5362393</text:p>
          </table:table-cell>
          <table:table-cell table:formula="of:=[.$N$1]*[.D122]" office:value-type="float" office:value="-0.450189869706254" calcext:value-type="float">
            <text:p>-0.450189869706254</text:p>
          </table:table-cell>
          <table:table-cell table:number-columns-repeated="9"/>
        </table:table-row>
        <table:table-row table:style-name="ro1">
          <table:table-cell office:value-type="time" office:time-value="PT14H43M04.382S" calcext:value-type="time">
            <text:p>14:43:04.38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2920516" calcext:value-type="float">
            <text:p>-2.92E-10</text:p>
          </table:table-cell>
          <table:table-cell table:formula="of:=[.C123]*10^9" office:value-type="float" office:value="-0.2920516" calcext:value-type="float">
            <text:p>-0.2920516</text:p>
          </table:table-cell>
          <table:table-cell table:formula="of:=[.$N$1]*[.D123]" office:value-type="float" office:value="-0.245186564564557" calcext:value-type="float">
            <text:p>-0.245186564564557</text:p>
          </table:table-cell>
          <table:table-cell table:number-columns-repeated="9"/>
        </table:table-row>
        <table:table-row table:style-name="ro1">
          <table:table-cell office:value-type="time" office:time-value="PT14H43M04.767S" calcext:value-type="time">
            <text:p>14:43:04.77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2775359" calcext:value-type="float">
            <text:p>-2.78E-10</text:p>
          </table:table-cell>
          <table:table-cell table:formula="of:=[.C124]*10^9" office:value-type="float" office:value="-0.2775359" calcext:value-type="float">
            <text:p>-0.2775359</text:p>
          </table:table-cell>
          <table:table-cell table:formula="of:=[.$N$1]*[.D124]" office:value-type="float" office:value="-0.233000174846953" calcext:value-type="float">
            <text:p>-0.233000174846953</text:p>
          </table:table-cell>
          <table:table-cell table:number-columns-repeated="9"/>
        </table:table-row>
        <table:table-row table:style-name="ro1">
          <table:table-cell office:value-type="time" office:time-value="PT14H43M05.15S" calcext:value-type="time">
            <text:p>14:43:05.15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713005" calcext:value-type="float">
            <text:p>-5.71E-10</text:p>
          </table:table-cell>
          <table:table-cell table:formula="of:=[.C125]*10^9" office:value-type="float" office:value="-0.5713005" calcext:value-type="float">
            <text:p>-0.5713005</text:p>
          </table:table-cell>
          <table:table-cell table:formula="of:=[.$N$1]*[.D125]" office:value-type="float" office:value="-0.479624857145154" calcext:value-type="float">
            <text:p>-0.479624857145154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333521716439754" calcext:value-type="float">
            <text:p>-0.333521716439754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103553197184722" calcext:value-type="float">
            <text:p>0.103553197184722</text:p>
          </table:table-cell>
          <table:table-cell/>
          <table:table-cell table:formula="of:=(MAX([.E124:.E128])-MIN([.E124:.E128]))/2" office:value-type="float" office:value="0.123312341149101" calcext:value-type="float">
            <text:p>0.123312341149101</text:p>
          </table:table-cell>
          <table:table-cell table:number-columns-repeated="2"/>
        </table:table-row>
        <table:table-row table:style-name="ro1">
          <table:table-cell office:value-type="time" office:time-value="PT14H43M05.534S" calcext:value-type="time">
            <text:p>14:43:05.53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752236" calcext:value-type="float">
            <text:p>-4.75E-10</text:p>
          </table:table-cell>
          <table:table-cell table:formula="of:=[.C126]*10^9" office:value-type="float" office:value="-0.4752236" calcext:value-type="float">
            <text:p>-0.4752236</text:p>
          </table:table-cell>
          <table:table-cell table:formula="of:=[.$N$1]*[.D126]" office:value-type="float" office:value="-0.398965257796914" calcext:value-type="float">
            <text:p>-0.398965257796914</text:p>
          </table:table-cell>
          <table:table-cell table:number-columns-repeated="9"/>
        </table:table-row>
        <table:table-row table:style-name="ro1">
          <table:table-cell office:value-type="time" office:time-value="PT14H43M05.918S" calcext:value-type="time">
            <text:p>14:43:05.9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064008" calcext:value-type="float">
            <text:p>-3.06E-10</text:p>
          </table:table-cell>
          <table:table-cell table:formula="of:=[.C127]*10^9" office:value-type="float" office:value="-0.3064008" calcext:value-type="float">
            <text:p>-0.3064008</text:p>
          </table:table-cell>
          <table:table-cell table:formula="of:=[.$N$1]*[.D127]" office:value-type="float" office:value="-0.257233172260765" calcext:value-type="float">
            <text:p>-0.257233172260765</text:p>
          </table:table-cell>
          <table:table-cell table:number-columns-repeated="9"/>
        </table:table-row>
        <table:table-row table:style-name="ro1">
          <table:table-cell office:value-type="time" office:time-value="PT14H43M06.302S" calcext:value-type="time">
            <text:p>14:43:06.30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355895" calcext:value-type="float">
            <text:p>-3.56E-10</text:p>
          </table:table-cell>
          <table:table-cell table:formula="of:=[.C128]*10^9" office:value-type="float" office:value="-0.355895" calcext:value-type="float">
            <text:p>-0.355895</text:p>
          </table:table-cell>
          <table:table-cell table:formula="of:=[.$N$1]*[.D128]" office:value-type="float" office:value="-0.298785120148984" calcext:value-type="float">
            <text:p>-0.298785120148984</text:p>
          </table:table-cell>
          <table:table-cell table:number-columns-repeated="9"/>
        </table:table-row>
        <table:table-row table:style-name="ro1">
          <table:table-cell office:value-type="time" office:time-value="PT14H43M06.686S" calcext:value-type="time">
            <text:p>14:43:06.6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883245" calcext:value-type="float">
            <text:p>-4.88E-10</text:p>
          </table:table-cell>
          <table:table-cell table:formula="of:=[.C129]*10^9" office:value-type="float" office:value="-0.4883245" calcext:value-type="float">
            <text:p>-0.4883245</text:p>
          </table:table-cell>
          <table:table-cell table:formula="of:=[.$N$1]*[.D129]" office:value-type="float" office:value="-0.409963878121897" calcext:value-type="float">
            <text:p>-0.409963878121897</text:p>
          </table:table-cell>
          <table:table-cell table:number-columns-repeated="9"/>
        </table:table-row>
        <table:table-row table:style-name="ro1">
          <table:table-cell office:value-type="time" office:time-value="PT14H43M07.069S" calcext:value-type="time">
            <text:p>14:43:07.07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964225" calcext:value-type="float">
            <text:p>-5.96E-10</text:p>
          </table:table-cell>
          <table:table-cell table:formula="of:=[.C130]*10^9" office:value-type="float" office:value="-0.5964225" calcext:value-type="float">
            <text:p>-0.5964225</text:p>
          </table:table-cell>
          <table:table-cell table:formula="of:=[.$N$1]*[.D130]" office:value-type="float" office:value="-0.500715571508612" calcext:value-type="float">
            <text:p>-0.500715571508612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400522186051087" calcext:value-type="float">
            <text:p>-0.400522186051087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01177875387798" calcext:value-type="float">
            <text:p>0.101177875387798</text:p>
          </table:table-cell>
          <table:table-cell/>
          <table:table-cell table:formula="of:=(MAX([.E129:.E133])-MIN([.E129:.E133]))/2" office:value-type="float" office:value="0.120466790563987" calcext:value-type="float">
            <text:p>0.120466790563987</text:p>
          </table:table-cell>
          <table:table-cell table:number-columns-repeated="2"/>
        </table:table-row>
        <table:table-row table:style-name="ro1">
          <table:table-cell office:value-type="time" office:time-value="PT14H43M07.453S" calcext:value-type="time">
            <text:p>14:43:07.4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566025" calcext:value-type="float">
            <text:p>-3.57E-10</text:p>
          </table:table-cell>
          <table:table-cell table:formula="of:=[.C131]*10^9" office:value-type="float" office:value="-0.3566025" calcext:value-type="float">
            <text:p>-0.3566025</text:p>
          </table:table-cell>
          <table:table-cell table:formula="of:=[.$N$1]*[.D131]" office:value-type="float" office:value="-0.299379088798461" calcext:value-type="float">
            <text:p>-0.299379088798461</text:p>
          </table:table-cell>
          <table:table-cell table:number-columns-repeated="9"/>
        </table:table-row>
        <table:table-row table:style-name="ro1">
          <table:table-cell office:value-type="time" office:time-value="PT14H43M07.837S" calcext:value-type="time">
            <text:p>14:43:07.8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285277" calcext:value-type="float">
            <text:p>-3.29E-10</text:p>
          </table:table-cell>
          <table:table-cell table:formula="of:=[.C132]*10^9" office:value-type="float" office:value="-0.3285277" calcext:value-type="float">
            <text:p>-0.3285277</text:p>
          </table:table-cell>
          <table:table-cell table:formula="of:=[.$N$1]*[.D132]" office:value-type="float" office:value="-0.275809405349245" calcext:value-type="float">
            <text:p>-0.275809405349245</text:p>
          </table:table-cell>
          <table:table-cell table:number-columns-repeated="9"/>
        </table:table-row>
        <table:table-row table:style-name="ro1">
          <table:table-cell office:value-type="time" office:time-value="PT14H43M08.221S" calcext:value-type="time">
            <text:p>14:43:08.22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155134" calcext:value-type="float">
            <text:p>-6.16E-10</text:p>
          </table:table-cell>
          <table:table-cell table:formula="of:=[.C133]*10^9" office:value-type="float" office:value="-0.6155134" calcext:value-type="float">
            <text:p>-0.6155134</text:p>
          </table:table-cell>
          <table:table-cell table:formula="of:=[.$N$1]*[.D133]" office:value-type="float" office:value="-0.516742986477219" calcext:value-type="float">
            <text:p>-0.516742986477219</text:p>
          </table:table-cell>
          <table:table-cell table:number-columns-repeated="9"/>
        </table:table-row>
        <table:table-row table:style-name="ro1">
          <table:table-cell office:value-type="time" office:time-value="PT14H43M08.605S" calcext:value-type="time">
            <text:p>14:43:08.6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568139" calcext:value-type="float">
            <text:p>-6.57E-10</text:p>
          </table:table-cell>
          <table:table-cell table:formula="of:=[.C134]*10^9" office:value-type="float" office:value="-0.6568139" calcext:value-type="float">
            <text:p>-0.6568139</text:p>
          </table:table-cell>
          <table:table-cell table:formula="of:=[.$N$1]*[.D134]" office:value-type="float" office:value="-0.55141606380259" calcext:value-type="float">
            <text:p>-0.55141606380259</text:p>
          </table:table-cell>
          <table:table-cell table:number-columns-repeated="9"/>
        </table:table-row>
        <table:table-row table:style-name="ro1">
          <table:table-cell office:value-type="time" office:time-value="PT14H43M08.989S" calcext:value-type="time">
            <text:p>14:43:08.9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576012" calcext:value-type="float">
            <text:p>-3.58E-10</text:p>
          </table:table-cell>
          <table:table-cell table:formula="of:=[.C135]*10^9" office:value-type="float" office:value="-0.3576012" calcext:value-type="float">
            <text:p>-0.3576012</text:p>
          </table:table-cell>
          <table:table-cell table:formula="of:=[.$N$1]*[.D135]" office:value-type="float" office:value="-0.30021752906734" calcext:value-type="float">
            <text:p>-0.30021752906734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377392501144896" calcext:value-type="float">
            <text:p>-0.377392501144896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113818091120251" calcext:value-type="float">
            <text:p>0.113818091120251</text:p>
          </table:table-cell>
          <table:table-cell/>
          <table:table-cell table:formula="of:=(MAX([.E134:.E138])-MIN([.E134:.E138]))/2" office:value-type="float" office:value="0.135533655383762" calcext:value-type="float">
            <text:p>0.135533655383762</text:p>
          </table:table-cell>
          <table:table-cell table:number-columns-repeated="2"/>
        </table:table-row>
        <table:table-row table:style-name="ro1">
          <table:table-cell office:value-type="time" office:time-value="PT14H43M09.372S" calcext:value-type="time">
            <text:p>14:43:09.37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651862" calcext:value-type="float">
            <text:p>-5.65E-10</text:p>
          </table:table-cell>
          <table:table-cell table:formula="of:=[.C136]*10^9" office:value-type="float" office:value="-0.5651862" calcext:value-type="float">
            <text:p>-0.5651862</text:p>
          </table:table-cell>
          <table:table-cell table:formula="of:=[.$N$1]*[.D136]" office:value-type="float" office:value="-0.474491708716188" calcext:value-type="float">
            <text:p>-0.474491708716188</text:p>
          </table:table-cell>
          <table:table-cell table:number-columns-repeated="9"/>
        </table:table-row>
        <table:table-row table:style-name="ro1">
          <table:table-cell office:value-type="time" office:time-value="PT14H43M09.747S" calcext:value-type="time">
            <text:p>14:43:09.7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341011" calcext:value-type="float">
            <text:p>-3.34E-10</text:p>
          </table:table-cell>
          <table:table-cell table:formula="of:=[.C137]*10^9" office:value-type="float" office:value="-0.3341011" calcext:value-type="float">
            <text:p>-0.3341011</text:p>
          </table:table-cell>
          <table:table-cell table:formula="of:=[.$N$1]*[.D137]" office:value-type="float" office:value="-0.280488451103297" calcext:value-type="float">
            <text:p>-0.280488451103297</text:p>
          </table:table-cell>
          <table:table-cell table:number-columns-repeated="9"/>
        </table:table-row>
        <table:table-row table:style-name="ro1">
          <table:table-cell office:value-type="time" office:time-value="PT14H43M10.124S" calcext:value-type="time">
            <text:p>14:43:10.1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3339347" calcext:value-type="float">
            <text:p>-3.34E-10</text:p>
          </table:table-cell>
          <table:table-cell table:formula="of:=[.C138]*10^9" office:value-type="float" office:value="-0.3339347" calcext:value-type="float">
            <text:p>-0.3339347</text:p>
          </table:table-cell>
          <table:table-cell table:formula="of:=[.$N$1]*[.D138]" office:value-type="float" office:value="-0.280348753035066" calcext:value-type="float">
            <text:p>-0.280348753035066</text:p>
          </table:table-cell>
          <table:table-cell table:number-columns-repeated="9"/>
        </table:table-row>
        <table:table-row table:style-name="ro1">
          <table:table-cell office:value-type="time" office:time-value="PT14H43M10.508S" calcext:value-type="time">
            <text:p>14:43:10.5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386632" calcext:value-type="float">
            <text:p>-3.87E-10</text:p>
          </table:table-cell>
          <table:table-cell table:formula="of:=[.C139]*10^9" office:value-type="float" office:value="-0.386632" calcext:value-type="float">
            <text:p>-0.386632</text:p>
          </table:table-cell>
          <table:table-cell table:formula="of:=[.$N$1]*[.D139]" office:value-type="float" office:value="-0.324589804783551" calcext:value-type="float">
            <text:p>-0.324589804783551</text:p>
          </table:table-cell>
          <table:table-cell table:number-columns-repeated="9"/>
        </table:table-row>
        <table:table-row table:style-name="ro1">
          <table:table-cell office:value-type="time" office:time-value="PT14H43M10.892S" calcext:value-type="time">
            <text:p>14:43:10.89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820181" calcext:value-type="float">
            <text:p>-6.82E-10</text:p>
          </table:table-cell>
          <table:table-cell table:formula="of:=[.C140]*10^9" office:value-type="float" office:value="-0.6820181" calcext:value-type="float">
            <text:p>-0.6820181</text:p>
          </table:table-cell>
          <table:table-cell table:formula="of:=[.$N$1]*[.D140]" office:value-type="float" office:value="-0.572575787668503" calcext:value-type="float">
            <text:p>-0.572575787668503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44484658650278" calcext:value-type="float">
            <text:p>-0.44484658650278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04146605736445" calcext:value-type="float">
            <text:p>0.104146605736445</text:p>
          </table:table-cell>
          <table:table-cell/>
          <table:table-cell table:formula="of:=(MAX([.E139:.E143])-MIN([.E139:.E143]))/2" office:value-type="float" office:value="0.123992991442476" calcext:value-type="float">
            <text:p>0.123992991442476</text:p>
          </table:table-cell>
          <table:table-cell table:number-columns-repeated="2"/>
        </table:table-row>
        <table:table-row table:style-name="ro1">
          <table:table-cell office:value-type="time" office:time-value="PT14H43M11.275S" calcext:value-type="time">
            <text:p>14:43:11.2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500185" calcext:value-type="float">
            <text:p>-4.50E-10</text:p>
          </table:table-cell>
          <table:table-cell table:formula="of:=[.C141]*10^9" office:value-type="float" office:value="-0.4500185" calcext:value-type="float">
            <text:p>-0.4500185</text:p>
          </table:table-cell>
          <table:table-cell table:formula="of:=[.$N$1]*[.D141]" office:value-type="float" office:value="-0.377804778352507" calcext:value-type="float">
            <text:p>-0.377804778352507</text:p>
          </table:table-cell>
          <table:table-cell table:number-columns-repeated="9"/>
        </table:table-row>
        <table:table-row table:style-name="ro1">
          <table:table-cell office:value-type="time" office:time-value="PT14H43M11.658S" calcext:value-type="time">
            <text:p>14:43:11.6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986263" calcext:value-type="float">
            <text:p>-5.99E-10</text:p>
          </table:table-cell>
          <table:table-cell table:formula="of:=[.C142]*10^9" office:value-type="float" office:value="-0.5986263" calcext:value-type="float">
            <text:p>-0.5986263</text:p>
          </table:table-cell>
          <table:table-cell table:formula="of:=[.$N$1]*[.D142]" office:value-type="float" office:value="-0.502565731381002" calcext:value-type="float">
            <text:p>-0.502565731381002</text:p>
          </table:table-cell>
          <table:table-cell table:number-columns-repeated="9"/>
        </table:table-row>
        <table:table-row table:style-name="ro1">
          <table:table-cell office:value-type="time" office:time-value="PT14H43M12.042S" calcext:value-type="time">
            <text:p>14:43:12.04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320786" calcext:value-type="float">
            <text:p>-5.32E-10</text:p>
          </table:table-cell>
          <table:table-cell table:formula="of:=[.C143]*10^9" office:value-type="float" office:value="-0.5320786" calcext:value-type="float">
            <text:p>-0.5320786</text:p>
          </table:table-cell>
          <table:table-cell table:formula="of:=[.$N$1]*[.D143]" office:value-type="float" office:value="-0.446696830328337" calcext:value-type="float">
            <text:p>-0.446696830328337</text:p>
          </table:table-cell>
          <table:table-cell table:number-columns-repeated="9"/>
        </table:table-row>
        <table:table-row table:style-name="ro1">
          <table:table-cell office:value-type="time" office:time-value="PT14H43M12.427S" calcext:value-type="time">
            <text:p>14:43:12.4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420324" calcext:value-type="float">
            <text:p>-4.42E-10</text:p>
          </table:table-cell>
          <table:table-cell table:formula="of:=[.C144]*10^9" office:value-type="float" office:value="-0.4420324" calcext:value-type="float">
            <text:p>-0.4420324</text:p>
          </table:table-cell>
          <table:table-cell table:formula="of:=[.$N$1]*[.D144]" office:value-type="float" office:value="-0.371100194562283" calcext:value-type="float">
            <text:p>-0.371100194562283</text:p>
          </table:table-cell>
          <table:table-cell table:number-columns-repeated="9"/>
        </table:table-row>
        <table:table-row table:style-name="ro1">
          <table:table-cell office:value-type="time" office:time-value="PT14H43M12.811S" calcext:value-type="time">
            <text:p>14:43:12.81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332602" calcext:value-type="float">
            <text:p>-7.33E-10</text:p>
          </table:table-cell>
          <table:table-cell table:formula="of:=[.C145]*10^9" office:value-type="float" office:value="-0.7332602" calcext:value-type="float">
            <text:p>-0.7332602</text:p>
          </table:table-cell>
          <table:table-cell table:formula="of:=[.$N$1]*[.D145]" office:value-type="float" office:value="-0.615595152945302" calcext:value-type="float">
            <text:p>-0.615595152945302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462326559149583" calcext:value-type="float">
            <text:p>-0.462326559149583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09717918562009" calcext:value-type="float">
            <text:p>0.109717918562009</text:p>
          </table:table-cell>
          <table:table-cell/>
          <table:table-cell table:formula="of:=(MAX([.E144:.E148])-MIN([.E144:.E148]))/2" office:value-type="float" office:value="0.130627684222002" calcext:value-type="float">
            <text:p>0.130627684222002</text:p>
          </table:table-cell>
          <table:table-cell table:number-columns-repeated="2"/>
        </table:table-row>
        <table:table-row table:style-name="ro1">
          <table:table-cell office:value-type="time" office:time-value="PT14H43M13.195S" calcext:value-type="time">
            <text:p>14:43:13.2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4220684" calcext:value-type="float">
            <text:p>-4.22E-10</text:p>
          </table:table-cell>
          <table:table-cell table:formula="of:=[.C146]*10^9" office:value-type="float" office:value="-0.4220684" calcext:value-type="float">
            <text:p>-0.4220684</text:p>
          </table:table-cell>
          <table:table-cell table:formula="of:=[.$N$1]*[.D146]" office:value-type="float" office:value="-0.354339784501298" calcext:value-type="float">
            <text:p>-0.354339784501298</text:p>
          </table:table-cell>
          <table:table-cell table:number-columns-repeated="9"/>
        </table:table-row>
        <table:table-row table:style-name="ro1">
          <table:table-cell office:value-type="time" office:time-value="PT14H43M13.578S" calcext:value-type="time">
            <text:p>14:43:13.5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524464" calcext:value-type="float">
            <text:p>-6.52E-10</text:p>
          </table:table-cell>
          <table:table-cell table:formula="of:=[.C147]*10^9" office:value-type="float" office:value="-0.6524464" calcext:value-type="float">
            <text:p>-0.6524464</text:p>
          </table:table-cell>
          <table:table-cell table:formula="of:=[.$N$1]*[.D147]" office:value-type="float" office:value="-0.547749409277377" calcext:value-type="float">
            <text:p>-0.547749409277377</text:p>
          </table:table-cell>
          <table:table-cell table:number-columns-repeated="9"/>
        </table:table-row>
        <table:table-row table:style-name="ro1">
          <table:table-cell office:value-type="time" office:time-value="PT14H43M13.962S" calcext:value-type="time">
            <text:p>14:43:13.96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036716" calcext:value-type="float">
            <text:p>-5.04E-10</text:p>
          </table:table-cell>
          <table:table-cell table:formula="of:=[.C148]*10^9" office:value-type="float" office:value="-0.5036716" calcext:value-type="float">
            <text:p>-0.5036716</text:p>
          </table:table-cell>
          <table:table-cell table:formula="of:=[.$N$1]*[.D148]" office:value-type="float" office:value="-0.422848254461656" calcext:value-type="float">
            <text:p>-0.422848254461656</text:p>
          </table:table-cell>
          <table:table-cell table:number-columns-repeated="9"/>
        </table:table-row>
        <table:table-row table:style-name="ro1">
          <table:table-cell office:value-type="time" office:time-value="PT14H43M14.346S" calcext:value-type="time">
            <text:p>14:43:14.3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334934" calcext:value-type="float">
            <text:p>-5.33E-10</text:p>
          </table:table-cell>
          <table:table-cell table:formula="of:=[.C149]*10^9" office:value-type="float" office:value="-0.5334934" calcext:value-type="float">
            <text:p>-0.5334934</text:p>
          </table:table-cell>
          <table:table-cell table:formula="of:=[.$N$1]*[.D149]" office:value-type="float" office:value="-0.447884599720957" calcext:value-type="float">
            <text:p>-0.447884599720957</text:p>
          </table:table-cell>
          <table:table-cell table:number-columns-repeated="9"/>
        </table:table-row>
        <table:table-row table:style-name="ro1">
          <table:table-cell office:value-type="time" office:time-value="PT14H43M14.73S" calcext:value-type="time">
            <text:p>14:43:14.73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8183578" calcext:value-type="float">
            <text:p>-8.18E-10</text:p>
          </table:table-cell>
          <table:table-cell table:formula="of:=[.C150]*10^9" office:value-type="float" office:value="-0.8183578" calcext:value-type="float">
            <text:p>-0.8183578</text:p>
          </table:table-cell>
          <table:table-cell table:formula="of:=[.$N$1]*[.D150]" office:value-type="float" office:value="-0.687037282338494" calcext:value-type="float">
            <text:p>-0.687037282338494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551185595571277" calcext:value-type="float">
            <text:p>-0.551185595571277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112347227234273" calcext:value-type="float">
            <text:p>0.112347227234273</text:p>
          </table:table-cell>
          <table:table-cell/>
          <table:table-cell table:formula="of:=(MAX([.E149:.E153])-MIN([.E149:.E153]))/2" office:value-type="float" office:value="0.133735588450877" calcext:value-type="float">
            <text:p>0.133735588450877</text:p>
          </table:table-cell>
          <table:table-cell table:number-columns-repeated="2"/>
        </table:table-row>
        <table:table-row table:style-name="ro1">
          <table:table-cell office:value-type="time" office:time-value="PT14H43M15.114S" calcext:value-type="time">
            <text:p>14:43:15.11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945376" calcext:value-type="float">
            <text:p>-6.95E-10</text:p>
          </table:table-cell>
          <table:table-cell table:formula="of:=[.C151]*10^9" office:value-type="float" office:value="-0.6945376" calcext:value-type="float">
            <text:p>-0.6945376</text:p>
          </table:table-cell>
          <table:table-cell table:formula="of:=[.$N$1]*[.D151]" office:value-type="float" office:value="-0.58308630428634" calcext:value-type="float">
            <text:p>-0.58308630428634</text:p>
          </table:table-cell>
          <table:table-cell table:number-columns-repeated="9"/>
        </table:table-row>
        <table:table-row table:style-name="ro1">
          <table:table-cell office:value-type="time" office:time-value="PT14H43M15.497S" calcext:value-type="time">
            <text:p>14:43:15.5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997621" calcext:value-type="float">
            <text:p>-5.00E-10</text:p>
          </table:table-cell>
          <table:table-cell table:formula="of:=[.C152]*10^9" office:value-type="float" office:value="-0.4997621" calcext:value-type="float">
            <text:p>-0.4997621</text:p>
          </table:table-cell>
          <table:table-cell table:formula="of:=[.$N$1]*[.D152]" office:value-type="float" office:value="-0.41956610543674" calcext:value-type="float">
            <text:p>-0.41956610543674</text:p>
          </table:table-cell>
          <table:table-cell table:number-columns-repeated="9"/>
        </table:table-row>
        <table:table-row table:style-name="ro1">
          <table:table-cell office:value-type="time" office:time-value="PT14H43M15.881S" calcext:value-type="time">
            <text:p>14:43:15.88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36546" calcext:value-type="float">
            <text:p>-7.37E-10</text:p>
          </table:table-cell>
          <table:table-cell table:formula="of:=[.C153]*10^9" office:value-type="float" office:value="-0.736546" calcext:value-type="float">
            <text:p>-0.736546</text:p>
          </table:table-cell>
          <table:table-cell table:formula="of:=[.$N$1]*[.D153]" office:value-type="float" office:value="-0.618353686073852" calcext:value-type="float">
            <text:p>-0.618353686073852</text:p>
          </table:table-cell>
          <table:table-cell table:number-columns-repeated="9"/>
        </table:table-row>
        <table:table-row table:style-name="ro1">
          <table:table-cell office:value-type="time" office:time-value="PT14H43M16.265S" calcext:value-type="time">
            <text:p>14:43:16.2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124794" calcext:value-type="float">
            <text:p>-9.12E-10</text:p>
          </table:table-cell>
          <table:table-cell table:formula="of:=[.C154]*10^9" office:value-type="float" office:value="-0.9124794" calcext:value-type="float">
            <text:p>-0.9124794</text:p>
          </table:table-cell>
          <table:table-cell table:formula="of:=[.$N$1]*[.D154]" office:value-type="float" office:value="-0.766055345431863" calcext:value-type="float">
            <text:p>-0.766055345431863</text:p>
          </table:table-cell>
          <table:table-cell table:number-columns-repeated="9"/>
        </table:table-row>
        <table:table-row table:style-name="ro1">
          <table:table-cell office:value-type="time" office:time-value="PT14H43M16.648S" calcext:value-type="time">
            <text:p>14:43:16.65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521973" calcext:value-type="float">
            <text:p>-6.52E-10</text:p>
          </table:table-cell>
          <table:table-cell table:formula="of:=[.C155]*10^9" office:value-type="float" office:value="-0.6521973" calcext:value-type="float">
            <text:p>-0.6521973</text:p>
          </table:table-cell>
          <table:table-cell table:formula="of:=[.$N$1]*[.D155]" office:value-type="float" office:value="-0.547540281940862" calcext:value-type="float">
            <text:p>-0.547540281940862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644465018042565" calcext:value-type="float">
            <text:p>-0.644465018042565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961643384006399" calcext:value-type="float">
            <text:p>0.09616433840064</text:p>
          </table:table-cell>
          <table:table-cell/>
          <table:table-cell table:formula="of:=(MAX([.E154:.E158])-MIN([.E154:.E158]))/2" office:value-type="float" office:value="0.114408268362745" calcext:value-type="float">
            <text:p>0.114408268362745</text:p>
          </table:table-cell>
          <table:table-cell table:number-columns-repeated="2"/>
        </table:table-row>
        <table:table-row table:style-name="ro1">
          <table:table-cell office:value-type="time" office:time-value="PT14H43M17.032S" calcext:value-type="time">
            <text:p>14:43:17.03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056014" calcext:value-type="float">
            <text:p>-7.06E-10</text:p>
          </table:table-cell>
          <table:table-cell table:formula="of:=[.C156]*10^9" office:value-type="float" office:value="-0.7056014" calcext:value-type="float">
            <text:p>-0.7056014</text:p>
          </table:table-cell>
          <table:table-cell table:formula="of:=[.$N$1]*[.D156]" office:value-type="float" office:value="-0.592374714666661" calcext:value-type="float">
            <text:p>-0.592374714666661</text:p>
          </table:table-cell>
          <table:table-cell table:number-columns-repeated="9"/>
        </table:table-row>
        <table:table-row table:style-name="ro1">
          <table:table-cell office:value-type="time" office:time-value="PT14H43M17.416S" calcext:value-type="time">
            <text:p>14:43:17.4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9202579" calcext:value-type="float">
            <text:p>-9.20E-10</text:p>
          </table:table-cell>
          <table:table-cell table:formula="of:=[.C157]*10^9" office:value-type="float" office:value="-0.9202579" calcext:value-type="float">
            <text:p>-0.9202579</text:p>
          </table:table-cell>
          <table:table-cell table:formula="of:=[.$N$1]*[.D157]" office:value-type="float" office:value="-0.772585642449464" calcext:value-type="float">
            <text:p>-0.772585642449464</text:p>
          </table:table-cell>
          <table:table-cell table:number-columns-repeated="9"/>
        </table:table-row>
        <table:table-row table:style-name="ro1">
          <table:table-cell office:value-type="time" office:time-value="PT14H43M17.8S" calcext:value-type="time">
            <text:p>14:43:17.80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6477053" calcext:value-type="float">
            <text:p>-6.48E-10</text:p>
          </table:table-cell>
          <table:table-cell table:formula="of:=[.C158]*10^9" office:value-type="float" office:value="-0.6477053" calcext:value-type="float">
            <text:p>-0.6477053</text:p>
          </table:table-cell>
          <table:table-cell table:formula="of:=[.$N$1]*[.D158]" office:value-type="float" office:value="-0.543769105723974" calcext:value-type="float">
            <text:p>-0.543769105723974</text:p>
          </table:table-cell>
          <table:table-cell table:number-columns-repeated="9"/>
        </table:table-row>
        <table:table-row table:style-name="ro1">
          <table:table-cell office:value-type="time" office:time-value="PT14H43M18.184S" calcext:value-type="time">
            <text:p>14:43:18.1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002361" calcext:value-type="float">
            <text:p>-1.00E-09</text:p>
          </table:table-cell>
          <table:table-cell table:formula="of:=[.C159]*10^9" office:value-type="float" office:value="-1.002361" calcext:value-type="float">
            <text:p>-1.002361</text:p>
          </table:table-cell>
          <table:table-cell table:formula="of:=[.$N$1]*[.D159]" office:value-type="float" office:value="-0.841513794286674" calcext:value-type="float">
            <text:p>-0.841513794286674</text:p>
          </table:table-cell>
          <table:table-cell table:number-columns-repeated="9"/>
        </table:table-row>
        <table:table-row table:style-name="ro1">
          <table:table-cell office:value-type="time" office:time-value="PT14H43M18.567S" calcext:value-type="time">
            <text:p>14:43:18.57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9842267" calcext:value-type="float">
            <text:p>-9.84E-10</text:p>
          </table:table-cell>
          <table:table-cell table:formula="of:=[.C160]*10^9" office:value-type="float" office:value="-0.9842267" calcext:value-type="float">
            <text:p>-0.9842267</text:p>
          </table:table-cell>
          <table:table-cell table:formula="of:=[.$N$1]*[.D160]" office:value-type="float" office:value="-0.826289475304059" calcext:value-type="float">
            <text:p>-0.826289475304059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847156605595816" calcext:value-type="float">
            <text:p>-0.847156605595816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03942890522721" calcext:value-type="float">
            <text:p>0.103942890522721</text:p>
          </table:table-cell>
          <table:table-cell/>
          <table:table-cell table:formula="of:=(MAX([.E159:.E163])-MIN([.E159:.E163]))/2" office:value-type="float" office:value="0.123591569379229" calcext:value-type="float">
            <text:p>0.123591569379229</text:p>
          </table:table-cell>
          <table:table-cell table:number-columns-repeated="2"/>
        </table:table-row>
        <table:table-row table:style-name="ro1">
          <table:table-cell office:value-type="time" office:time-value="PT14H43M18.951S" calcext:value-type="time">
            <text:p>14:43:18.95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8686842" calcext:value-type="float">
            <text:p>-8.69E-10</text:p>
          </table:table-cell>
          <table:table-cell table:formula="of:=[.C161]*10^9" office:value-type="float" office:value="-0.8686842" calcext:value-type="float">
            <text:p>-0.8686842</text:p>
          </table:table-cell>
          <table:table-cell table:formula="of:=[.$N$1]*[.D161]" office:value-type="float" office:value="-0.729287888474197" calcext:value-type="float">
            <text:p>-0.729287888474197</text:p>
          </table:table-cell>
          <table:table-cell table:number-columns-repeated="9"/>
        </table:table-row>
        <table:table-row table:style-name="ro1">
          <table:table-cell office:value-type="time" office:time-value="PT14H43M19.335S" calcext:value-type="time">
            <text:p>14:43:19.3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163114" calcext:value-type="float">
            <text:p>-1.16E-09</text:p>
          </table:table-cell>
          <table:table-cell table:formula="of:=[.C162]*10^9" office:value-type="float" office:value="-1.163114" calcext:value-type="float">
            <text:p>-1.163114</text:p>
          </table:table-cell>
          <table:table-cell table:formula="of:=[.$N$1]*[.D162]" office:value-type="float" office:value="-0.976471027232654" calcext:value-type="float">
            <text:p>-0.976471027232654</text:p>
          </table:table-cell>
          <table:table-cell table:number-columns-repeated="9"/>
        </table:table-row>
        <table:table-row table:style-name="ro1">
          <table:table-cell office:value-type="time" office:time-value="PT14H43M19.719S" calcext:value-type="time">
            <text:p>14:43:19.7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1027026" calcext:value-type="float">
            <text:p>-1.03E-09</text:p>
          </table:table-cell>
          <table:table-cell table:formula="of:=[.C163]*10^9" office:value-type="float" office:value="-1.027026" calcext:value-type="float">
            <text:p>-1.027026</text:p>
          </table:table-cell>
          <table:table-cell table:formula="of:=[.$N$1]*[.D163]" office:value-type="float" office:value="-0.862220842681495" calcext:value-type="float">
            <text:p>-0.862220842681495</text:p>
          </table:table-cell>
          <table:table-cell table:number-columns-repeated="9"/>
        </table:table-row>
        <table:table-row table:style-name="ro1">
          <table:table-cell office:value-type="time" office:time-value="PT14H43M20.103S" calcext:value-type="time">
            <text:p>14:43:20.1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433668" calcext:value-type="float">
            <text:p>-1.43E-09</text:p>
          </table:table-cell>
          <table:table-cell table:formula="of:=[.C164]*10^9" office:value-type="float" office:value="-1.433668" calcext:value-type="float">
            <text:p>-1.433668</text:p>
          </table:table-cell>
          <table:table-cell table:formula="of:=[.$N$1]*[.D164]" office:value-type="float" office:value="-1.20360967598239" calcext:value-type="float">
            <text:p>-1.20360967598239</text:p>
          </table:table-cell>
          <table:table-cell table:number-columns-repeated="9"/>
        </table:table-row>
        <table:table-row table:style-name="ro1">
          <table:table-cell office:value-type="time" office:time-value="PT14H43M20.486S" calcext:value-type="time">
            <text:p>14:43:20.49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532823" calcext:value-type="float">
            <text:p>-1.53E-09</text:p>
          </table:table-cell>
          <table:table-cell table:formula="of:=[.C165]*10^9" office:value-type="float" office:value="-1.532823" calcext:value-type="float">
            <text:p>-1.532823</text:p>
          </table:table-cell>
          <table:table-cell table:formula="of:=[.$N$1]*[.D165]" office:value-type="float" office:value="-1.28685343773339" calcext:value-type="float">
            <text:p>-1.28685343773339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.21868816831566" calcext:value-type="float">
            <text:p>-1.21868816831566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0747980966145028" calcext:value-type="float">
            <text:p>0.074798096614503</text:p>
          </table:table-cell>
          <table:table-cell/>
          <table:table-cell table:formula="of:=(MAX([.E164:.E168])-MIN([.E164:.E168]))/2" office:value-type="float" office:value="0.0884635498472832" calcext:value-type="float">
            <text:p>0.088463549847283</text:p>
          </table:table-cell>
          <table:table-cell table:number-columns-repeated="2"/>
        </table:table-row>
        <table:table-row table:style-name="ro1">
          <table:table-cell office:value-type="time" office:time-value="PT14H43M20.87S" calcext:value-type="time">
            <text:p>14:43:20.87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474472" calcext:value-type="float">
            <text:p>-1.47E-09</text:p>
          </table:table-cell>
          <table:table-cell table:formula="of:=[.C166]*10^9" office:value-type="float" office:value="-1.474472" calcext:value-type="float">
            <text:p>-1.474472</text:p>
          </table:table-cell>
          <table:table-cell table:formula="of:=[.$N$1]*[.D166]" office:value-type="float" office:value="-1.23786592583856" calcext:value-type="float">
            <text:p>-1.23786592583856</text:p>
          </table:table-cell>
          <table:table-cell table:number-columns-repeated="9"/>
        </table:table-row>
        <table:table-row table:style-name="ro1">
          <table:table-cell office:value-type="time" office:time-value="PT14H43M21.254S" calcext:value-type="time">
            <text:p>14:43:21.2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322078" calcext:value-type="float">
            <text:p>-1.32E-09</text:p>
          </table:table-cell>
          <table:table-cell table:formula="of:=[.C167]*10^9" office:value-type="float" office:value="-1.322078" calcext:value-type="float">
            <text:p>-1.322078</text:p>
          </table:table-cell>
          <table:table-cell table:formula="of:=[.$N$1]*[.D167]" office:value-type="float" office:value="-1.10992633803883" calcext:value-type="float">
            <text:p>-1.10992633803883</text:p>
          </table:table-cell>
          <table:table-cell table:number-columns-repeated="9"/>
        </table:table-row>
        <table:table-row table:style-name="ro1">
          <table:table-cell office:value-type="time" office:time-value="PT14H43M21.638S" calcext:value-type="time">
            <text:p>14:43:21.64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1495102" calcext:value-type="float">
            <text:p>-1.50E-09</text:p>
          </table:table-cell>
          <table:table-cell table:formula="of:=[.C168]*10^9" office:value-type="float" office:value="-1.495102" calcext:value-type="float">
            <text:p>-1.495102</text:p>
          </table:table-cell>
          <table:table-cell table:formula="of:=[.$N$1]*[.D168]" office:value-type="float" office:value="-1.25518546398513" calcext:value-type="float">
            <text:p>-1.25518546398513</text:p>
          </table:table-cell>
          <table:table-cell table:number-columns-repeated="9"/>
        </table:table-row>
        <table:table-row table:style-name="ro1">
          <table:table-cell office:value-type="time" office:time-value="PT14H43M22.023S" calcext:value-type="time">
            <text:p>14:43:22.0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275401" calcext:value-type="float">
            <text:p>-2.75E-09</text:p>
          </table:table-cell>
          <table:table-cell table:formula="of:=[.C169]*10^9" office:value-type="float" office:value="-2.75401" calcext:value-type="float">
            <text:p>-2.75401</text:p>
          </table:table-cell>
          <table:table-cell table:formula="of:=[.$N$1]*[.D169]" office:value-type="float" office:value="-2.3120785870594" calcext:value-type="float">
            <text:p>-2.3120785870594</text:p>
          </table:table-cell>
          <table:table-cell table:number-columns-repeated="9"/>
        </table:table-row>
        <table:table-row table:style-name="ro1">
          <table:table-cell office:value-type="time" office:time-value="PT14H43M22.407S" calcext:value-type="time">
            <text:p>14:43:22.4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2673156" calcext:value-type="float">
            <text:p>-2.67E-09</text:p>
          </table:table-cell>
          <table:table-cell table:formula="of:=[.C170]*10^9" office:value-type="float" office:value="-2.673156" calcext:value-type="float">
            <text:p>-2.673156</text:p>
          </table:table-cell>
          <table:table-cell table:formula="of:=[.$N$1]*[.D170]" office:value-type="float" office:value="-2.24419909421874" calcext:value-type="float">
            <text:p>-2.24419909421874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2.23734717262218" calcext:value-type="float">
            <text:p>-2.23734717262218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093758026940721" calcext:value-type="float">
            <text:p>0.093758026940721</text:p>
          </table:table-cell>
          <table:table-cell/>
          <table:table-cell table:formula="of:=(MAX([.E169:.E173])-MIN([.E169:.E173]))/2" office:value-type="float" office:value="0.109974030040759" calcext:value-type="float">
            <text:p>0.109974030040759</text:p>
          </table:table-cell>
          <table:table-cell table:number-columns-repeated="2"/>
        </table:table-row>
        <table:table-row table:style-name="ro1">
          <table:table-cell office:value-type="time" office:time-value="PT14H43M22.791S" calcext:value-type="time">
            <text:p>14:43:22.79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2514357" calcext:value-type="float">
            <text:p>-2.51E-09</text:p>
          </table:table-cell>
          <table:table-cell table:formula="of:=[.C171]*10^9" office:value-type="float" office:value="-2.514357" calcext:value-type="float">
            <text:p>-2.514357</text:p>
          </table:table-cell>
          <table:table-cell table:formula="of:=[.$N$1]*[.D171]" office:value-type="float" office:value="-2.11088230613647" calcext:value-type="float">
            <text:p>-2.11088230613647</text:p>
          </table:table-cell>
          <table:table-cell table:number-columns-repeated="9"/>
        </table:table-row>
        <table:table-row table:style-name="ro1">
          <table:table-cell office:value-type="time" office:time-value="PT14H43M23.174S" calcext:value-type="time">
            <text:p>14:43:23.17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2607103" calcext:value-type="float">
            <text:p>-2.61E-09</text:p>
          </table:table-cell>
          <table:table-cell table:formula="of:=[.C172]*10^9" office:value-type="float" office:value="-2.607103" calcext:value-type="float">
            <text:p>-2.607103</text:p>
          </table:table-cell>
          <table:table-cell table:formula="of:=[.$N$1]*[.D172]" office:value-type="float" office:value="-2.18874550947829" calcext:value-type="float">
            <text:p>-2.18874550947829</text:p>
          </table:table-cell>
          <table:table-cell table:number-columns-repeated="9"/>
        </table:table-row>
        <table:table-row table:style-name="ro1">
          <table:table-cell office:value-type="time" office:time-value="PT14H43M23.558S" calcext:value-type="time">
            <text:p>14:43:23.5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2776346" calcext:value-type="float">
            <text:p>-2.78E-09</text:p>
          </table:table-cell>
          <table:table-cell table:formula="of:=[.C173]*10^9" office:value-type="float" office:value="-2.776346" calcext:value-type="float">
            <text:p>-2.776346</text:p>
          </table:table-cell>
          <table:table-cell table:formula="of:=[.$N$1]*[.D173]" office:value-type="float" office:value="-2.33083036621799" calcext:value-type="float">
            <text:p>-2.33083036621799</text:p>
          </table:table-cell>
          <table:table-cell table:number-columns-repeated="9"/>
        </table:table-row>
        <table:table-row table:style-name="ro1">
          <table:table-cell office:value-type="time" office:time-value="PT14H43M23.942S" calcext:value-type="time">
            <text:p>14:43:23.94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5530608" calcext:value-type="float">
            <text:p>-5.53E-09</text:p>
          </table:table-cell>
          <table:table-cell table:formula="of:=[.C174]*10^9" office:value-type="float" office:value="-5.530608" calcext:value-type="float">
            <text:p>-5.530608</text:p>
          </table:table-cell>
          <table:table-cell table:formula="of:=[.$N$1]*[.D174]" office:value-type="float" office:value="-4.64312051525572" calcext:value-type="float">
            <text:p>-4.64312051525572</text:p>
          </table:table-cell>
          <table:table-cell table:number-columns-repeated="9"/>
        </table:table-row>
        <table:table-row table:style-name="ro1">
          <table:table-cell office:value-type="time" office:time-value="PT14H43M24.326S" calcext:value-type="time">
            <text:p>14:43:24.3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5452209" calcext:value-type="float">
            <text:p>-5.45E-09</text:p>
          </table:table-cell>
          <table:table-cell table:formula="of:=[.C175]*10^9" office:value-type="float" office:value="-5.452209" calcext:value-type="float">
            <text:p>-5.452209</text:p>
          </table:table-cell>
          <table:table-cell table:formula="of:=[.$N$1]*[.D175]" office:value-type="float" office:value="-4.57730207264045" calcext:value-type="float">
            <text:p>-4.57730207264045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4.64157913512789" calcext:value-type="float">
            <text:p>-4.64157913512789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100807378570929" calcext:value-type="float">
            <text:p>0.100807378570929</text:p>
          </table:table-cell>
          <table:table-cell/>
          <table:table-cell table:formula="of:=(MAX([.E174:.E178])-MIN([.E174:.E178]))/2" office:value-type="float" office:value="0.113100445942739" calcext:value-type="float">
            <text:p>0.113100445942739</text:p>
          </table:table-cell>
          <table:table-cell table:number-columns-repeated="2"/>
        </table:table-row>
        <table:table-row table:style-name="ro1">
          <table:table-cell office:value-type="time" office:time-value="PT14H43M24.71S" calcext:value-type="time">
            <text:p>14:43:24.71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5681466" calcext:value-type="float">
            <text:p>-5.68E-09</text:p>
          </table:table-cell>
          <table:table-cell table:formula="of:=[.C176]*10^9" office:value-type="float" office:value="-5.681466" calcext:value-type="float">
            <text:p>-5.681466</text:p>
          </table:table-cell>
          <table:table-cell table:formula="of:=[.$N$1]*[.D176]" office:value-type="float" office:value="-4.76977058242563" calcext:value-type="float">
            <text:p>-4.76977058242563</text:p>
          </table:table-cell>
          <table:table-cell table:number-columns-repeated="9"/>
        </table:table-row>
        <table:table-row table:style-name="ro1">
          <table:table-cell office:value-type="time" office:time-value="PT14H43M25.094S" calcext:value-type="time">
            <text:p>14:43:25.09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5567548" calcext:value-type="float">
            <text:p>-5.57E-09</text:p>
          </table:table-cell>
          <table:table-cell table:formula="of:=[.C177]*10^9" office:value-type="float" office:value="-5.567548" calcext:value-type="float">
            <text:p>-5.567548</text:p>
          </table:table-cell>
          <table:table-cell table:formula="of:=[.$N$1]*[.D177]" office:value-type="float" office:value="-4.6741328147775" calcext:value-type="float">
            <text:p>-4.6741328147775</text:p>
          </table:table-cell>
          <table:table-cell table:number-columns-repeated="9"/>
        </table:table-row>
        <table:table-row table:style-name="ro1">
          <table:table-cell office:value-type="time" office:time-value="PT14H43M25.477S" calcext:value-type="time">
            <text:p>14:43:25.4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5412029" calcext:value-type="float">
            <text:p>-5.41E-09</text:p>
          </table:table-cell>
          <table:table-cell table:formula="of:=[.C178]*10^9" office:value-type="float" office:value="-5.412029" calcext:value-type="float">
            <text:p>-5.412029</text:p>
          </table:table-cell>
          <table:table-cell table:formula="of:=[.$N$1]*[.D178]" office:value-type="float" office:value="-4.54356969054015" calcext:value-type="float">
            <text:p>-4.54356969054015</text:p>
          </table:table-cell>
          <table:table-cell table:number-columns-repeated="9"/>
        </table:table-row>
        <table:table-row table:style-name="ro1">
          <table:table-cell office:value-type="time" office:time-value="PT14H43M25.861S" calcext:value-type="time">
            <text:p>14:43:25.8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2698" calcext:value-type="float">
            <text:p>-1.27E-08</text:p>
          </table:table-cell>
          <table:table-cell table:formula="of:=[.C179]*10^9" office:value-type="float" office:value="-12.698" calcext:value-type="float">
            <text:p>-12.698</text:p>
          </table:table-cell>
          <table:table-cell table:formula="of:=[.$N$1]*[.D179]" office:value-type="float" office:value="-10.660373019154" calcext:value-type="float">
            <text:p>-10.660373019154</text:p>
          </table:table-cell>
          <table:table-cell table:number-columns-repeated="9"/>
        </table:table-row>
        <table:table-row table:style-name="ro1">
          <table:table-cell office:value-type="time" office:time-value="PT14H43M26.245S" calcext:value-type="time">
            <text:p>14:43:26.2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27005" calcext:value-type="float">
            <text:p>-1.27E-08</text:p>
          </table:table-cell>
          <table:table-cell table:formula="of:=[.C180]*10^9" office:value-type="float" office:value="-12.7005" calcext:value-type="float">
            <text:p>-12.7005</text:p>
          </table:table-cell>
          <table:table-cell table:formula="of:=[.$N$1]*[.D180]" office:value-type="float" office:value="-10.6624718483041" calcext:value-type="float">
            <text:p>-10.6624718483041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0.5942279987229" calcext:value-type="float">
            <text:p>-10.5942279987229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136507976834955" calcext:value-type="float">
            <text:p>0.136507976834955</text:p>
          </table:table-cell>
          <table:table-cell/>
          <table:table-cell table:formula="of:=(MAX([.E179:.E183])-MIN([.E179:.E183]))/2" office:value-type="float" office:value="0.134035427183259" calcext:value-type="float">
            <text:p>0.134035427183259</text:p>
          </table:table-cell>
          <table:table-cell table:number-columns-repeated="2"/>
        </table:table-row>
        <table:table-row table:style-name="ro1">
          <table:table-cell office:value-type="time" office:time-value="PT14H43M26.629S" calcext:value-type="time">
            <text:p>14:43:26.6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24439" calcext:value-type="float">
            <text:p>-1.24E-08</text:p>
          </table:table-cell>
          <table:table-cell table:formula="of:=[.C181]*10^9" office:value-type="float" office:value="-12.4439" calcext:value-type="float">
            <text:p>-12.4439</text:p>
          </table:table-cell>
          <table:table-cell table:formula="of:=[.$N$1]*[.D181]" office:value-type="float" office:value="-10.4470480243385" calcext:value-type="float">
            <text:p>-10.4470480243385</text:p>
          </table:table-cell>
          <table:table-cell table:number-columns-repeated="9"/>
        </table:table-row>
        <table:table-row table:style-name="ro1">
          <table:table-cell office:value-type="time" office:time-value="PT14H43M27.013S" calcext:value-type="time">
            <text:p>14:43:27.01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249045" calcext:value-type="float">
            <text:p>-1.25E-08</text:p>
          </table:table-cell>
          <table:table-cell table:formula="of:=[.C182]*10^9" office:value-type="float" office:value="-12.49045" calcext:value-type="float">
            <text:p>-12.49045</text:p>
          </table:table-cell>
          <table:table-cell table:formula="of:=[.$N$1]*[.D182]" office:value-type="float" office:value="-10.4861282231132" calcext:value-type="float">
            <text:p>-10.4861282231132</text:p>
          </table:table-cell>
          <table:table-cell table:number-columns-repeated="9"/>
        </table:table-row>
        <table:table-row table:style-name="ro1">
          <table:table-cell office:value-type="time" office:time-value="PT14H43M27.396S" calcext:value-type="time">
            <text:p>14:43:27.4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1276321" calcext:value-type="float">
            <text:p>-1.28E-08</text:p>
          </table:table-cell>
          <table:table-cell table:formula="of:=[.C183]*10^9" office:value-type="float" office:value="-12.76321" calcext:value-type="float">
            <text:p>-12.76321</text:p>
          </table:table-cell>
          <table:table-cell table:formula="of:=[.$N$1]*[.D183]" office:value-type="float" office:value="-10.715118878705" calcext:value-type="float">
            <text:p>-10.715118878705</text:p>
          </table:table-cell>
          <table:table-cell table:number-columns-repeated="9"/>
        </table:table-row>
        <table:table-row table:style-name="ro1">
          <table:table-cell office:value-type="time" office:time-value="PT14H43M27.78S" calcext:value-type="time">
            <text:p>14:43:27.78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87926" calcext:value-type="float">
            <text:p>-2.88E-08</text:p>
          </table:table-cell>
          <table:table-cell table:formula="of:=[.C184]*10^9" office:value-type="float" office:value="-28.7926" calcext:value-type="float">
            <text:p>-28.7926</text:p>
          </table:table-cell>
          <table:table-cell table:formula="of:=[.$N$1]*[.D184]" office:value-type="float" office:value="-24.1722992747907" calcext:value-type="float">
            <text:p>-24.1722992747907</text:p>
          </table:table-cell>
          <table:table-cell table:number-columns-repeated="9"/>
        </table:table-row>
        <table:table-row table:style-name="ro1">
          <table:table-cell office:value-type="time" office:time-value="PT14H43M28.163S" calcext:value-type="time">
            <text:p>14:43:28.16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902904" calcext:value-type="float">
            <text:p>-2.90E-08</text:p>
          </table:table-cell>
          <table:table-cell table:formula="of:=[.C185]*10^9" office:value-type="float" office:value="-29.02904" calcext:value-type="float">
            <text:p>-29.02904</text:p>
          </table:table-cell>
          <table:table-cell table:formula="of:=[.$N$1]*[.D185]" office:value-type="float" office:value="-24.3707981404899" calcext:value-type="float">
            <text:p>-24.3707981404899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24.2234754457233" calcext:value-type="float">
            <text:p>-24.2234754457233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205405820234118" calcext:value-type="float">
            <text:p>0.205405820234118</text:p>
          </table:table-cell>
          <table:table-cell/>
          <table:table-cell table:formula="of:=(MAX([.E184:.E188])-MIN([.E184:.E188]))/2" office:value-type="float" office:value="0.124754404681546" calcext:value-type="float">
            <text:p>0.124754404681546</text:p>
          </table:table-cell>
          <table:table-cell table:number-columns-repeated="2"/>
        </table:table-row>
        <table:table-row table:style-name="ro1">
          <table:table-cell office:value-type="time" office:time-value="PT14H43M28.547S" calcext:value-type="time">
            <text:p>14:43:28.5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883551" calcext:value-type="float">
            <text:p>-2.88E-08</text:p>
          </table:table-cell>
          <table:table-cell table:formula="of:=[.C186]*10^9" office:value-type="float" office:value="-28.83551" calcext:value-type="float">
            <text:p>-28.83551</text:p>
          </table:table-cell>
          <table:table-cell table:formula="of:=[.$N$1]*[.D186]" office:value-type="float" office:value="-24.2083235783229" calcext:value-type="float">
            <text:p>-24.2083235783229</text:p>
          </table:table-cell>
          <table:table-cell table:number-columns-repeated="9"/>
        </table:table-row>
        <table:table-row table:style-name="ro1">
          <table:table-cell office:value-type="time" office:time-value="PT14H43M28.931S" calcext:value-type="time">
            <text:p>14:43:28.93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873184" calcext:value-type="float">
            <text:p>-2.87E-08</text:p>
          </table:table-cell>
          <table:table-cell table:formula="of:=[.C187]*10^9" office:value-type="float" office:value="-28.73184" calcext:value-type="float">
            <text:p>-28.73184</text:p>
          </table:table-cell>
          <table:table-cell table:formula="of:=[.$N$1]*[.D187]" office:value-type="float" office:value="-24.1212893311269" calcext:value-type="float">
            <text:p>-24.1212893311269</text:p>
          </table:table-cell>
          <table:table-cell table:number-columns-repeated="9"/>
        </table:table-row>
        <table:table-row table:style-name="ro1">
          <table:table-cell office:value-type="time" office:time-value="PT14H43M29.315S" calcext:value-type="time">
            <text:p>14:43:29.3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288788" calcext:value-type="float">
            <text:p>-2.89E-08</text:p>
          </table:table-cell>
          <table:table-cell table:formula="of:=[.C188]*10^9" office:value-type="float" office:value="-28.8788" calcext:value-type="float">
            <text:p>-28.8788</text:p>
          </table:table-cell>
          <table:table-cell table:formula="of:=[.$N$1]*[.D188]" office:value-type="float" office:value="-24.2446669038859" calcext:value-type="float">
            <text:p>-24.2446669038859</text:p>
          </table:table-cell>
          <table:table-cell table:number-columns-repeated="9"/>
        </table:table-row>
        <table:table-row table:style-name="ro1">
          <table:table-cell office:value-type="time" office:time-value="PT14H43M29.699S" calcext:value-type="time">
            <text:p>14:43:29.70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211193" calcext:value-type="float">
            <text:p>-6.21E-08</text:p>
          </table:table-cell>
          <table:table-cell table:formula="of:=[.C189]*10^9" office:value-type="float" office:value="-62.11193" calcext:value-type="float">
            <text:p>-62.11193</text:p>
          </table:table-cell>
          <table:table-cell table:formula="of:=[.$N$1]*[.D189]" office:value-type="float" office:value="-52.1449317010222" calcext:value-type="float">
            <text:p>-52.1449317010222</text:p>
          </table:table-cell>
          <table:table-cell table:number-columns-repeated="9"/>
        </table:table-row>
        <table:table-row table:style-name="ro1">
          <table:table-cell office:value-type="time" office:time-value="PT14H43M30.082S" calcext:value-type="time">
            <text:p>14:43:30.08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191145" calcext:value-type="float">
            <text:p>-6.19E-08</text:p>
          </table:table-cell>
          <table:table-cell table:formula="of:=[.C190]*10^9" office:value-type="float" office:value="-61.91145" calcext:value-type="float">
            <text:p>-61.91145</text:p>
          </table:table-cell>
          <table:table-cell table:formula="of:=[.$N$1]*[.D190]" office:value-type="float" office:value="-51.9766223938179" calcext:value-type="float">
            <text:p>-51.9766223938179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52.078172143416" calcext:value-type="float">
            <text:p>-52.078172143416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393315960441415" calcext:value-type="float">
            <text:p>0.393315960441415</text:p>
          </table:table-cell>
          <table:table-cell/>
          <table:table-cell table:formula="of:=(MAX([.E189:.E193])-MIN([.E189:.E193]))/2" office:value-type="float" office:value="0.121392080383103" calcext:value-type="float">
            <text:p>0.121392080383103</text:p>
          </table:table-cell>
          <table:table-cell table:number-columns-repeated="2"/>
        </table:table-row>
        <table:table-row table:style-name="ro1">
          <table:table-cell office:value-type="time" office:time-value="PT14H43M30.466S" calcext:value-type="time">
            <text:p>14:43:30.4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214461" calcext:value-type="float">
            <text:p>-6.21E-08</text:p>
          </table:table-cell>
          <table:table-cell table:formula="of:=[.C191]*10^9" office:value-type="float" office:value="-62.14461" calcext:value-type="float">
            <text:p>-62.14461</text:p>
          </table:table-cell>
          <table:table-cell table:formula="of:=[.$N$1]*[.D191]" office:value-type="float" office:value="-52.1723675956722" calcext:value-type="float">
            <text:p>-52.1723675956722</text:p>
          </table:table-cell>
          <table:table-cell table:number-columns-repeated="9"/>
        </table:table-row>
        <table:table-row table:style-name="ro1">
          <table:table-cell office:value-type="time" office:time-value="PT14H43M30.85S" calcext:value-type="time">
            <text:p>14:43:30.85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213864" calcext:value-type="float">
            <text:p>-6.21E-08</text:p>
          </table:table-cell>
          <table:table-cell table:formula="of:=[.C192]*10^9" office:value-type="float" office:value="-62.13864" calcext:value-type="float">
            <text:p>-62.13864</text:p>
          </table:table-cell>
          <table:table-cell table:formula="of:=[.$N$1]*[.D192]" office:value-type="float" office:value="-52.1673555916618" calcext:value-type="float">
            <text:p>-52.1673555916618</text:p>
          </table:table-cell>
          <table:table-cell table:number-columns-repeated="9"/>
        </table:table-row>
        <table:table-row table:style-name="ro1">
          <table:table-cell office:value-type="time" office:time-value="PT14H43M31.234S" calcext:value-type="time">
            <text:p>14:43:31.23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6185542" calcext:value-type="float">
            <text:p>-6.19E-08</text:p>
          </table:table-cell>
          <table:table-cell table:formula="of:=[.C193]*10^9" office:value-type="float" office:value="-61.85542" calcext:value-type="float">
            <text:p>-61.85542</text:p>
          </table:table-cell>
          <table:table-cell table:formula="of:=[.$N$1]*[.D193]" office:value-type="float" office:value="-51.929583434906" calcext:value-type="float">
            <text:p>-51.929583434906</text:p>
          </table:table-cell>
          <table:table-cell table:number-columns-repeated="9"/>
        </table:table-row>
        <table:table-row table:style-name="ro1">
          <table:table-cell office:value-type="time" office:time-value="PT14H43M31.618S" calcext:value-type="time">
            <text:p>14:43:31.6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197563" calcext:value-type="float">
            <text:p>-1.20E-07</text:p>
          </table:table-cell>
          <table:table-cell table:formula="of:=[.C194]*10^9" office:value-type="float" office:value="-119.7563" calcext:value-type="float">
            <text:p>-119.7563</text:p>
          </table:table-cell>
          <table:table-cell table:formula="of:=[.$N$1]*[.D194]" office:value-type="float" office:value="-100.539205338928" calcext:value-type="float">
            <text:p>-100.539205338928</text:p>
          </table:table-cell>
          <table:table-cell table:number-columns-repeated="9"/>
        </table:table-row>
        <table:table-row table:style-name="ro1">
          <table:table-cell office:value-type="time" office:time-value="PT14H43M32.001S" calcext:value-type="time">
            <text:p>14:43:32.00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19861" calcext:value-type="float">
            <text:p>-1.20E-07</text:p>
          </table:table-cell>
          <table:table-cell table:formula="of:=[.C195]*10^9" office:value-type="float" office:value="-119.861" calcext:value-type="float">
            <text:p>-119.861</text:p>
          </table:table-cell>
          <table:table-cell table:formula="of:=[.$N$1]*[.D195]" office:value-type="float" office:value="-100.627104303734" calcext:value-type="float">
            <text:p>-100.627104303734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00.656084936638" calcext:value-type="float">
            <text:p>-100.656084936638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740355423329602" calcext:value-type="float">
            <text:p>0.740355423329602</text:p>
          </table:table-cell>
          <table:table-cell/>
          <table:table-cell table:formula="of:=(MAX([.E194:.E198])-MIN([.E194:.E198]))/2" office:value-type="float" office:value="0.113168867773041" calcext:value-type="float">
            <text:p>0.113168867773041</text:p>
          </table:table-cell>
          <table:table-cell table:number-columns-repeated="2"/>
        </table:table-row>
        <table:table-row table:style-name="ro1">
          <table:table-cell office:value-type="time" office:time-value="PT14H43M32.385S" calcext:value-type="time">
            <text:p>14:43:32.3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198101" calcext:value-type="float">
            <text:p>-1.20E-07</text:p>
          </table:table-cell>
          <table:table-cell table:formula="of:=[.C196]*10^9" office:value-type="float" office:value="-119.8101" calcext:value-type="float">
            <text:p>-119.8101</text:p>
          </table:table-cell>
          <table:table-cell table:formula="of:=[.$N$1]*[.D196]" office:value-type="float" office:value="-100.584372142238" calcext:value-type="float">
            <text:p>-100.584372142238</text:p>
          </table:table-cell>
          <table:table-cell table:number-columns-repeated="9"/>
        </table:table-row>
        <table:table-row table:style-name="ro1">
          <table:table-cell office:value-type="time" office:time-value="PT14H43M32.769S" calcext:value-type="time">
            <text:p>14:43:32.77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200259" calcext:value-type="float">
            <text:p>-1.20E-07</text:p>
          </table:table-cell>
          <table:table-cell table:formula="of:=[.C197]*10^9" office:value-type="float" office:value="-120.0259" calcext:value-type="float">
            <text:p>-120.0259</text:p>
          </table:table-cell>
          <table:table-cell table:formula="of:=[.$N$1]*[.D197]" office:value-type="float" office:value="-100.765543074474" calcext:value-type="float">
            <text:p>-100.765543074474</text:p>
          </table:table-cell>
          <table:table-cell table:number-columns-repeated="9"/>
        </table:table-row>
        <table:table-row table:style-name="ro1">
          <table:table-cell office:value-type="time" office:time-value="PT14H43M33.153S" calcext:value-type="time">
            <text:p>14:43:33.15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1200243" calcext:value-type="float">
            <text:p>-1.20E-07</text:p>
          </table:table-cell>
          <table:table-cell table:formula="of:=[.C198]*10^9" office:value-type="float" office:value="-120.0243" calcext:value-type="float">
            <text:p>-120.0243</text:p>
          </table:table-cell>
          <table:table-cell table:formula="of:=[.$N$1]*[.D198]" office:value-type="float" office:value="-100.764199823818" calcext:value-type="float">
            <text:p>-100.764199823818</text:p>
          </table:table-cell>
          <table:table-cell table:number-columns-repeated="9"/>
        </table:table-row>
        <table:table-row table:style-name="ro1">
          <table:table-cell office:value-type="time" office:time-value="PT14H43M33.537S" calcext:value-type="time">
            <text:p>14:43:33.5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050232" calcext:value-type="float">
            <text:p>-2.05E-07</text:p>
          </table:table-cell>
          <table:table-cell table:formula="of:=[.C199]*10^9" office:value-type="float" office:value="-205.0232" calcext:value-type="float">
            <text:p>-205.0232</text:p>
          </table:table-cell>
          <table:table-cell table:formula="of:=[.$N$1]*[.D199]" office:value-type="float" office:value="-172.123467442165" calcext:value-type="float">
            <text:p>-172.123467442165</text:p>
          </table:table-cell>
          <table:table-cell table:number-columns-repeated="9"/>
        </table:table-row>
        <table:table-row table:style-name="ro1">
          <table:table-cell office:value-type="time" office:time-value="PT14H43M33.921S" calcext:value-type="time">
            <text:p>14:43:33.92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052735" calcext:value-type="float">
            <text:p>-2.05E-07</text:p>
          </table:table-cell>
          <table:table-cell table:formula="of:=[.C200]*10^9" office:value-type="float" office:value="-205.2735" calcext:value-type="float">
            <text:p>-205.2735</text:p>
          </table:table-cell>
          <table:table-cell table:formula="of:=[.$N$1]*[.D200]" office:value-type="float" office:value="-172.333602216672" calcext:value-type="float">
            <text:p>-172.333602216672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172.307106597481" calcext:value-type="float">
            <text:p>-172.307106597481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1.26798872503748" calcext:value-type="float">
            <text:p>1.26798872503748</text:p>
          </table:table-cell>
          <table:table-cell/>
          <table:table-cell table:formula="of:=(MAX([.E199:.E203])-MIN([.E199:.E203]))/2" office:value-type="float" office:value="0.199388769258874" calcext:value-type="float">
            <text:p>0.199388769258874</text:p>
          </table:table-cell>
          <table:table-cell table:number-columns-repeated="2"/>
        </table:table-row>
        <table:table-row table:style-name="ro1">
          <table:table-cell office:value-type="time" office:time-value="PT14H43M34.304S" calcext:value-type="time">
            <text:p>14:43:34.3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052263" calcext:value-type="float">
            <text:p>-2.05E-07</text:p>
          </table:table-cell>
          <table:table-cell table:formula="of:=[.C201]*10^9" office:value-type="float" office:value="-205.2263" calcext:value-type="float">
            <text:p>-205.2263</text:p>
          </table:table-cell>
          <table:table-cell table:formula="of:=[.$N$1]*[.D201]" office:value-type="float" office:value="-172.293976322318" calcext:value-type="float">
            <text:p>-172.293976322318</text:p>
          </table:table-cell>
          <table:table-cell table:number-columns-repeated="9"/>
        </table:table-row>
        <table:table-row table:style-name="ro1">
          <table:table-cell office:value-type="time" office:time-value="PT14H43M34.688S" calcext:value-type="time">
            <text:p>14:43:34.69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051885" calcext:value-type="float">
            <text:p>-2.05E-07</text:p>
          </table:table-cell>
          <table:table-cell table:formula="of:=[.C202]*10^9" office:value-type="float" office:value="-205.1885" calcext:value-type="float">
            <text:p>-205.1885</text:p>
          </table:table-cell>
          <table:table-cell table:formula="of:=[.$N$1]*[.D202]" office:value-type="float" office:value="-172.262242025569" calcext:value-type="float">
            <text:p>-172.262242025569</text:p>
          </table:table-cell>
          <table:table-cell table:number-columns-repeated="9"/>
        </table:table-row>
        <table:table-row table:style-name="ro1">
          <table:table-cell office:value-type="time" office:time-value="PT14H43M35.072S" calcext:value-type="time">
            <text:p>14:43:35.07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2054982" calcext:value-type="float">
            <text:p>-2.05E-07</text:p>
          </table:table-cell>
          <table:table-cell table:formula="of:=[.C203]*10^9" office:value-type="float" office:value="-205.4982" calcext:value-type="float">
            <text:p>-205.4982</text:p>
          </table:table-cell>
          <table:table-cell table:formula="of:=[.$N$1]*[.D203]" office:value-type="float" office:value="-172.522244980682" calcext:value-type="float">
            <text:p>-172.522244980682</text:p>
          </table:table-cell>
          <table:table-cell table:number-columns-repeated="9"/>
        </table:table-row>
        <table:table-row table:style-name="ro1">
          <table:table-cell office:value-type="time" office:time-value="PT14H43M35.457S" calcext:value-type="time">
            <text:p>14:43:35.4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155556" calcext:value-type="float">
            <text:p>-3.16E-07</text:p>
          </table:table-cell>
          <table:table-cell table:formula="of:=[.C204]*10^9" office:value-type="float" office:value="-315.5556" calcext:value-type="float">
            <text:p>-315.5556</text:p>
          </table:table-cell>
          <table:table-cell table:formula="of:=[.$N$1]*[.D204]" office:value-type="float" office:value="-264.918916702074" calcext:value-type="float">
            <text:p>-264.918916702074</text:p>
          </table:table-cell>
          <table:table-cell table:number-columns-repeated="9"/>
        </table:table-row>
        <table:table-row table:style-name="ro1">
          <table:table-cell office:value-type="time" office:time-value="PT14H43M35.84S" calcext:value-type="time">
            <text:p>14:43:35.84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153717" calcext:value-type="float">
            <text:p>-3.15E-07</text:p>
          </table:table-cell>
          <table:table-cell table:formula="of:=[.C205]*10^9" office:value-type="float" office:value="-315.3717" calcext:value-type="float">
            <text:p>-315.3717</text:p>
          </table:table-cell>
          <table:table-cell table:formula="of:=[.$N$1]*[.D205]" office:value-type="float" office:value="-264.764526829794" calcext:value-type="float">
            <text:p>-264.764526829794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264.958693712127" calcext:value-type="float">
            <text:p>-264.958693712127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1.93907090356623" calcext:value-type="float">
            <text:p>1.93907090356623</text:p>
          </table:table-cell>
          <table:table-cell/>
          <table:table-cell table:formula="of:=(MAX([.E204:.E208])-MIN([.E204:.E208]))/2" office:value-type="float" office:value="0.186543934860282" calcext:value-type="float">
            <text:p>0.186543934860282</text:p>
          </table:table-cell>
          <table:table-cell table:number-columns-repeated="2"/>
        </table:table-row>
        <table:table-row table:style-name="ro1">
          <table:table-cell office:value-type="time" office:time-value="PT14H43M36.224S" calcext:value-type="time">
            <text:p>14:43:36.22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154582" calcext:value-type="float">
            <text:p>-3.15E-07</text:p>
          </table:table-cell>
          <table:table-cell table:formula="of:=[.C206]*10^9" office:value-type="float" office:value="-315.4582" calcext:value-type="float">
            <text:p>-315.4582</text:p>
          </table:table-cell>
          <table:table-cell table:formula="of:=[.$N$1]*[.D206]" office:value-type="float" office:value="-264.837146318387" calcext:value-type="float">
            <text:p>-264.837146318387</text:p>
          </table:table-cell>
          <table:table-cell table:number-columns-repeated="9"/>
        </table:table-row>
        <table:table-row table:style-name="ro1">
          <table:table-cell office:value-type="time" office:time-value="PT14H43M36.608S" calcext:value-type="time">
            <text:p>14:43:36.6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158133" calcext:value-type="float">
            <text:p>-3.16E-07</text:p>
          </table:table-cell>
          <table:table-cell table:formula="of:=[.C207]*10^9" office:value-type="float" office:value="-315.8133" calcext:value-type="float">
            <text:p>-315.8133</text:p>
          </table:table-cell>
          <table:table-cell table:formula="of:=[.$N$1]*[.D207]" office:value-type="float" office:value="-265.135264010866" calcext:value-type="float">
            <text:p>-265.135264010866</text:p>
          </table:table-cell>
          <table:table-cell table:number-columns-repeated="9"/>
        </table:table-row>
        <table:table-row table:style-name="ro1">
          <table:table-cell office:value-type="time" office:time-value="PT14H43M36.991S" calcext:value-type="time">
            <text:p>14:43:36.99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3158161" calcext:value-type="float">
            <text:p>-3.16E-07</text:p>
          </table:table-cell>
          <table:table-cell table:formula="of:=[.C208]*10^9" office:value-type="float" office:value="-315.8161" calcext:value-type="float">
            <text:p>-315.8161</text:p>
          </table:table-cell>
          <table:table-cell table:formula="of:=[.$N$1]*[.D208]" office:value-type="float" office:value="-265.137614699514" calcext:value-type="float">
            <text:p>-265.137614699514</text:p>
          </table:table-cell>
          <table:table-cell table:number-columns-repeated="9"/>
        </table:table-row>
        <table:table-row table:style-name="ro1">
          <table:table-cell office:value-type="time" office:time-value="PT14H43M37.376S" calcext:value-type="time">
            <text:p>14:43:37.3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45526" calcext:value-type="float">
            <text:p>-4.46E-07</text:p>
          </table:table-cell>
          <table:table-cell table:formula="of:=[.C209]*10^9" office:value-type="float" office:value="-445.526" calcext:value-type="float">
            <text:p>-445.526</text:p>
          </table:table-cell>
          <table:table-cell table:formula="of:=[.$N$1]*[.D209]" office:value-type="float" office:value="-374.03318236979" calcext:value-type="float">
            <text:p>-374.03318236979</text:p>
          </table:table-cell>
          <table:table-cell table:number-columns-repeated="9"/>
        </table:table-row>
        <table:table-row table:style-name="ro1">
          <table:table-cell office:value-type="time" office:time-value="PT14H43M37.759S" calcext:value-type="time">
            <text:p>14:43:37.76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459416" calcext:value-type="float">
            <text:p>-4.46E-07</text:p>
          </table:table-cell>
          <table:table-cell table:formula="of:=[.C210]*10^9" office:value-type="float" office:value="-445.9416" calcext:value-type="float">
            <text:p>-445.9416</text:p>
          </table:table-cell>
          <table:table-cell table:formula="of:=[.$N$1]*[.D210]" office:value-type="float" office:value="-374.382091727701" calcext:value-type="float">
            <text:p>-374.382091727701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374.364159331443" calcext:value-type="float">
            <text:p>-374.364159331443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2.73775739699683" calcext:value-type="float">
            <text:p>2.73775739699683</text:p>
          </table:table-cell>
          <table:table-cell/>
          <table:table-cell table:formula="of:=(MAX([.E209:.E213])-MIN([.E209:.E213]))/2" office:value-type="float" office:value="0.232466316664301" calcext:value-type="float">
            <text:p>0.232466316664301</text:p>
          </table:table-cell>
          <table:table-cell table:number-columns-repeated="2"/>
        </table:table-row>
        <table:table-row table:style-name="ro1">
          <table:table-cell office:value-type="time" office:time-value="PT14H43M38.143S" calcext:value-type="time">
            <text:p>14:43:38.14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460574" calcext:value-type="float">
            <text:p>-4.46E-07</text:p>
          </table:table-cell>
          <table:table-cell table:formula="of:=[.C211]*10^9" office:value-type="float" office:value="-446.0574" calcext:value-type="float">
            <text:p>-446.0574</text:p>
          </table:table-cell>
          <table:table-cell table:formula="of:=[.$N$1]*[.D211]" office:value-type="float" office:value="-374.479309493934" calcext:value-type="float">
            <text:p>-374.479309493934</text:p>
          </table:table-cell>
          <table:table-cell table:number-columns-repeated="9"/>
        </table:table-row>
        <table:table-row table:style-name="ro1">
          <table:table-cell office:value-type="time" office:time-value="PT14H43M38.527S" calcext:value-type="time">
            <text:p>14:43:38.5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459964" calcext:value-type="float">
            <text:p>-4.46E-07</text:p>
          </table:table-cell>
          <table:table-cell table:formula="of:=[.C212]*10^9" office:value-type="float" office:value="-445.9964" calcext:value-type="float">
            <text:p>-445.9964</text:p>
          </table:table-cell>
          <table:table-cell table:formula="of:=[.$N$1]*[.D212]" office:value-type="float" office:value="-374.428098062671" calcext:value-type="float">
            <text:p>-374.428098062671</text:p>
          </table:table-cell>
          <table:table-cell table:number-columns-repeated="9"/>
        </table:table-row>
        <table:table-row table:style-name="ro1">
          <table:table-cell office:value-type="time" office:time-value="PT14H43M38.911S" calcext:value-type="time">
            <text:p>14:43:38.91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4460798" calcext:value-type="float">
            <text:p>-4.46E-07</text:p>
          </table:table-cell>
          <table:table-cell table:formula="of:=[.C213]*10^9" office:value-type="float" office:value="-446.0798" calcext:value-type="float">
            <text:p>-446.0798</text:p>
          </table:table-cell>
          <table:table-cell table:formula="of:=[.$N$1]*[.D213]" office:value-type="float" office:value="-374.498115003118" calcext:value-type="float">
            <text:p>-374.498115003118</text:p>
          </table:table-cell>
          <table:table-cell table:number-columns-repeated="9"/>
        </table:table-row>
        <table:table-row table:style-name="ro1">
          <table:table-cell office:value-type="time" office:time-value="PT14H43M39.295S" calcext:value-type="time">
            <text:p>14:43:39.3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5895885" calcext:value-type="float">
            <text:p>-5.90E-07</text:p>
          </table:table-cell>
          <table:table-cell table:formula="of:=[.C214]*10^9" office:value-type="float" office:value="-589.5885" calcext:value-type="float">
            <text:p>-589.5885</text:p>
          </table:table-cell>
          <table:table-cell table:formula="of:=[.$N$1]*[.D214]" office:value-type="float" office:value="-494.978212143917" calcext:value-type="float">
            <text:p>-494.978212143917</text:p>
          </table:table-cell>
          <table:table-cell table:number-columns-repeated="9"/>
        </table:table-row>
        <table:table-row table:style-name="ro1">
          <table:table-cell office:value-type="time" office:time-value="PT14H43M39.679S" calcext:value-type="time">
            <text:p>14:43:39.6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590025" calcext:value-type="float">
            <text:p>-5.90E-07</text:p>
          </table:table-cell>
          <table:table-cell table:formula="of:=[.C215]*10^9" office:value-type="float" office:value="-590.025" calcext:value-type="float">
            <text:p>-590.025</text:p>
          </table:table-cell>
          <table:table-cell table:formula="of:=[.$N$1]*[.D215]" office:value-type="float" office:value="-495.344667713523" calcext:value-type="float">
            <text:p>-495.344667713523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495.363909779171" calcext:value-type="float">
            <text:p>-495.363909779171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3.62956574448636" calcext:value-type="float">
            <text:p>3.62956574448636</text:p>
          </table:table-cell>
          <table:table-cell/>
          <table:table-cell table:formula="of:=(MAX([.E214:.E218])-MIN([.E214:.E218]))/2" office:value-type="float" office:value="0.407298784867095" calcext:value-type="float">
            <text:p>0.407298784867095</text:p>
          </table:table-cell>
          <table:table-cell table:number-columns-repeated="2"/>
        </table:table-row>
        <table:table-row table:style-name="ro1">
          <table:table-cell office:value-type="time" office:time-value="PT14H43M40.063S" calcext:value-type="time">
            <text:p>14:43:40.0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5899578" calcext:value-type="float">
            <text:p>-5.90E-07</text:p>
          </table:table-cell>
          <table:table-cell table:formula="of:=[.C216]*10^9" office:value-type="float" office:value="-589.9578" calcext:value-type="float">
            <text:p>-589.9578</text:p>
          </table:table-cell>
          <table:table-cell table:formula="of:=[.$N$1]*[.D216]" office:value-type="float" office:value="-495.288251185969" calcext:value-type="float">
            <text:p>-495.288251185969</text:p>
          </table:table-cell>
          <table:table-cell table:number-columns-repeated="9"/>
        </table:table-row>
        <table:table-row table:style-name="ro1">
          <table:table-cell office:value-type="time" office:time-value="PT14H43M40.447S" calcext:value-type="time">
            <text:p>14:43:40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5901095" calcext:value-type="float">
            <text:p>-5.90E-07</text:p>
          </table:table-cell>
          <table:table-cell table:formula="of:=[.C217]*10^9" office:value-type="float" office:value="-590.1095" calcext:value-type="float">
            <text:p>-590.1095</text:p>
          </table:table-cell>
          <table:table-cell table:formula="of:=[.$N$1]*[.D217]" office:value-type="float" office:value="-495.415608138797" calcext:value-type="float">
            <text:p>-495.415608138797</text:p>
          </table:table-cell>
          <table:table-cell table:number-columns-repeated="9"/>
        </table:table-row>
        <table:table-row table:style-name="ro1">
          <table:table-cell office:value-type="time" office:time-value="PT14H43M40.831S" calcext:value-type="time">
            <text:p>14:43:40.83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5905588" calcext:value-type="float">
            <text:p>-5.91E-07</text:p>
          </table:table-cell>
          <table:table-cell table:formula="of:=[.C218]*10^9" office:value-type="float" office:value="-590.5588" calcext:value-type="float">
            <text:p>-590.5588</text:p>
          </table:table-cell>
          <table:table-cell table:formula="of:=[.$N$1]*[.D218]" office:value-type="float" office:value="-495.792809713651" calcext:value-type="float">
            <text:p>-495.792809713651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45040866868545" calcext:value-type="float">
            <text:p>0.034504086686855</text:p>
          </table:table-cell>
          <table:table-cell office:value-type="float" office:value="0.05" calcext:value-type="float">
            <text:p>0.05</text:p>
          </table:table-cell>
          <table:table-cell office:value-type="float" office:value="0.115852265220012" calcext:value-type="float">
            <text:p>0.1158522652200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299107716790324" calcext:value-type="float">
            <text:p>-0.029910771679032</text:p>
          </table:table-cell>
          <table:table-cell office:value-type="float" office:value="0.05" calcext:value-type="float">
            <text:p>0.05</text:p>
          </table:table-cell>
          <table:table-cell office:value-type="float" office:value="0.111976913738048" calcext:value-type="float">
            <text:p>0.1119769137380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709768560897575" calcext:value-type="float">
            <text:p>-0.0709768560897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72509435988" calcext:value-type="float">
            <text:p>0.1064725094359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15387207170903" calcext:value-type="float">
            <text:p>-0.115387207170903</text:p>
          </table:table-cell>
          <table:table-cell office:value-type="float" office:value="0.05" calcext:value-type="float">
            <text:p>0.05</text:p>
          </table:table-cell>
          <table:table-cell office:value-type="float" office:value="0.057313626531104" calcext:value-type="float">
            <text:p>0.0573136265311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43259371100802" calcext:value-type="float">
            <text:p>-0.143259371100802</text:p>
          </table:table-cell>
          <table:table-cell office:value-type="float" office:value="0.05" calcext:value-type="float">
            <text:p>0.05</text:p>
          </table:table-cell>
          <table:table-cell office:value-type="float" office:value="0.113204227619188" calcext:value-type="float">
            <text:p>0.1132042276191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0563821372088" calcext:value-type="float">
            <text:p>-0.140563821372088</text:p>
          </table:table-cell>
          <table:table-cell office:value-type="float" office:value="0.05" calcext:value-type="float">
            <text:p>0.05</text:p>
          </table:table-cell>
          <table:table-cell office:value-type="float" office:value="0.141329867110079" calcext:value-type="float">
            <text:p>0.1413298671100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91186394847479" calcext:value-type="float">
            <text:p>-0.191186394847479</text:p>
          </table:table-cell>
          <table:table-cell office:value-type="float" office:value="0.05" calcext:value-type="float">
            <text:p>0.05</text:p>
          </table:table-cell>
          <table:table-cell office:value-type="float" office:value="0.118360846466213" calcext:value-type="float">
            <text:p>0.1183608464662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4055170980424" calcext:value-type="float">
            <text:p>-0.1740551709804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51149470963367" calcext:value-type="float">
            <text:p>0.095114947096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84082614915139" calcext:value-type="float">
            <text:p>-0.18408261491513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9563260051996" calcext:value-type="float">
            <text:p>0.09695632600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16168760927857" calcext:value-type="float">
            <text:p>-0.2161687609278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1475223397333" calcext:value-type="float">
            <text:p>0.1014752233973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196065949226082" calcext:value-type="float">
            <text:p>-0.19606594922608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002927336459" calcext:value-type="float">
            <text:p>0.106002927336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06553169543653" calcext:value-type="float">
            <text:p>-0.206553169543653</text:p>
          </table:table-cell>
          <table:table-cell office:value-type="float" office:value="0.05" calcext:value-type="float">
            <text:p>0.05</text:p>
          </table:table-cell>
          <table:table-cell office:value-type="float" office:value="0.101502376966466" calcext:value-type="float">
            <text:p>0.1015023769664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70115019337173" calcext:value-type="float">
            <text:p>-0.270115019337173</text:p>
          </table:table-cell>
          <table:table-cell office:value-type="float" office:value="0.05" calcext:value-type="float">
            <text:p>0.05</text:p>
          </table:table-cell>
          <table:table-cell office:value-type="float" office:value="0.109691517079307" calcext:value-type="float">
            <text:p>0.10969151707930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68749168663316" calcext:value-type="float">
            <text:p>-0.268749168663316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428261592007" calcext:value-type="float">
            <text:p>0.0964428261592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73478020889424" calcext:value-type="float">
            <text:p>-0.2734780208894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50280741617862" calcext:value-type="float">
            <text:p>0.0950280741617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4922988514809" calcext:value-type="float">
            <text:p>-0.24922988514809</text:p>
          </table:table-cell>
          <table:table-cell office:value-type="float" office:value="0.05" calcext:value-type="float">
            <text:p>0.05</text:p>
          </table:table-cell>
          <table:table-cell office:value-type="float" office:value="0.0505579956056529" calcext:value-type="float">
            <text:p>0.0505579956056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56065722640062" calcext:value-type="float">
            <text:p>-0.2560657226400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094220664834" calcext:value-type="float">
            <text:p>0.100942206648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06751454188559" calcext:value-type="float">
            <text:p>-0.3067514541885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469694097654" calcext:value-type="float">
            <text:p>0.0996469694097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14520603447487" calcext:value-type="float">
            <text:p>-0.314520603447487</text:p>
          </table:table-cell>
          <table:table-cell office:value-type="float" office:value="0.05" calcext:value-type="float">
            <text:p>0.05</text:p>
          </table:table-cell>
          <table:table-cell office:value-type="float" office:value="0.0889205262768768" calcext:value-type="float">
            <text:p>0.0889205262768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97190994518378" calcext:value-type="float">
            <text:p>-0.2971909945183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8463822783" calcext:value-type="float">
            <text:p>0.1084638227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44232537921705" calcext:value-type="float">
            <text:p>-0.34423253792170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7375920310538" calcext:value-type="float">
            <text:p>0.0877375920310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23244219474082" calcext:value-type="float">
            <text:p>-0.323244219474082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230124603444" calcext:value-type="float">
            <text:p>0.0873230124603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55975659014741" calcext:value-type="float">
            <text:p>-0.355975659014741</text:p>
          </table:table-cell>
          <table:table-cell office:value-type="float" office:value="0.05" calcext:value-type="float">
            <text:p>0.05</text:p>
          </table:table-cell>
          <table:table-cell office:value-type="float" office:value="0.0916458058798885" calcext:value-type="float">
            <text:p>0.0916458058798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95302838340389" calcext:value-type="float">
            <text:p>-0.3953028383403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50426664848" calcext:value-type="float">
            <text:p>0.1055504266648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54143078200383" calcext:value-type="float">
            <text:p>-0.354143078200383</text:p>
          </table:table-cell>
          <table:table-cell office:value-type="float" office:value="0.05" calcext:value-type="float">
            <text:p>0.05</text:p>
          </table:table-cell>
          <table:table-cell office:value-type="float" office:value="0.10320778915137" calcext:value-type="float">
            <text:p>0.103207789151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00731571256961" calcext:value-type="float">
            <text:p>-0.400731571256961</text:p>
          </table:table-cell>
          <table:table-cell office:value-type="float" office:value="0.05" calcext:value-type="float">
            <text:p>0.05</text:p>
          </table:table-cell>
          <table:table-cell office:value-type="float" office:value="0.105140895578443" calcext:value-type="float">
            <text:p>0.1051408955784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06194841939904" calcext:value-type="float">
            <text:p>-0.406194841939904</text:p>
          </table:table-cell>
          <table:table-cell office:value-type="float" office:value="0.05" calcext:value-type="float">
            <text:p>0.05</text:p>
          </table:table-cell>
          <table:table-cell office:value-type="float" office:value="0.094005215775539" calcext:value-type="float">
            <text:p>0.0940052157755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36276906418769" calcext:value-type="float">
            <text:p>-0.4362769064187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2120136186741" calcext:value-type="float">
            <text:p>0.1021201361867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80868232095392" calcext:value-type="float">
            <text:p>-0.480868232095392</text:p>
          </table:table-cell>
          <table:table-cell office:value-type="float" office:value="0.05" calcext:value-type="float">
            <text:p>0.05</text:p>
          </table:table-cell>
          <table:table-cell office:value-type="float" office:value="0.0665281563440841" calcext:value-type="float">
            <text:p>0.066528156344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53743381184166" calcext:value-type="float">
            <text:p>-0.553743381184166</text:p>
          </table:table-cell>
          <table:table-cell office:value-type="float" office:value="0.05" calcext:value-type="float">
            <text:p>0.05</text:p>
          </table:table-cell>
          <table:table-cell office:value-type="float" office:value="0.111260449637297" calcext:value-type="float">
            <text:p>0.1112604496372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33090640365785" calcext:value-type="float">
            <text:p>-0.63309064036578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7595799211234" calcext:value-type="float">
            <text:p>0.0867595799211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766068450098989" calcext:value-type="float">
            <text:p>-0.766068450098989</text:p>
          </table:table-cell>
          <table:table-cell office:value-type="float" office:value="0.05" calcext:value-type="float">
            <text:p>0.05</text:p>
          </table:table-cell>
          <table:table-cell office:value-type="float" office:value="0.0827313995951242" calcext:value-type="float">
            <text:p>0.0827313995951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04382799890931" calcext:value-type="float">
            <text:p>-1.04382799890931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323028050873" calcext:value-type="float">
            <text:p>0.0974323028050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.7849008750788" calcext:value-type="float">
            <text:p>-1.7849008750788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02595171689" calcext:value-type="float">
            <text:p>0.1026025951716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.43557145547198" calcext:value-type="float">
            <text:p>-3.43557145547198</text:p>
          </table:table-cell>
          <table:table-cell office:value-type="float" office:value="0.05" calcext:value-type="float">
            <text:p>0.05</text:p>
          </table:table-cell>
          <table:table-cell office:value-type="float" office:value="0.112786606908445" calcext:value-type="float">
            <text:p>0.112786606908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7.49386609931914" calcext:value-type="float">
            <text:p>-7.493866099319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8054524111116" calcext:value-type="float">
            <text:p>0.1180545241111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7.0656565660984" calcext:value-type="float">
            <text:p>-17.0656565660984</text:p>
          </table:table-cell>
          <table:table-cell office:value-type="float" office:value="0.05" calcext:value-type="float">
            <text:p>0.05</text:p>
          </table:table-cell>
          <table:table-cell office:value-type="float" office:value="0.172224996065912" calcext:value-type="float">
            <text:p>0.1722249960659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7.4644237575461" calcext:value-type="float">
            <text:p>-37.4644237575461</text:p>
          </table:table-cell>
          <table:table-cell office:value-type="float" office:value="0.05" calcext:value-type="float">
            <text:p>0.05</text:p>
          </table:table-cell>
          <table:table-cell office:value-type="float" office:value="0.286713907198062" calcext:value-type="float">
            <text:p>0.2867139071980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75.4842537420383" calcext:value-type="float">
            <text:p>-75.4842537420383</text:p>
          </table:table-cell>
          <table:table-cell office:value-type="float" office:value="0.05" calcext:value-type="float">
            <text:p>0.05</text:p>
          </table:table-cell>
          <table:table-cell office:value-type="float" office:value="0.545268553560009" calcext:value-type="float">
            <text:p>0.5452685535600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35.441476231811" calcext:value-type="float">
            <text:p>-135.441476231811</text:p>
          </table:table-cell>
          <table:table-cell office:value-type="float" office:value="0.05" calcext:value-type="float">
            <text:p>0.05</text:p>
          </table:table-cell>
          <table:table-cell office:value-type="float" office:value="0.975578343434342" calcext:value-type="float">
            <text:p>0.9755783434343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17.167732404509" calcext:value-type="float">
            <text:p>-217.167732404509</text:p>
          </table:table-cell>
          <table:table-cell office:value-type="float" office:value="0.05" calcext:value-type="float">
            <text:p>0.05</text:p>
          </table:table-cell>
          <table:table-cell office:value-type="float" office:value="1.56384757866168" calcext:value-type="float">
            <text:p>1.563847578661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17.47227059823" calcext:value-type="float">
            <text:p>-317.47227059823</text:p>
          </table:table-cell>
          <table:table-cell office:value-type="float" office:value="0.05" calcext:value-type="float">
            <text:p>0.05</text:p>
          </table:table-cell>
          <table:table-cell office:value-type="float" office:value="2.27968591066643" calcext:value-type="float">
            <text:p>2.279685910666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31.056687222158" calcext:value-type="float">
            <text:p>-431.056687222158</text:p>
          </table:table-cell>
          <table:table-cell office:value-type="float" office:value="0.05" calcext:value-type="float">
            <text:p>0.05</text:p>
          </table:table-cell>
          <table:table-cell office:value-type="float" office:value="3.1055143025017" calcext:value-type="float">
            <text:p>3.1055143025017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72867989167746" calcext:value-type="float">
            <text:p>0.0472867989167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8488647929632" calcext:value-type="float">
            <text:p>0.1084886479296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4539007299895" calcext:value-type="float">
            <text:p>-0.04539007299895</text:p>
          </table:table-cell>
          <table:table-cell office:value-type="float" office:value="0.05" calcext:value-type="float">
            <text:p>0.05</text:p>
          </table:table-cell>
          <table:table-cell office:value-type="float" office:value="0.0642877508164159" calcext:value-type="float">
            <text:p>0.0642877508164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19345992617016" calcext:value-type="float">
            <text:p>-0.0919345992617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5821137281131" calcext:value-type="float">
            <text:p>0.0958211372811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32691478835068" calcext:value-type="float">
            <text:p>-0.132691478835068</text:p>
          </table:table-cell>
          <table:table-cell office:value-type="float" office:value="0.05" calcext:value-type="float">
            <text:p>0.05</text:p>
          </table:table-cell>
          <table:table-cell office:value-type="float" office:value="0.114521235428302" calcext:value-type="float">
            <text:p>0.1145212354283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06859777257703" calcext:value-type="float">
            <text:p>-0.106859777257703</text:p>
          </table:table-cell>
          <table:table-cell office:value-type="float" office:value="0.05" calcext:value-type="float">
            <text:p>0.05</text:p>
          </table:table-cell>
          <table:table-cell office:value-type="float" office:value="0.0500055953050132" calcext:value-type="float">
            <text:p>0.0500055953050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29609945060995" calcext:value-type="float">
            <text:p>-0.1296099450609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7994181654065" calcext:value-type="float">
            <text:p>0.1179941816540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844685552445" calcext:value-type="float">
            <text:p>-0.1844685552445</text:p>
          </table:table-cell>
          <table:table-cell office:value-type="float" office:value="0.05" calcext:value-type="float">
            <text:p>0.05</text:p>
          </table:table-cell>
          <table:table-cell office:value-type="float" office:value="0.112639893550563" calcext:value-type="float">
            <text:p>0.1126398935505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61324520125248" calcext:value-type="float">
            <text:p>-0.1613245201252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411064737281" calcext:value-type="float">
            <text:p>0.0956411064737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46979578253534" calcext:value-type="float">
            <text:p>-0.146979578253534</text:p>
          </table:table-cell>
          <table:table-cell office:value-type="float" office:value="0.05" calcext:value-type="float">
            <text:p>0.05</text:p>
          </table:table-cell>
          <table:table-cell office:value-type="float" office:value="0.0709665726036519" calcext:value-type="float">
            <text:p>0.0709665726036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47863998392471" calcext:value-type="float">
            <text:p>-0.247863998392471</text:p>
          </table:table-cell>
          <table:table-cell office:value-type="float" office:value="0.05" calcext:value-type="float">
            <text:p>0.05</text:p>
          </table:table-cell>
          <table:table-cell office:value-type="float" office:value="0.121907427680653" calcext:value-type="float">
            <text:p>0.1219074276806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40581184950951" calcext:value-type="float">
            <text:p>-0.24058118495095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61892910661" calcext:value-type="float">
            <text:p>0.100618929106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0974724903802" calcext:value-type="float">
            <text:p>-0.220974724903802</text:p>
          </table:table-cell>
          <table:table-cell office:value-type="float" office:value="0.05" calcext:value-type="float">
            <text:p>0.05</text:p>
          </table:table-cell>
          <table:table-cell office:value-type="float" office:value="0.125189205328825" calcext:value-type="float">
            <text:p>0.1251892053288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01041271096041" calcext:value-type="float">
            <text:p>-0.301041271096041</text:p>
          </table:table-cell>
          <table:table-cell office:value-type="float" office:value="0.05" calcext:value-type="float">
            <text:p>0.05</text:p>
          </table:table-cell>
          <table:table-cell office:value-type="float" office:value="0.114165156770075" calcext:value-type="float">
            <text:p>0.1141651567700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51692786795517" calcext:value-type="float">
            <text:p>-0.251692786795517</text:p>
          </table:table-cell>
          <table:table-cell office:value-type="float" office:value="0.05" calcext:value-type="float">
            <text:p>0.05</text:p>
          </table:table-cell>
          <table:table-cell office:value-type="float" office:value="0.109319456557929" calcext:value-type="float">
            <text:p>0.1093194565579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66321566411471" calcext:value-type="float">
            <text:p>-0.266321566411471</text:p>
          </table:table-cell>
          <table:table-cell office:value-type="float" office:value="0.05" calcext:value-type="float">
            <text:p>0.05</text:p>
          </table:table-cell>
          <table:table-cell office:value-type="float" office:value="0.0929894026592792" calcext:value-type="float">
            <text:p>0.0929894026592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78402514434535" calcext:value-type="float">
            <text:p>-0.278402514434535</text:p>
          </table:table-cell>
          <table:table-cell office:value-type="float" office:value="0.05" calcext:value-type="float">
            <text:p>0.05</text:p>
          </table:table-cell>
          <table:table-cell office:value-type="float" office:value="0.0924007109611292" calcext:value-type="float">
            <text:p>0.0924007109611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10062191230886" calcext:value-type="float">
            <text:p>-0.310062191230886</text:p>
          </table:table-cell>
          <table:table-cell office:value-type="float" office:value="0.05" calcext:value-type="float">
            <text:p>0.05</text:p>
          </table:table-cell>
          <table:table-cell office:value-type="float" office:value="0.0769259637998337" calcext:value-type="float">
            <text:p>0.07692596379983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78395623229626" calcext:value-type="float">
            <text:p>-0.278395623229626</text:p>
          </table:table-cell>
          <table:table-cell office:value-type="float" office:value="0.05" calcext:value-type="float">
            <text:p>0.05</text:p>
          </table:table-cell>
          <table:table-cell office:value-type="float" office:value="0.0914501369793101" calcext:value-type="float">
            <text:p>0.091450136979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15289086927547" calcext:value-type="float">
            <text:p>-0.315289086927547</text:p>
          </table:table-cell>
          <table:table-cell office:value-type="float" office:value="0.05" calcext:value-type="float">
            <text:p>0.05</text:p>
          </table:table-cell>
          <table:table-cell office:value-type="float" office:value="0.0877408367449993" calcext:value-type="float">
            <text:p>0.087740836744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06088279711892" calcext:value-type="float">
            <text:p>-0.306088279711892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50833640076" calcext:value-type="float">
            <text:p>0.1034508336400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5356067508939" calcext:value-type="float">
            <text:p>-0.35356067508939</text:p>
          </table:table-cell>
          <table:table-cell office:value-type="float" office:value="0.05" calcext:value-type="float">
            <text:p>0.05</text:p>
          </table:table-cell>
          <table:table-cell office:value-type="float" office:value="0.058525520824879" calcext:value-type="float">
            <text:p>0.0585255208248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283608703225624" calcext:value-type="float">
            <text:p>-0.2836087032256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3331002378861" calcext:value-type="float">
            <text:p>0.0963331002378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37353293541089" calcext:value-type="float">
            <text:p>-0.337353293541089</text:p>
          </table:table-cell>
          <table:table-cell office:value-type="float" office:value="0.05" calcext:value-type="float">
            <text:p>0.05</text:p>
          </table:table-cell>
          <table:table-cell office:value-type="float" office:value="0.12080980915839" calcext:value-type="float">
            <text:p>0.1208098091583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50638970662033" calcext:value-type="float">
            <text:p>-0.350638970662033</text:p>
          </table:table-cell>
          <table:table-cell office:value-type="float" office:value="0.05" calcext:value-type="float">
            <text:p>0.05</text:p>
          </table:table-cell>
          <table:table-cell office:value-type="float" office:value="0.11873796387951" calcext:value-type="float">
            <text:p>0.118737963879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75458693804827" calcext:value-type="float">
            <text:p>-0.375458693804827</text:p>
          </table:table-cell>
          <table:table-cell office:value-type="float" office:value="0.05" calcext:value-type="float">
            <text:p>0.05</text:p>
          </table:table-cell>
          <table:table-cell office:value-type="float" office:value="0.0781218832436711" calcext:value-type="float">
            <text:p>0.0781218832436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88771819227451" calcext:value-type="float">
            <text:p>-0.388771819227451</text:p>
          </table:table-cell>
          <table:table-cell office:value-type="float" office:value="0.05" calcext:value-type="float">
            <text:p>0.05</text:p>
          </table:table-cell>
          <table:table-cell office:value-type="float" office:value="0.0984398811499549" calcext:value-type="float">
            <text:p>0.098439881149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15834562986562" calcext:value-type="float">
            <text:p>-0.41583456298656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5438527912325" calcext:value-type="float">
            <text:p>0.0815438527912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32255954731773" calcext:value-type="float">
            <text:p>-0.432255954731773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83740288249" calcext:value-type="float">
            <text:p>0.0936837402882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82629397567323" calcext:value-type="float">
            <text:p>-0.48262939756732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4074826119" calcext:value-type="float">
            <text:p>0.105040748261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25137661887531" calcext:value-type="float">
            <text:p>-0.525137661887531</text:p>
          </table:table-cell>
          <table:table-cell office:value-type="float" office:value="0.05" calcext:value-type="float">
            <text:p>0.05</text:p>
          </table:table-cell>
          <table:table-cell office:value-type="float" office:value="0.116151333651243" calcext:value-type="float">
            <text:p>0.1161513336512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06284213026958" calcext:value-type="float">
            <text:p>-0.606284213026958</text:p>
          </table:table-cell>
          <table:table-cell office:value-type="float" office:value="0.05" calcext:value-type="float">
            <text:p>0.05</text:p>
          </table:table-cell>
          <table:table-cell office:value-type="float" office:value="0.0888568237675275" calcext:value-type="float">
            <text:p>0.088856823767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826628159645636" calcext:value-type="float">
            <text:p>-0.826628159645636</text:p>
          </table:table-cell>
          <table:table-cell office:value-type="float" office:value="0.05" calcext:value-type="float">
            <text:p>0.05</text:p>
          </table:table-cell>
          <table:table-cell office:value-type="float" office:value="0.0745687773070255" calcext:value-type="float">
            <text:p>0.0745687773070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10850573893267" calcext:value-type="float">
            <text:p>-1.108505738932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94001308834296" calcext:value-type="float">
            <text:p>0.099400130883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.96949321322062" calcext:value-type="float">
            <text:p>-1.969493213220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3801818590778" calcext:value-type="float">
            <text:p>0.10380181859077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4.01021884742978" calcext:value-type="float">
            <text:p>-4.0102188474297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2287402326082" calcext:value-type="float">
            <text:p>0.0992287402326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8.9306586668695" calcext:value-type="float">
            <text:p>-8.9306586668695</text:p>
          </table:table-cell>
          <table:table-cell office:value-type="float" office:value="0.05" calcext:value-type="float">
            <text:p>0.05</text:p>
          </table:table-cell>
          <table:table-cell office:value-type="float" office:value="0.134995712668025" calcext:value-type="float">
            <text:p>0.1349957126680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0.4140060609098" calcext:value-type="float">
            <text:p>-20.4140060609098</text:p>
          </table:table-cell>
          <table:table-cell office:value-type="float" office:value="0.05" calcext:value-type="float">
            <text:p>0.05</text:p>
          </table:table-cell>
          <table:table-cell office:value-type="float" office:value="0.17051337531229" calcext:value-type="float">
            <text:p>0.170513375312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44.4382078431465" calcext:value-type="float">
            <text:p>-44.4382078431465</text:p>
          </table:table-cell>
          <table:table-cell office:value-type="float" office:value="0.05" calcext:value-type="float">
            <text:p>0.05</text:p>
          </table:table-cell>
          <table:table-cell office:value-type="float" office:value="0.334380610404677" calcext:value-type="float">
            <text:p>0.3343806104046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87.7691488661561" calcext:value-type="float">
            <text:p>-87.7691488661561</text:p>
          </table:table-cell>
          <table:table-cell office:value-type="float" office:value="0.05" calcext:value-type="float">
            <text:p>0.05</text:p>
          </table:table-cell>
          <table:table-cell office:value-type="float" office:value="0.644743501982627" calcext:value-type="float">
            <text:p>0.6447435019826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53.645039607707" calcext:value-type="float">
            <text:p>-153.645039607707</text:p>
          </table:table-cell>
          <table:table-cell office:value-type="float" office:value="0.05" calcext:value-type="float">
            <text:p>0.05</text:p>
          </table:table-cell>
          <table:table-cell office:value-type="float" office:value="1.12008822162653" calcext:value-type="float">
            <text:p>1.120088221626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40.945303567842" calcext:value-type="float">
            <text:p>-240.945303567842</text:p>
          </table:table-cell>
          <table:table-cell office:value-type="float" office:value="0.05" calcext:value-type="float">
            <text:p>0.05</text:p>
          </table:table-cell>
          <table:table-cell office:value-type="float" office:value="1.74954430042777" calcext:value-type="float">
            <text:p>1.749544300427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45.927733508579" calcext:value-type="float">
            <text:p>-345.927733508579</text:p>
          </table:table-cell>
          <table:table-cell office:value-type="float" office:value="0.05" calcext:value-type="float">
            <text:p>0.05</text:p>
          </table:table-cell>
          <table:table-cell office:value-type="float" office:value="2.51743844703735" calcext:value-type="float">
            <text:p>2.517438447037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63.291411539459" calcext:value-type="float">
            <text:p>-463.291411539459</text:p>
          </table:table-cell>
          <table:table-cell office:value-type="float" office:value="0.05" calcext:value-type="float">
            <text:p>0.05</text:p>
          </table:table-cell>
          <table:table-cell office:value-type="float" office:value="3.35794104735772" calcext:value-type="float">
            <text:p>3.35794104735772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6075527867679" calcext:value-type="float">
            <text:p>0.116075527867679</text:p>
          </table:table-cell>
          <table:table-cell office:value-type="float" office:value="0.05" calcext:value-type="float">
            <text:p>0.05</text:p>
          </table:table-cell>
          <table:table-cell office:value-type="float" office:value="0.126147631888688" calcext:value-type="float">
            <text:p>0.1261476318886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922773255796644" calcext:value-type="float">
            <text:p>-0.092277325579665</text:p>
          </table:table-cell>
          <table:table-cell office:value-type="float" office:value="0.05" calcext:value-type="float">
            <text:p>0.05</text:p>
          </table:table-cell>
          <table:table-cell office:value-type="float" office:value="0.130006126293686" calcext:value-type="float">
            <text:p>0.1300061262936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38031750679799" calcext:value-type="float">
            <text:p>-0.1380317506797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730633888627" calcext:value-type="float">
            <text:p>0.0996730633888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26675441174804" calcext:value-type="float">
            <text:p>-0.1266754411748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5290155908564" calcext:value-type="float">
            <text:p>0.0652901559085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18756521852109" calcext:value-type="float">
            <text:p>-0.118756521852109</text:p>
          </table:table-cell>
          <table:table-cell office:value-type="float" office:value="0.05" calcext:value-type="float">
            <text:p>0.05</text:p>
          </table:table-cell>
          <table:table-cell office:value-type="float" office:value="0.107118937181148" calcext:value-type="float">
            <text:p>0.1071189371811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6955553285058" calcext:value-type="float">
            <text:p>-0.16955553285058</text:p>
          </table:table-cell>
          <table:table-cell office:value-type="float" office:value="0.05" calcext:value-type="float">
            <text:p>0.05</text:p>
          </table:table-cell>
          <table:table-cell office:value-type="float" office:value="0.127553045525496" calcext:value-type="float">
            <text:p>0.1275530455254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56251070315521" calcext:value-type="float">
            <text:p>-0.1562510703155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04911073642" calcext:value-type="float">
            <text:p>0.0974049110736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56977068751045" calcext:value-type="float">
            <text:p>-0.156977068751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84596931092624" calcext:value-type="float">
            <text:p>0.0984596931092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81824725911626" calcext:value-type="float">
            <text:p>-0.181824725911626</text:p>
          </table:table-cell>
          <table:table-cell office:value-type="float" office:value="0.05" calcext:value-type="float">
            <text:p>0.05</text:p>
          </table:table-cell>
          <table:table-cell office:value-type="float" office:value="0.0553767585011074" calcext:value-type="float">
            <text:p>0.0553767585011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17168589033367" calcext:value-type="float">
            <text:p>-0.2171685890333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42478041277867" calcext:value-type="float">
            <text:p>0.0642478041277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0546423488807" calcext:value-type="float">
            <text:p>-0.205464234888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3443007751997" calcext:value-type="float">
            <text:p>0.1134430077519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00561863638068" calcext:value-type="float">
            <text:p>-0.20056186363806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50193005238" calcext:value-type="float">
            <text:p>0.1052501930052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90195804572609" calcext:value-type="float">
            <text:p>-0.290195804572609</text:p>
          </table:table-cell>
          <table:table-cell office:value-type="float" office:value="0.05" calcext:value-type="float">
            <text:p>0.05</text:p>
          </table:table-cell>
          <table:table-cell office:value-type="float" office:value="0.104044735517442" calcext:value-type="float">
            <text:p>0.1040447355174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8374981332431" calcext:value-type="float">
            <text:p>-0.28374981332431</text:p>
          </table:table-cell>
          <table:table-cell office:value-type="float" office:value="0.05" calcext:value-type="float">
            <text:p>0.05</text:p>
          </table:table-cell>
          <table:table-cell office:value-type="float" office:value="0.0996618128195085" calcext:value-type="float">
            <text:p>0.0996618128195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55068607781691" calcext:value-type="float">
            <text:p>-0.2550686077816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4845840142529" calcext:value-type="float">
            <text:p>0.1048458401425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62673673230471" calcext:value-type="float">
            <text:p>-0.262673673230471</text:p>
          </table:table-cell>
          <table:table-cell office:value-type="float" office:value="0.05" calcext:value-type="float">
            <text:p>0.05</text:p>
          </table:table-cell>
          <table:table-cell office:value-type="float" office:value="0.0946617382108707" calcext:value-type="float">
            <text:p>0.0946617382108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86682935456882" calcext:value-type="float">
            <text:p>-0.2866829354568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92665942153957" calcext:value-type="float">
            <text:p>0.0992665942153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55249845876459" calcext:value-type="float">
            <text:p>-0.255249845876459</text:p>
          </table:table-cell>
          <table:table-cell office:value-type="float" office:value="0.05" calcext:value-type="float">
            <text:p>0.05</text:p>
          </table:table-cell>
          <table:table-cell office:value-type="float" office:value="0.125524408904925" calcext:value-type="float">
            <text:p>0.1255244089049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73958691385959" calcext:value-type="float">
            <text:p>-0.273958691385959</text:p>
          </table:table-cell>
          <table:table-cell office:value-type="float" office:value="0.05" calcext:value-type="float">
            <text:p>0.05</text:p>
          </table:table-cell>
          <table:table-cell office:value-type="float" office:value="0.120221127470789" calcext:value-type="float">
            <text:p>0.1202211274707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268211308013243" calcext:value-type="float">
            <text:p>-0.268211308013243</text:p>
          </table:table-cell>
          <table:table-cell office:value-type="float" office:value="0.05" calcext:value-type="float">
            <text:p>0.05</text:p>
          </table:table-cell>
          <table:table-cell office:value-type="float" office:value="0.119297114601152" calcext:value-type="float">
            <text:p>0.1192971146011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31189245628673" calcext:value-type="float">
            <text:p>-0.331189245628673</text:p>
          </table:table-cell>
          <table:table-cell office:value-type="float" office:value="0.05" calcext:value-type="float">
            <text:p>0.05</text:p>
          </table:table-cell>
          <table:table-cell office:value-type="float" office:value="0.0985271200310996" calcext:value-type="float">
            <text:p>0.09852712003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16565645130081" calcext:value-type="float">
            <text:p>-0.316565645130081</text:p>
          </table:table-cell>
          <table:table-cell office:value-type="float" office:value="0.05" calcext:value-type="float">
            <text:p>0.05</text:p>
          </table:table-cell>
          <table:table-cell office:value-type="float" office:value="0.111331643226983" calcext:value-type="float">
            <text:p>0.1113316432269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46972121815343" calcext:value-type="float">
            <text:p>-0.346972121815343</text:p>
          </table:table-cell>
          <table:table-cell office:value-type="float" office:value="0.05" calcext:value-type="float">
            <text:p>0.05</text:p>
          </table:table-cell>
          <table:table-cell office:value-type="float" office:value="0.106750070522091" calcext:value-type="float">
            <text:p>0.1067500705220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51155306589711" calcext:value-type="float">
            <text:p>-0.351155306589711</text:p>
          </table:table-cell>
          <table:table-cell office:value-type="float" office:value="0.05" calcext:value-type="float">
            <text:p>0.05</text:p>
          </table:table-cell>
          <table:table-cell office:value-type="float" office:value="0.0896664117449547" calcext:value-type="float">
            <text:p>0.089666411744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33521716439754" calcext:value-type="float">
            <text:p>-0.333521716439754</text:p>
          </table:table-cell>
          <table:table-cell office:value-type="float" office:value="0.05" calcext:value-type="float">
            <text:p>0.05</text:p>
          </table:table-cell>
          <table:table-cell office:value-type="float" office:value="0.103553197184722" calcext:value-type="float">
            <text:p>0.1035531971847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00522186051087" calcext:value-type="float">
            <text:p>-0.400522186051087</text:p>
          </table:table-cell>
          <table:table-cell office:value-type="float" office:value="0.05" calcext:value-type="float">
            <text:p>0.05</text:p>
          </table:table-cell>
          <table:table-cell office:value-type="float" office:value="0.101177875387798" calcext:value-type="float">
            <text:p>0.1011778753877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377392501144896" calcext:value-type="float">
            <text:p>-0.377392501144896</text:p>
          </table:table-cell>
          <table:table-cell office:value-type="float" office:value="0.05" calcext:value-type="float">
            <text:p>0.05</text:p>
          </table:table-cell>
          <table:table-cell office:value-type="float" office:value="0.113818091120251" calcext:value-type="float">
            <text:p>0.1138180911202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4484658650278" calcext:value-type="float">
            <text:p>-0.444846586502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4146605736445" calcext:value-type="float">
            <text:p>0.1041466057364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62326559149583" calcext:value-type="float">
            <text:p>-0.462326559149583</text:p>
          </table:table-cell>
          <table:table-cell office:value-type="float" office:value="0.05" calcext:value-type="float">
            <text:p>0.05</text:p>
          </table:table-cell>
          <table:table-cell office:value-type="float" office:value="0.109717918562009" calcext:value-type="float">
            <text:p>0.1097179185620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51185595571277" calcext:value-type="float">
            <text:p>-0.551185595571277</text:p>
          </table:table-cell>
          <table:table-cell office:value-type="float" office:value="0.05" calcext:value-type="float">
            <text:p>0.05</text:p>
          </table:table-cell>
          <table:table-cell office:value-type="float" office:value="0.112347227234273" calcext:value-type="float">
            <text:p>0.1123472272342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44465018042565" calcext:value-type="float">
            <text:p>-0.644465018042565</text:p>
          </table:table-cell>
          <table:table-cell office:value-type="float" office:value="0.05" calcext:value-type="float">
            <text:p>0.05</text:p>
          </table:table-cell>
          <table:table-cell office:value-type="float" office:value="0.0961643384006399" calcext:value-type="float">
            <text:p>0.096164338400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847156605595816" calcext:value-type="float">
            <text:p>-0.847156605595816</text:p>
          </table:table-cell>
          <table:table-cell office:value-type="float" office:value="0.05" calcext:value-type="float">
            <text:p>0.05</text:p>
          </table:table-cell>
          <table:table-cell office:value-type="float" office:value="0.103942890522721" calcext:value-type="float">
            <text:p>0.1039428905227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.21868816831566" calcext:value-type="float">
            <text:p>-1.21868816831566</text:p>
          </table:table-cell>
          <table:table-cell office:value-type="float" office:value="0.05" calcext:value-type="float">
            <text:p>0.05</text:p>
          </table:table-cell>
          <table:table-cell office:value-type="float" office:value="0.0747980966145028" calcext:value-type="float">
            <text:p>0.074798096614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.23734717262218" calcext:value-type="float">
            <text:p>-2.23734717262218</text:p>
          </table:table-cell>
          <table:table-cell office:value-type="float" office:value="0.05" calcext:value-type="float">
            <text:p>0.05</text:p>
          </table:table-cell>
          <table:table-cell office:value-type="float" office:value="0.093758026940721" calcext:value-type="float">
            <text:p>0.0937580269407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4.64157913512789" calcext:value-type="float">
            <text:p>-4.64157913512789</text:p>
          </table:table-cell>
          <table:table-cell office:value-type="float" office:value="0.05" calcext:value-type="float">
            <text:p>0.05</text:p>
          </table:table-cell>
          <table:table-cell office:value-type="float" office:value="0.100807378570929" calcext:value-type="float">
            <text:p>0.1008073785709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0.5942279987229" calcext:value-type="float">
            <text:p>-10.5942279987229</text:p>
          </table:table-cell>
          <table:table-cell office:value-type="float" office:value="0.05" calcext:value-type="float">
            <text:p>0.05</text:p>
          </table:table-cell>
          <table:table-cell office:value-type="float" office:value="0.136507976834955" calcext:value-type="float">
            <text:p>0.136507976834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4.2234754457233" calcext:value-type="float">
            <text:p>-24.2234754457233</text:p>
          </table:table-cell>
          <table:table-cell office:value-type="float" office:value="0.05" calcext:value-type="float">
            <text:p>0.05</text:p>
          </table:table-cell>
          <table:table-cell office:value-type="float" office:value="0.205405820234118" calcext:value-type="float">
            <text:p>0.2054058202341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52.078172143416" calcext:value-type="float">
            <text:p>-52.078172143416</text:p>
          </table:table-cell>
          <table:table-cell office:value-type="float" office:value="0.05" calcext:value-type="float">
            <text:p>0.05</text:p>
          </table:table-cell>
          <table:table-cell office:value-type="float" office:value="0.393315960441415" calcext:value-type="float">
            <text:p>0.3933159604414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00.656084936638" calcext:value-type="float">
            <text:p>-100.656084936638</text:p>
          </table:table-cell>
          <table:table-cell office:value-type="float" office:value="0.05" calcext:value-type="float">
            <text:p>0.05</text:p>
          </table:table-cell>
          <table:table-cell office:value-type="float" office:value="0.740355423329602" calcext:value-type="float">
            <text:p>0.7403554233296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72.307106597481" calcext:value-type="float">
            <text:p>-172.307106597481</text:p>
          </table:table-cell>
          <table:table-cell office:value-type="float" office:value="0.05" calcext:value-type="float">
            <text:p>0.05</text:p>
          </table:table-cell>
          <table:table-cell office:value-type="float" office:value="1.26798872503748" calcext:value-type="float">
            <text:p>1.267988725037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64.958693712127" calcext:value-type="float">
            <text:p>-264.958693712127</text:p>
          </table:table-cell>
          <table:table-cell office:value-type="float" office:value="0.05" calcext:value-type="float">
            <text:p>0.05</text:p>
          </table:table-cell>
          <table:table-cell office:value-type="float" office:value="1.93907090356623" calcext:value-type="float">
            <text:p>1.939070903566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374.364159331443" calcext:value-type="float">
            <text:p>-374.364159331443</text:p>
          </table:table-cell>
          <table:table-cell office:value-type="float" office:value="0.05" calcext:value-type="float">
            <text:p>0.05</text:p>
          </table:table-cell>
          <table:table-cell office:value-type="float" office:value="2.73775739699683" calcext:value-type="float">
            <text:p>2.737757396996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495.363909779171" calcext:value-type="float">
            <text:p>-495.363909779171</text:p>
          </table:table-cell>
          <table:table-cell office:value-type="float" office:value="0.05" calcext:value-type="float">
            <text:p>0.05</text:p>
          </table:table-cell>
          <table:table-cell office:value-type="float" office:value="3.62956574448636" calcext:value-type="float">
            <text:p>3.62956574448636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46:58.33173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9T16:03:55.077056324</dc:date>
    <meta:editing-duration>PT1H49M18S</meta:editing-duration>
    <meta:editing-cycles>17</meta:editing-cycles>
    <meta:generator>LibreOffice/5.3.6.1$Linux_X86_64 LibreOffice_project/30$Build-1</meta:generator>
    <meta:document-statistic meta:table-count="4" meta:cell-count="1865" meta:object-count="0"/>
  </office:meta>
</office:document-meta>
</file>